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41.393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809-4872</text:p>
          </table:table-cell>
          <table:table-cell office:value-type="string">
            <text:p>CIÊNCIAS BIOLÓGICAS I <text:s text:c="28"/></text:p>
          </table:table-cell>
          <table:table-cell office:value-type="string">
            <text:p>@rquivos internacionais de otorrinolaring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63</text:p>
          </table:table-cell>
          <table:table-cell office:value-type="string">
            <text:p>CIÊNCIAS BIOLÓGICAS I <text:s text:c="28"/></text:p>
          </table:table-cell>
          <table:table-cell office:value-type="string">
            <text:p>A Hor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CIÊNCIAS BIOLÓGICAS I <text:s text:c="28"/></text:p>
          </table:table-cell>
          <table:table-cell office:value-type="string">
            <text:p>Ação Ambiental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3558</text:p>
          </table:table-cell>
          <table:table-cell office:value-type="string">
            <text:p>CIÊNCIAS BIOLÓGICAS I <text:s text:c="28"/></text:p>
          </table:table-cell>
          <table:table-cell office:value-type="string">
            <text:p>ACM Transactions on Applied Percep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8188</text:p>
          </table:table-cell>
          <table:table-cell office:value-type="string">
            <text:p>CIÊNCIAS BIOLÓGICAS I <text:s text:c="28"/></text:p>
          </table:table-cell>
          <table:table-cell office:value-type="string">
            <text:p>ACM Transactions on Information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1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Adria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Amazo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98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Ambiental Catar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27X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iochimica Polo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48X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iologica Colomb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3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iologica Hungaric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2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iológica Parana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2957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ioquímica Clínica Latin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otanica Brasí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88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otanica Croa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6495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otanica Hungarica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9506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otánica Malacit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5906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Botánica Venezué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3-6050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ars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8-1109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hiropter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irúrg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767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rystallographica. Section A, Foundations of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270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rystallographica. Section C, Crystal Structure Communications.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rystallographica. Section 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Crystallographica. Section F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Dermato-Venere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5429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Diabetolog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1036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entomologica Musei Nationalis Prag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4-9410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entomologica Serb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7-9546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Ethologica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749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Ethologic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Farmacéutica Bonaer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79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Haema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Histochem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9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Histochemica et Cytoche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Horticultur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Limnológica Brasilien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14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Neur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2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Neuropatholog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Oecologica (Montrou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70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OR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Ortopéd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Paediatrica (Os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56X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Paediatrica Scandinav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Parasit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1-40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Pharmacologica Si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88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Physiologiae Planta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7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Physi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Protozoologica (Dru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49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e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 (UEM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. Agronom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. Agronom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. Anim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36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Scientiarum. Zootechn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51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Theri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286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Toxicológica Argen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Trop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3X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Virologica (English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Zoologica (Stockhol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2-1657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Zoologica Lituanica (Spausdin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737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a Zoológica Mex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584</text:p>
          </table:table-cell>
          <table:table-cell office:value-type="string">
            <text:p>CIÊNCIAS BIOLÓGICAS I <text:s text:c="28"/></text:p>
          </table:table-cell>
          <table:table-cell office:value-type="string">
            <text:p>Actualidades Biolo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082</text:p>
          </table:table-cell>
          <table:table-cell office:value-type="string">
            <text:p>CIÊNCIAS BIOLÓGICAS I <text:s text:c="28"/></text:p>
          </table:table-cell>
          <table:table-cell office:value-type="string">
            <text:p>Addiction (Toron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09X</text:p>
          </table:table-cell>
          <table:table-cell office:value-type="string">
            <text:p>CIÊNCIAS BIOLÓGICAS I <text:s text:c="28"/></text:p>
          </table:table-cell>
          <table:table-cell office:value-type="string">
            <text:p>Advanced Drug Deliver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8280</text:p>
          </table:table-cell>
          <table:table-cell office:value-type="string">
            <text:p>CIÊNCIAS BIOLÓGICAS I <text:s text:c="28"/></text:p>
          </table:table-cell>
          <table:table-cell office:value-type="string">
            <text:p>Advances in Economic Botan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732</text:p>
          </table:table-cell>
          <table:table-cell office:value-type="string">
            <text:p>CIÊNCIAS BIOLÓGICAS I <text:s text:c="28"/></text:p>
          </table:table-cell>
          <table:table-cell office:value-type="string">
            <text:p>Advances in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046</text:p>
          </table:table-cell>
          <table:table-cell office:value-type="string">
            <text:p>CIÊNCIAS BIOLÓGICAS I <text:s text:c="28"/></text:p>
          </table:table-cell>
          <table:table-cell office:value-type="string">
            <text:p>Advances in Physiology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9917</text:p>
          </table:table-cell>
          <table:table-cell office:value-type="string">
            <text:p>CIÊNCIAS BIOLÓGICAS I <text:s text:c="28"/></text:p>
          </table:table-cell>
          <table:table-cell office:value-type="string">
            <text:p>Advances in Plant Phys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CIÊNCIAS BIOLÓGICAS I <text:s text:c="28"/></text:p>
          </table:table-cell>
          <table:table-cell office:value-type="string">
            <text:p>Advances in Spac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589</text:p>
          </table:table-cell>
          <table:table-cell office:value-type="string">
            <text:p>CIÊNCIAS BIOLÓGICAS I <text:s text:c="28"/></text:p>
          </table:table-cell>
          <table:table-cell office:value-type="string">
            <text:p>African Entom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8-5914</text:p>
          </table:table-cell>
          <table:table-cell office:value-type="string">
            <text:p>CIÊNCIAS BIOLÓGICAS I <text:s text:c="28"/></text:p>
          </table:table-cell>
          <table:table-cell office:value-type="string">
            <text:p>African Journal of Aquatic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CIÊNCIAS BIOLÓGICAS I <text:s text:c="28"/></text:p>
          </table:table-cell>
          <table:table-cell office:value-type="string">
            <text:p>African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232X</text:p>
          </table:table-cell>
          <table:table-cell office:value-type="string">
            <text:p>CIÊNCIAS BIOLÓGICAS I <text:s text:c="28"/></text:p>
          </table:table-cell>
          <table:table-cell office:value-type="string">
            <text:p>African Journal of Marin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550</text:p>
          </table:table-cell>
          <table:table-cell office:value-type="string">
            <text:p>CIÊNCIAS BIOLÓGICAS I <text:s text:c="28"/></text:p>
          </table:table-cell>
          <table:table-cell office:value-type="string">
            <text:p>Ágora (Campo Gran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ária (Recif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95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icultural and Forest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923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icultural and Forest Meteo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91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icultur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809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iculture, Ecosystems &amp;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3195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ociencia (Montecil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0839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ociencia (Montevide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366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oforestry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718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onomia (UFR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79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opecuária Catar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816</text:p>
          </table:table-cell>
          <table:table-cell office:value-type="string">
            <text:p>CIÊNCIAS BIOLÓGICAS I <text:s text:c="28"/></text:p>
          </table:table-cell>
          <table:table-cell office:value-type="string">
            <text:p>Agrotrópica (Itabu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CIÊNCIAS BIOLÓGICAS I <text:s text:c="28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CIÊNCIAS BIOLÓGICAS I <text:s text:c="28"/></text:p>
          </table:table-cell>
          <table:table-cell office:value-type="string">
            <text:p>AIDS Research and Human Retroviru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44</text:p>
          </table:table-cell>
          <table:table-cell office:value-type="string">
            <text:p>CIÊNCIAS BIOLÓGICAS I <text:s text:c="28"/></text:p>
          </table:table-cell>
          <table:table-cell office:value-type="string">
            <text:p>Alberto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1-5518</text:p>
          </table:table-cell>
          <table:table-cell office:value-type="string">
            <text:p>CIÊNCIAS BIOLÓGICAS I <text:s text:c="28"/></text:p>
          </table:table-cell>
          <table:table-cell office:value-type="string">
            <text:p>Alcheringa (Sydne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8329</text:p>
          </table:table-cell>
          <table:table-cell office:value-type="string">
            <text:p>CIÊNCIAS BIOLÓGICAS I <text:s text:c="28"/></text:p>
          </table:table-cell>
          <table:table-cell office:value-type="string">
            <text:p>Alcohol (Fayetteville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6008</text:p>
          </table:table-cell>
          <table:table-cell office:value-type="string">
            <text:p>CIÊNCIAS BIOLÓGICAS I <text:s text:c="28"/></text:p>
          </table:table-cell>
          <table:table-cell office:value-type="string">
            <text:p>Alcoholism, Clinical and Experim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682</text:p>
          </table:table-cell>
          <table:table-cell office:value-type="string">
            <text:p>CIÊNCIAS BIOLÓGICAS I <text:s text:c="28"/></text:p>
          </table:table-cell>
          <table:table-cell office:value-type="string">
            <text:p>Alimentos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275</text:p>
          </table:table-cell>
          <table:table-cell office:value-type="string">
            <text:p>CIÊNCIAS BIOLÓGICAS I <text:s text:c="28"/></text:p>
          </table:table-cell>
          <table:table-cell office:value-type="string">
            <text:p>Aliso (Rancho Santa Ana Botanic Gard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CIÊNCIAS BIOLÓGICAS I <text:s text:c="28"/></text:p>
          </table:table-cell>
          <table:table-cell office:value-type="string">
            <text:p>Allelopath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46</text:p>
          </table:table-cell>
          <table:table-cell office:value-type="string">
            <text:p>CIÊNCIAS BIOLÓGICAS I <text:s text:c="28"/></text:p>
          </table:table-cell>
          <table:table-cell office:value-type="string">
            <text:p>Allergologia et Immunopathologia (Ed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58</text:p>
          </table:table-cell>
          <table:table-cell office:value-type="string">
            <text:p>CIÊNCIAS BIOLÓGICAS I <text:s text:c="28"/></text:p>
          </table:table-cell>
          <table:table-cell office:value-type="string">
            <text:p>Amazônia (Banco da Amazônia.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7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mazoniana (Ki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CIÊNCIAS BIOLÓGICAS I <text:s text:c="28"/></text:p>
          </table:table-cell>
          <table:table-cell office:value-type="string">
            <text:p>Ambiênci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422</text:p>
          </table:table-cell>
          <table:table-cell office:value-type="string">
            <text:p>CIÊNCIAS BIOLÓGICAS I <text:s text:c="28"/></text:p>
          </table:table-cell>
          <table:table-cell office:value-type="string">
            <text:p>Ambiente &amp; Socieda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CIÊNCIAS BIOLÓGICAS I <text:s text:c="28"/></text:p>
          </table:table-cell>
          <table:table-cell office:value-type="string">
            <text:p>Ambiente e Sociedade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CIÊNCIAS BIOLÓGICAS I <text:s text:c="28"/></text:p>
          </table:table-cell>
          <table:table-cell office:value-type="string">
            <text:p>Ambio (Osl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CIÊNCIAS BIOLÓGICAS I <text:s text:c="28"/></text:p>
          </table:table-cell>
          <table:table-cell office:value-type="string">
            <text:p>Ambito Ho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014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ghinia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626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Bee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444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Fer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22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3277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Cardiovascular Dru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62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609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Hum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Infection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Medical Genetics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41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Medical Genetics. Part B, Neuropsychiatric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68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Medical Genetics. Part C, Seminars in Medical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108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Neuro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Physical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43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Physiology. Cel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849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Physiology: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Pri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7408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Reproductive Immunology (198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465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Sports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27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Malacological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82</text:p>
          </table:table-cell>
          <table:table-cell office:value-type="string">
            <text:p>CIÊNCIAS BIOLÓGICAS I <text:s text:c="28"/></text:p>
          </table:table-cell>
          <table:table-cell office:value-type="string">
            <text:p>American Museum Novit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CIÊNCIAS BIOLÓGICAS I <text:s text:c="28"/></text:p>
          </table:table-cell>
          <table:table-cell office:value-type="string">
            <text:p>Amino Acids (Wie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9952</text:p>
          </table:table-cell>
          <table:table-cell office:value-type="string">
            <text:p>CIÊNCIAS BIOLÓGICAS I <text:s text:c="28"/></text:p>
          </table:table-cell>
          <table:table-cell office:value-type="string">
            <text:p>Amphibia (Rheinbac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5373</text:p>
          </table:table-cell>
          <table:table-cell office:value-type="string">
            <text:p>CIÊNCIAS BIOLÓGICAS I <text:s text:c="28"/></text:p>
          </table:table-cell>
          <table:table-cell office:value-type="string">
            <text:p>Amphibia-Reptil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6X</text:p>
          </table:table-cell>
          <table:table-cell office:value-type="string">
            <text:p>CIÊNCIAS BIOLÓGICAS I <text:s text:c="28"/></text:p>
          </table:table-cell>
          <table:table-cell office:value-type="string">
            <text:p>Amphibian &amp; Reptile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258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is da Academia Pernambucana de Ciência Agronô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8059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is da Sociedade Entomológica do Brasil (Impresso) (Cessou em 2000. Cont. ISSN 1519-566X Neotropical Entom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03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is do Museu Histórico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71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is do Museu Paulist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lytic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lyt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lytical and Bioanalyt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lytical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1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lytical Cellular Pathology (Cessou em 2003. Fundiu-se com ISSN 0884-6812 Analytical and Quantitative Cytology and Histology e ISSN 1570-5870 Cellular Onc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lytical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tomia, Histologia, Embry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9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tomical Record. Part A, Discoveries in Molecular, Cellular, and Evolutionary Biology (Online) (Cessou em 2006. Fundiu-se com ISSN 1552-4914 e 1932-84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61</text:p>
          </table:table-cell>
          <table:table-cell office:value-type="string">
            <text:p>CIÊNCIAS BIOLÓGICAS I <text:s text:c="28"/></text:p>
          </table:table-cell>
          <table:table-cell office:value-type="string">
            <text:p>Anatomy and Embryology (Cessou em 2006. Cont. ISSN 1863-2653 Brain Structure &amp; Function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569</text:p>
          </table:table-cell>
          <table:table-cell office:value-type="string">
            <text:p>CIÊNCIAS BIOLÓGICAS I <text:s text:c="28"/></text:p>
          </table:table-cell>
          <table:table-cell office:value-type="string">
            <text:p>Andrologia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999</text:p>
          </table:table-cell>
          <table:table-cell office:value-type="string">
            <text:p>CIÊNCIAS BIOLÓGICAS I <text:s text:c="28"/></text:p>
          </table:table-cell>
          <table:table-cell office:value-type="string">
            <text:p>Anesthesia and Analges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851</text:p>
          </table:table-cell>
          <table:table-cell office:value-type="string">
            <text:p>CIÊNCIAS BIOLÓGICAS I <text:s text:c="28"/></text:p>
          </table:table-cell>
          <table:table-cell office:value-type="string">
            <text:p>Angewandte Chemie (International e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197</text:p>
          </table:table-cell>
          <table:table-cell office:value-type="string">
            <text:p>CIÊNCIAS BIOLÓGICAS I <text:s text:c="28"/></text:p>
          </table:table-cell>
          <table:table-cell office:value-type="string">
            <text:p>Angiology (Roslyn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07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l Aggrawal's Internet Journal of Forensic Medicine and Toxic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2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311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(Cambridg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4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Behaviou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75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9448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Cogni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943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Conserv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Feed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14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1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Reproduc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Reproduc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7-35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Research (Print) (Cessou em 2006. Fundiu-se com ISSN 0926-5287 Reproduction Nutrition Development (Print) e ISSN 1751-7311 Animal (Cambridge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7298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Science. British Society of Animal Science (Cessou em 2006. Fundiu-se com ISSN 1627-3583 Animal Research (Print), ISSN 0926-5287 Reproduction Nutrition Development (Print) e ISSN 1751-7311 Animal (Cambridge. 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728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imal Welf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847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es Botanici Fennici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271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es de la Société Entomologique de Fr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es de Limn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55X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es Zoologici Fennici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Allergy, Asthma &amp;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960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Anat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74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Applie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Botan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711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Clinical Microbiology and Antimicrob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Diagnostic Path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6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Forest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5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46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Human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Human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513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6807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Nutrition &amp; Metabol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753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043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Plastic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6493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the Missouri Botanical Gard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3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als of Tropical Pa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7747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ual Report of the Bean Improvement Cooperativ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657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ual Review of Anthrop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5008</text:p>
          </table:table-cell>
          <table:table-cell office:value-type="string">
            <text:p>CIÊNCIAS BIOLÓGICAS I <text:s text:c="28"/></text:p>
          </table:table-cell>
          <table:table-cell office:value-type="string">
            <text:p>Annual Review of Plant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020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arctic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8847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hropod-Plant Interac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5548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hropologischer Anzeig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06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-Cancer Agents in Medicinal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73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-Cancer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5599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-Corrosion Methods and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1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-infective Agents in Medicinal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cance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535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iviral Therapy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Antropologia Física Latin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59</text:p>
          </table:table-cell>
          <table:table-cell office:value-type="string">
            <text:p>CIÊNCIAS BIOLÓGICAS I <text:s text:c="28"/></text:p>
          </table:table-cell>
          <table:table-cell office:value-type="string">
            <text:p>Anuário do Instituto de Geociências (UF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CIÊNCIAS BIOLÓGICAS I <text:s text:c="28"/></text:p>
          </table:table-cell>
          <table:table-cell office:value-type="string">
            <text:p>Apidologie (Cell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4641</text:p>
          </table:table-cell>
          <table:table-cell office:value-type="string">
            <text:p>CIÊNCIAS BIOLÓGICAS I <text:s text:c="28"/></text:p>
          </table:table-cell>
          <table:table-cell office:value-type="string">
            <text:p>APMIS. Acta Pathologica, Microbiologica et Immunologica Scandinav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8185</text:p>
          </table:table-cell>
          <table:table-cell office:value-type="string">
            <text:p>CIÊNCIAS BIOLÓGICAS I <text:s text:c="28"/></text:p>
          </table:table-cell>
          <table:table-cell office:value-type="string">
            <text:p>Apoptosi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591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Animal Behaviour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Biochemistr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Cancer Research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Catalysis. B, Environment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62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Entomology and Zo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016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Immunohistochemistry &amp; Molecular Morph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Microbiolog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Organometall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Radiation and Isotop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393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Soi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CIÊNCIAS BIOLÓGICAS I <text:s text:c="28"/></text:p>
          </table:table-cell>
          <table:table-cell office:value-type="string">
            <text:p>Applied 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9871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 (Neu-Isenb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09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cultur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cultur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3-0561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culture Asia Pacifi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7305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culture Economics &amp; Management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cultur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culture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cultur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770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7613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Conserv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5125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Ecology (Dordrecht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2588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Ecosystem Health &amp;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6165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Ge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424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Insec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5487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Invas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0-7440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Living Resour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427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Mamm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055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Microbi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CIÊNCIAS BIOLÓGICAS I <text:s text:c="28"/></text:p>
          </table:table-cell>
          <table:table-cell office:value-type="string">
            <text:p>Aquatic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CIÊNCIAS BIOLÓGICAS I <text:s text:c="28"/></text:p>
          </table:table-cell>
          <table:table-cell office:value-type="string">
            <text:p>Ararajub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011</text:p>
          </table:table-cell>
          <table:table-cell office:value-type="string">
            <text:p>CIÊNCIAS BIOLÓGICAS I <text:s text:c="28"/></text:p>
          </table:table-cell>
          <table:table-cell office:value-type="string">
            <text:p>ARBS. Annual Review of Biomedic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2196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aeological Prosp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 der Pharmazie (Wein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120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 fur Hydrobiologie. Supplementband, Algological Studies (Cessou em 2007. Cont. ISSN 1864-1318 Algological Studies (2007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284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 für Molluskenkunde der Senckenbergischen Naturforschenden Gesellschaf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921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 of Fishery and Marine Research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016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And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3696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Dermat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7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Dermatology (196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88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Disease in Childhoo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0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Gener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92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Medic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6-9151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Medical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4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Neurology (Chicag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Or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4470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Otolaryngology, Head &amp;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53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Pathology (1960) (Cessou em 1975. Cont. 0003-9985 Archives of Pathology &amp; Laboratory Medic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Veterina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es of 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os de Zootec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os Latinoamericanos de Nutri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01</text:p>
          </table:table-cell>
          <table:table-cell office:value-type="string">
            <text:p>CIÊNCIAS BIOLÓGICAS I <text:s text:c="28"/></text:p>
          </table:table-cell>
          <table:table-cell office:value-type="string">
            <text:p>Archivos Latinoamericanos de Producción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CIÊNCIAS BIOLÓGICAS I <text:s text:c="28"/></text:p>
          </table:table-cell>
          <table:table-cell office:value-type="string">
            <text:p>ARKIVO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033</text:p>
          </table:table-cell>
          <table:table-cell office:value-type="string">
            <text:p>CIÊNCIAS BIOLÓGICAS I <text:s text:c="28"/></text:p>
          </table:table-cell>
          <table:table-cell office:value-type="string">
            <text:p>Aroide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text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Ciências da Saúde (FAME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Ciências do 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Gastroenter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Neuro-Psiqu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70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e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o Instituto Biológic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o Instituto Biológic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59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o Mu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do Museu 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quivos FO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039</text:p>
          </table:table-cell>
          <table:table-cell office:value-type="string">
            <text:p>CIÊNCIAS BIOLÓGICAS I <text:s text:c="28"/></text:p>
          </table:table-cell>
          <table:table-cell office:value-type="string">
            <text:p>Arthropod Structure &amp;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1199</text:p>
          </table:table-cell>
          <table:table-cell office:value-type="string">
            <text:p>CIÊNCIAS BIOLÓGICAS I <text:s text:c="28"/></text:p>
          </table:table-cell>
          <table:table-cell office:value-type="string">
            <text:p>Artificial Cells, Blood Substitutes, and Immobilization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CIÊNCIAS BIOLÓGICAS I <text:s text:c="28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1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rzneimittel-Forschu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3345</text:p>
          </table:table-cell>
          <table:table-cell office:value-type="string">
            <text:p>CIÊNCIAS BIOLÓGICAS I <text:s text:c="28"/></text:p>
          </table:table-cell>
          <table:table-cell office:value-type="string">
            <text:p>Asian Chiti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3974</text:p>
          </table:table-cell>
          <table:table-cell office:value-type="string">
            <text:p>CIÊNCIAS BIOLÓGICAS I <text:s text:c="28"/></text:p>
          </table:table-cell>
          <table:table-cell office:value-type="string">
            <text:p>Asian Journal of Plant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991X</text:p>
          </table:table-cell>
          <table:table-cell office:value-type="string">
            <text:p>CIÊNCIAS BIOLÓGICAS I <text:s text:c="28"/></text:p>
          </table:table-cell>
          <table:table-cell office:value-type="string">
            <text:p>Asian Wild Pig New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CIÊNCIAS BIOLÓGICAS I <text:s text:c="28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CIÊNCIAS BIOLÓGICAS I <text:s text:c="28"/></text:p>
          </table:table-cell>
          <table:table-cell office:value-type="string">
            <text:p>Atlân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876</text:p>
          </table:table-cell>
          <table:table-cell office:value-type="string">
            <text:p>CIÊNCIAS BIOLÓGICAS I <text:s text:c="28"/></text:p>
          </table:table-cell>
          <table:table-cell office:value-type="string">
            <text:p>Atlántid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8-3262</text:p>
          </table:table-cell>
          <table:table-cell office:value-type="string">
            <text:p>CIÊNCIAS BIOLÓGICAS I <text:s text:c="28"/></text:p>
          </table:table-cell>
          <table:table-cell office:value-type="string">
            <text:p>Atlas of Genetics and Cytogenetics in Oncology and Haemat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CIÊNCIAS BIOLÓGICAS I <text:s text:c="28"/></text:p>
          </table:table-cell>
          <table:table-cell office:value-type="string">
            <text:p>Atmospheric Environment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86</text:p>
          </table:table-cell>
          <table:table-cell office:value-type="string">
            <text:p>CIÊNCIAS BIOLÓGICAS I <text:s text:c="28"/></text:p>
          </table:table-cell>
          <table:table-cell office:value-type="string">
            <text:p>Atualidades Ornitológ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985</text:p>
          </table:table-cell>
          <table:table-cell office:value-type="string">
            <text:p>CIÊNCIAS BIOLÓGICAS I <text:s text:c="28"/></text:p>
          </table:table-cell>
          <table:table-cell office:value-type="string">
            <text:p>Austral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2556</text:p>
          </table:table-cell>
          <table:table-cell office:value-type="string">
            <text:p>CIÊNCIAS BIOLÓGICAS I <text:s text:c="28"/></text:p>
          </table:table-cell>
          <table:table-cell office:value-type="string">
            <text:p>Austral-Asian Journal of Canc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3191</text:p>
          </table:table-cell>
          <table:table-cell office:value-type="string">
            <text:p>CIÊNCIAS BIOLÓGICAS I <text:s text:c="28"/></text:p>
          </table:table-cell>
          <table:table-cell office:value-type="string">
            <text:p>Australasian Plant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9-1947</text:p>
          </table:table-cell>
          <table:table-cell office:value-type="string">
            <text:p>CIÊNCIAS BIOLÓGICAS I <text:s text:c="28"/></text:p>
          </table:table-cell>
          <table:table-cell office:value-type="string">
            <text:p>Australian Endodontic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1924</text:p>
          </table:table-cell>
          <table:table-cell office:value-type="string">
            <text:p>CIÊNCIAS BIOLÓGICAS I <text:s text:c="28"/></text:p>
          </table:table-cell>
          <table:table-cell office:value-type="string">
            <text:p>Australian Journal of Botan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972</text:p>
          </table:table-cell>
          <table:table-cell office:value-type="string">
            <text:p>CIÊNCIAS BIOLÓGICAS I <text:s text:c="28"/></text:p>
          </table:table-cell>
          <table:table-cell office:value-type="string">
            <text:p>Autoimmunit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CIÊNCIAS BIOLÓGICAS I <text:s text:c="28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086</text:p>
          </table:table-cell>
          <table:table-cell office:value-type="string">
            <text:p>CIÊNCIAS BIOLÓGICAS I <text:s text:c="28"/></text:p>
          </table:table-cell>
          <table:table-cell office:value-type="string">
            <text:p>Avian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457</text:p>
          </table:table-cell>
          <table:table-cell office:value-type="string">
            <text:p>CIÊNCIAS BIOLÓGICAS I <text:s text:c="28"/></text:p>
          </table:table-cell>
          <table:table-cell office:value-type="string">
            <text:p>Avian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390</text:p>
          </table:table-cell>
          <table:table-cell office:value-type="string">
            <text:p>CIÊNCIAS BIOLÓGICAS I <text:s text:c="28"/></text:p>
          </table:table-cell>
          <table:table-cell office:value-type="string">
            <text:p>BAG. Journal of Basic and Applied Gene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368</text:p>
          </table:table-cell>
          <table:table-cell office:value-type="string">
            <text:p>CIÊNCIAS BIOLÓGICAS I <text:s text:c="28"/></text:p>
          </table:table-cell>
          <table:table-cell office:value-type="string">
            <text:p>Bahia Agr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688</text:p>
          </table:table-cell>
          <table:table-cell office:value-type="string">
            <text:p>CIÊNCIAS BIOLÓGICAS I <text:s text:c="28"/></text:p>
          </table:table-cell>
          <table:table-cell office:value-type="string">
            <text:p>Balduinia (UFS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CIÊNCIAS BIOLÓGICAS I <text:s text:c="28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1791</text:p>
          </table:table-cell>
          <table:table-cell office:value-type="string">
            <text:p>CIÊNCIAS BIOLÓGICAS I <text:s text:c="28"/></text:p>
          </table:table-cell>
          <table:table-cell office:value-type="string">
            <text:p>Basic and Applied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6690</text:p>
          </table:table-cell>
          <table:table-cell office:value-type="string">
            <text:p>CIÊNCIAS BIOLÓGICAS I <text:s text:c="28"/></text:p>
          </table:table-cell>
          <table:table-cell office:value-type="string">
            <text:p>Bayesian analysi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4745</text:p>
          </table:table-cell>
          <table:table-cell office:value-type="string">
            <text:p>CIÊNCIAS BIOLÓGICAS I <text:s text:c="28"/></text:p>
          </table:table-cell>
          <table:table-cell office:value-type="string">
            <text:p>Beaufortia (Amsterdam)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4943</text:p>
          </table:table-cell>
          <table:table-cell office:value-type="string">
            <text:p>CIÊNCIAS BIOLÓGICAS I <text:s text:c="28"/></text:p>
          </table:table-cell>
          <table:table-cell office:value-type="string">
            <text:p>Bêche-de-Mer (English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49</text:p>
          </table:table-cell>
          <table:table-cell office:value-type="string">
            <text:p>CIÊNCIAS BIOLÓGICAS I <text:s text:c="28"/></text:p>
          </table:table-cell>
          <table:table-cell office:value-type="string">
            <text:p>Behavior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443</text:p>
          </table:table-cell>
          <table:table-cell office:value-type="string">
            <text:p>CIÊNCIAS BIOLÓGICAS I <text:s text:c="28"/></text:p>
          </table:table-cell>
          <table:table-cell office:value-type="string">
            <text:p>Behavioral Ecology and Soci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7959</text:p>
          </table:table-cell>
          <table:table-cell office:value-type="string">
            <text:p>CIÊNCIAS BIOLÓGICAS I <text:s text:c="28"/></text:p>
          </table:table-cell>
          <table:table-cell office:value-type="string">
            <text:p>Behaviour (Leide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CIÊNCIAS BIOLÓGICAS I <text:s text:c="28"/></text:p>
          </table:table-cell>
          <table:table-cell office:value-type="string">
            <text:p>Behavioural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CIÊNCIAS BIOLÓGICAS I <text:s text:c="28"/></text:p>
          </table:table-cell>
          <table:table-cell office:value-type="string">
            <text:p>Behaviour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6357</text:p>
          </table:table-cell>
          <table:table-cell office:value-type="string">
            <text:p>CIÊNCIAS BIOLÓGICAS I <text:s text:c="28"/></text:p>
          </table:table-cell>
          <table:table-cell office:value-type="string">
            <text:p>Behavioural Proces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7-6276</text:p>
          </table:table-cell>
          <table:table-cell office:value-type="string">
            <text:p>CIÊNCIAS BIOLÓGICAS I <text:s text:c="28"/></text:p>
          </table:table-cell>
          <table:table-cell office:value-type="string">
            <text:p>Belgian Journal of Zo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3X</text:p>
          </table:table-cell>
          <table:table-cell office:value-type="string">
            <text:p>CIÊNCIAS BIOLÓGICAS I <text:s text:c="28"/></text:p>
          </table:table-cell>
          <table:table-cell office:value-type="string">
            <text:p>BEPA. Boletim Epidemiológico Paulist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169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bliotheca Lichen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6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Assay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242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atalysis and Biotransform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ell (Mendo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cal Engineering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cal Ge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cal Journal (London. 198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cal Systematics and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stry (Ea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7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stry (New Y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821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stry and Cel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198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and Biophysica Acta. Molecular and Cell Biology of Lip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78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, N. Gene Structure and Expres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2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. Bioenerg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. Biomembran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43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. Molecular Basis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8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. Molecular Cel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3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. Protein Structure and Molecular Enzymology (Cessou em 2002. Cont. ISSN 1570-9639 Biochimica et Biophysica Acta. Proteins and Proteom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himie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5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iênci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14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ontrol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315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control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982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degradation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17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diversidade Pampean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diversity and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39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electrochemistr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1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fouling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256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geochemistr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663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géographica (Paris)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417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geosciences (Katlenburg-Lindau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0-627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geosciences Discussion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72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gerontolog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ikos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206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information (Online) (Chenna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8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a (Bratislav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8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a Geral e Experim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a Plantarum (Prah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&amp;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Cyber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54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Invas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6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Journal of the Linnean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2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Psychiatry (196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76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93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Rhythm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 Trace Eleme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icals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6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y and Fertility of Soi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56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79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y of Blood and Marrow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36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y of Reprod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021X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y of Spor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490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y of the Cel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2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logy of the Neona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9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acromolecu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271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arker Insigh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750X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arkers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ass &amp; Bio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61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aterials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1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ed Central (London) (Cessou em 200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edicine &amp;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Metal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206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phys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phys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polymers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515X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process Engineering (Berlin. Print) (Cessou em 2000. Cont. ISSN 1615-7591 Bioprocess and Biosystems Engineering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9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remediation, Biodiversity &amp; Bioavailabi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6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science (Washingt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6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science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45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science, Biotechnology, an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systems (Amsterd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537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a Colomb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6205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hniqu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750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hnology Adva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451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hnology and Applie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9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hnology and Bio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hn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hnology Progres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4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cnologia Ciência &amp; Desenvolviment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CIÊNCIAS BIOLÓGICAS I <text:s text:c="28"/></text:p>
          </table:table-cell>
          <table:table-cell office:value-type="string">
            <text:p>Biotropica (Lawrence, K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8-5647</text:p>
          </table:table-cell>
          <table:table-cell office:value-type="string">
            <text:p>CIÊNCIAS BIOLÓGICAS I <text:s text:c="28"/></text:p>
          </table:table-cell>
          <table:table-cell office:value-type="string">
            <text:p>Bipolar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2709</text:p>
          </table:table-cell>
          <table:table-cell office:value-type="string">
            <text:p>CIÊNCIAS BIOLÓGICAS I <text:s text:c="28"/></text:p>
          </table:table-cell>
          <table:table-cell office:value-type="string">
            <text:p>Bird Conservation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752</text:p>
          </table:table-cell>
          <table:table-cell office:value-type="string">
            <text:p>CIÊNCIAS BIOLÓGICAS I <text:s text:c="28"/></text:p>
          </table:table-cell>
          <table:table-cell office:value-type="string">
            <text:p>Birth Defects Research. Clinical and Molecular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0328</text:p>
          </table:table-cell>
          <table:table-cell office:value-type="string">
            <text:p>CIÊNCIAS BIOLÓGICAS I <text:s text:c="28"/></text:p>
          </table:table-cell>
          <table:table-cell office:value-type="string">
            <text:p>BJOG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CIÊNCIAS BIOLÓGICAS I <text:s text:c="28"/></text:p>
          </table:table-cell>
          <table:table-cell office:value-type="string">
            <text:p>BJU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CIÊNCIAS BIOLÓGICAS I <text:s text:c="28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CIÊNCIAS BIOLÓGICAS I <text:s text:c="28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60X</text:p>
          </table:table-cell>
          <table:table-cell office:value-type="string">
            <text:p>CIÊNCIAS BIOLÓGICAS I <text:s text:c="28"/></text:p>
          </table:table-cell>
          <table:table-cell office:value-type="string">
            <text:p>Blood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196</text:p>
          </table:table-cell>
          <table:table-cell office:value-type="string">
            <text:p>CIÊNCIAS BIOLÓGICAS I <text:s text:c="28"/></text:p>
          </table:table-cell>
          <table:table-cell office:value-type="string">
            <text:p>Blumea (Leid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091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Biochemistr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Bio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7007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50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Bio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Cancer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82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Complementary and Alternative Medicin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3X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Developmental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85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Ec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23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Endocrine Disorder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48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Evolutionary 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56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Gene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Ge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Infectious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8794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Medical Ge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Micro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29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Plant 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Public Healt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500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Research No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Structural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0509</text:p>
          </table:table-cell>
          <table:table-cell office:value-type="string">
            <text:p>CIÊNCIAS BIOLÓGICAS I <text:s text:c="28"/></text:p>
          </table:table-cell>
          <table:table-cell office:value-type="string">
            <text:p>BMC Systems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535X</text:p>
          </table:table-cell>
          <table:table-cell office:value-type="string">
            <text:p>CIÊNCIAS BIOLÓGICAS I <text:s text:c="28"/></text:p>
          </table:table-cell>
          <table:table-cell office:value-type="string">
            <text:p>BMJ. British Medical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021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- Sociedade Brasileira de Icti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311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CE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976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a Sociedade Brasileira de Lim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13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a Sociedade Brasileira de Mastozo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439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e Botâ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15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e Indústria Anim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00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e Indústria Anim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658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e Medicina Veterinária (UNIPINHAL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675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e Pesquisa (Embrapa Meio Ambie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76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e Pesquisa de Soj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81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e Pesquisa. Embrapa Pantanal (Cessou em 2001. Cont. ISSN 1679-026X Boletim de Pesquisa e Desenvolvimento (Centro de Pesquisa Agropecuária do Pantanal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83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Centro da Biologia da Reprodução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34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Herbário Ezechias Paulo Heringer (Cessou em 2006. Cont. ISSN 1983-6996 Heringer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97X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Instituto de Biociências, Universidade Federal do Rio Grande do Sul (Cessou em 2001. Cont. ISSN 1679-2343 Revista Brasileira de Biociências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055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Instituto de Botanica (Sa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Instituto de Pes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08X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Botanico Municip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21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de Biologia Mello Leita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197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Nacional. Botânica (Cessou em 199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200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Nacional. Geologia (Cessou em 198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12X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Nacional.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2216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Paraense Emílio Goeldi. Botâ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122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Paraense Emílio Goeldi. Ciências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114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Paraense Emílio Goeldi. Ciências Natur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01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Paraense Emílio Goeldi. Série Ciências Naturais (Cessou em 2005. Cont. ISSN 1981-8114 Boletim do Museu Paraense Emílio Goeldi. Ciências Natura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2232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do Museu Paraense Emílio Goeldi.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889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Informativo (Associação Brasileira de Biologia Marinh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11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Técnico Científico do CEPE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64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im Técnico-Científico do CEPN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6094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ín de la S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580X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ín de la Sociedad Argentina de Botánica (I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6-4569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ín de la Sociedad Latinoamericana y del Caribe de Cactáceas y otras Suculen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140X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ín de la Sociedad Micologica de Madri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910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ín de Sanidad Vegetal. Plag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195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ín del Instituto Español de Oceanograf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4110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lettino dei Musei e degli Istituti Biologici dell'Università di Genova (196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7149</text:p>
          </table:table-cell>
          <table:table-cell office:value-type="string">
            <text:p>CIÊNCIAS BIOLÓGICAS I <text:s text:c="28"/></text:p>
          </table:table-cell>
          <table:table-cell office:value-type="string">
            <text:p>Bollettino Malacolog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0476</text:p>
          </table:table-cell>
          <table:table-cell office:value-type="string">
            <text:p>CIÊNCIAS BIOLÓGICAS I <text:s text:c="28"/></text:p>
          </table:table-cell>
          <table:table-cell office:value-type="string">
            <text:p>Bonplandia (Corrie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055</text:p>
          </table:table-cell>
          <table:table-cell office:value-type="string">
            <text:p>CIÊNCIAS BIOLÓGICAS I <text:s text:c="28"/></text:p>
          </table:table-cell>
          <table:table-cell office:value-type="string">
            <text:p>Botanica Marin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74</text:p>
          </table:table-cell>
          <table:table-cell office:value-type="string">
            <text:p>CIÊNCIAS BIOLÓGICAS I <text:s text:c="28"/></text:p>
          </table:table-cell>
          <table:table-cell office:value-type="string">
            <text:p>Botanical Journal of the Linnean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152</text:p>
          </table:table-cell>
          <table:table-cell office:value-type="string">
            <text:p>CIÊNCIAS BIOLÓGICAS I <text:s text:c="28"/></text:p>
          </table:table-cell>
          <table:table-cell office:value-type="string">
            <text:p>Botanische Jahrbücher für Systematik, Pflanzengeschichte und Pflanzengeograph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800X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de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086X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dley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gantia (São Paulo, 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in &amp; Development (Tokyo. 197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052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in Injury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630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in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in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73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in Research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síli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Dental Jour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37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868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Ec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5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Genetics (Impresso) (Cessou em 1997. Cont. ISSN 1415-4757 Genetics and Molecular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86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Otorhinolaryng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Physic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246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Veterinary 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CIÊNCIAS BIOLÓGICAS I <text:s text:c="28"/></text:p>
          </table:table-cell>
          <table:table-cell office:value-type="string">
            <text:p>Brazilian Oral Research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CIÊNCIAS BIOLÓGICAS I <text:s text:c="28"/></text:p>
          </table:table-cell>
          <table:table-cell office:value-type="string">
            <text:p>Breast Cancer Research and Treat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484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Biomedic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20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5251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Clinical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048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Haemat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ish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96X</text:p>
          </table:table-cell>
          <table:table-cell office:value-type="string">
            <text:p>CIÊNCIAS BIOLÓGICAS I <text:s text:c="28"/></text:p>
          </table:table-cell>
          <table:table-cell office:value-type="string">
            <text:p>Brittonia (Bronx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CIÊNCIAS BIOLÓGICAS I <text:s text:c="28"/></text:p>
          </table:table-cell>
          <table:table-cell office:value-type="string">
            <text:p>Building and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4994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- British Arachnological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6232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- Institut Royal des Sciences Naturelles de Belgique. Entom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4156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- New Mexico Museum of Natural History and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079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de L'Académie Nationale de Méde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085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de la Société de Pathologie Exotiqu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28X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de la Société Entomologique de Fra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53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Entomolog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7-5417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Fish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8861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Insec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977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Marin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Mathematica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3211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the Allyn Muse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90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the American Museum of Natural Hist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0298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the Biological Society of Washingt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595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the British Ornithologists' Clu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23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the Ecological Society of America (Cessou em 2002. Cont. Bulletin of the Ecological Society of Amer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0288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The European Association of Fish Pathologis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758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Tropical Medicine and International Healt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5167</text:p>
          </table:table-cell>
          <table:table-cell office:value-type="string">
            <text:p>CIÊNCIAS BIOLÓGICAS I <text:s text:c="28"/></text:p>
          </table:table-cell>
          <table:table-cell office:value-type="string">
            <text:p>Bulletin of Zoological Nomencla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600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 de Pesquisa. Série Biologi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 Virtual de Turism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1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da Biodiversidade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61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de Cultura e Ciência (UR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223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de Ecologia Aqu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727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de Pesquisa (UF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03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La Salle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23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Técnicos da Escola de Veterinária da UFMG (Cessou em 1999. Cont. ISSN 1676-6024 Cadernos Técnicos de Veterinária e Zootecnia (UFMG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CIÊNCIAS BIOLÓGICAS I <text:s text:c="28"/></text:p>
          </table:table-cell>
          <table:table-cell office:value-type="string">
            <text:p>Cadernos Temátic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723</text:p>
          </table:table-cell>
          <table:table-cell office:value-type="string">
            <text:p>CIÊNCIAS BIOLÓGICAS I <text:s text:c="28"/></text:p>
          </table:table-cell>
          <table:table-cell office:value-type="string">
            <text:p>Cahiers de Biologie Mar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967X</text:p>
          </table:table-cell>
          <table:table-cell office:value-type="string">
            <text:p>CIÊNCIAS BIOLÓGICAS I <text:s text:c="28"/></text:p>
          </table:table-cell>
          <table:table-cell office:value-type="string">
            <text:p>Calcified Tissu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523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ldasia (Bogot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CIÊNCIAS BIOLÓGICAS I <text:s text:c="28"/></text:p>
          </table:table-cell>
          <table:table-cell office:value-type="string">
            <text:p>Caminhos de Geografi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ampo - Territó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2-610X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Anaesthes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305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Botany (Online) (Cessou em 2007. Cont. ISSN 1916-2804 Botany (Ottawa. 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26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Botany (Print) (Cessou em 2007. Cont. ISSN 1916-2790 Botany (Ottawa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652X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Fisheries and Aquatic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75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Micro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7-16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Neurolog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7541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Physiology and Pharmac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3-899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Remote Sensing (Cessou em 2004. Cont. ISSN 1712-798X Canadian Journal of Remote Sensing (CD-ROM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adian Journal of Zo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67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Cell Internation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Chemotherap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0X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Detection and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9965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Epidemiology, Biomarkers &amp; Preven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Genetics and Cyto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9634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Immun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907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03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cer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2967</text:p>
          </table:table-cell>
          <table:table-cell office:value-type="string">
            <text:p>CIÊNCIAS BIOLÓGICAS I <text:s text:c="28"/></text:p>
          </table:table-cell>
          <table:table-cell office:value-type="string">
            <text:p>Candollea (Genèv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CIÊNCIAS BIOLÓGICAS I <text:s text:c="28"/></text:p>
          </table:table-cell>
          <table:table-cell office:value-type="string">
            <text:p>Carbohydrate Polym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CIÊNCIAS BIOLÓGICAS I <text:s text:c="28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CIÊNCIAS BIOLÓGICAS I <text:s text:c="28"/></text:p>
          </table:table-cell>
          <table:table-cell office:value-type="string">
            <text:p>Carcinogenesi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45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ribbean Journal of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CIÊNCIAS BIOLÓGICAS I <text:s text:c="28"/></text:p>
          </table:table-cell>
          <table:table-cell office:value-type="string">
            <text:p>Ca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14</text:p>
          </table:table-cell>
          <table:table-cell office:value-type="string">
            <text:p>CIÊNCIAS BIOLÓGICAS I <text:s text:c="28"/></text:p>
          </table:table-cell>
          <table:table-cell office:value-type="string">
            <text:p>Caryologia (Firenz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7-6164</text:p>
          </table:table-cell>
          <table:table-cell office:value-type="string">
            <text:p>CIÊNCIAS BIOLÓGICAS I <text:s text:c="28"/></text:p>
          </table:table-cell>
          <table:table-cell office:value-type="string">
            <text:p>Case Reports &amp; Clinical Practice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299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t News (Bou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CIÊNCIAS BIOLÓGICAS I <text:s text:c="28"/></text:p>
          </table:table-cell>
          <table:table-cell office:value-type="string">
            <text:p>Catalysi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CIÊNCIAS BIOLÓGICAS I <text:s text:c="28"/></text:p>
          </table:table-cell>
          <table:table-cell office:value-type="string">
            <text:p>Catena (Cremling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43</text:p>
          </table:table-cell>
          <table:table-cell office:value-type="string">
            <text:p>CIÊNCIAS BIOLÓGICAS I <text:s text:c="28"/></text:p>
          </table:table-cell>
          <table:table-cell office:value-type="string">
            <text:p>CCC. Cancer Causes &amp;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674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and Tissu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Biochemistry an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Biochemistry and Fun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Biology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Bi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60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Calcium (Edinburg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Prolifer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0602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145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Stress &amp; Chaperon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6-7196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 Structure and Fun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405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s Tissues Orga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158X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ular and Molecular 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80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ular and Molecular Biology (Print)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682X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ular and Molecular Life Sciences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ular and Molecular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749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ular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CIÊNCIAS BIOLÓGICAS I <text:s text:c="28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3-1024</text:p>
          </table:table-cell>
          <table:table-cell office:value-type="string">
            <text:p>CIÊNCIAS BIOLÓGICAS I <text:s text:c="28"/></text:p>
          </table:table-cell>
          <table:table-cell office:value-type="string">
            <text:p>Cephalalgia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352</text:p>
          </table:table-cell>
          <table:table-cell office:value-type="string">
            <text:p>CIÊNCIAS BIOLÓGICAS I <text:s text:c="28"/></text:p>
          </table:table-cell>
          <table:table-cell office:value-type="string">
            <text:p>Cereal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9770</text:p>
          </table:table-cell>
          <table:table-cell office:value-type="string">
            <text:p>CIÊNCIAS BIOLÓGICAS I <text:s text:c="28"/></text:p>
          </table:table-cell>
          <table:table-cell office:value-type="string">
            <text:p>Cerebrovascular Diseases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CIÊNCIAS BIOLÓGICAS I <text:s text:c="28"/></text:p>
          </table:table-cell>
          <table:table-cell office:value-type="string">
            <text:p>CERNE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27</text:p>
          </table:table-cell>
          <table:table-cell office:value-type="string">
            <text:p>CIÊNCIAS BIOLÓGICAS I <text:s text:c="28"/></text:p>
          </table:table-cell>
          <table:table-cell office:value-type="string">
            <text:p>Cerrados (UnB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09</text:p>
          </table:table-cell>
          <table:table-cell office:value-type="string">
            <text:p>CIÊNCIAS BIOLÓGICAS I <text:s text:c="28"/></text:p>
          </table:table-cell>
          <table:table-cell office:value-type="string">
            <text:p>CES Revista (CES/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CIÊNCIAS BIOLÓGICAS I <text:s text:c="28"/></text:p>
          </table:table-cell>
          <table:table-cell office:value-type="string">
            <text:p>Chaos, Solitons and Frac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ck List (São Paul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8443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lonian Conservation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al and Pharmaceu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277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al Biology &amp; Drug Desig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345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al Communications (London. 1996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al Engineering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al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28X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al Research in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co-Biological Interac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stry &amp; Biodivers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084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stry and Physics of Lip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30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istry of Natural Compoun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7409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oecology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CIÊNCIAS BIOLÓGICAS I <text:s text:c="28"/></text:p>
          </table:table-cell>
          <table:table-cell office:value-type="string">
            <text:p>Chemotherap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CIÊNCIAS BIOLÓGICAS I <text:s text:c="28"/></text:p>
          </table:table-cell>
          <table:table-cell office:value-type="string">
            <text:p>Child's Nervous System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03</text:p>
          </table:table-cell>
          <table:table-cell office:value-type="string">
            <text:p>CIÊNCIAS BIOLÓGICAS I <text:s text:c="28"/></text:p>
          </table:table-cell>
          <table:table-cell office:value-type="string">
            <text:p>Chiroptera Neotropic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893</text:p>
          </table:table-cell>
          <table:table-cell office:value-type="string">
            <text:p>CIÊNCIAS BIOLÓGICAS I <text:s text:c="28"/></text:p>
          </table:table-cell>
          <table:table-cell office:value-type="string">
            <text:p>Chromatographia (Wiesbad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915</text:p>
          </table:table-cell>
          <table:table-cell office:value-type="string">
            <text:p>CIÊNCIAS BIOLÓGICAS I <text:s text:c="28"/></text:p>
          </table:table-cell>
          <table:table-cell office:value-type="string">
            <text:p>Chromosoma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849</text:p>
          </table:table-cell>
          <table:table-cell office:value-type="string">
            <text:p>CIÊNCIAS BIOLÓGICAS I <text:s text:c="28"/></text:p>
          </table:table-cell>
          <table:table-cell office:value-type="string">
            <text:p>Chromosom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&amp; Saúde Coletiv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Animal Brasileir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 Agrotecnologia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 Educação (UN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 N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 Saúde Cole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 Tecnologia de Aliment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em Mo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Florest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 Rur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CIÊNCIAS BIOLÓGICAS I <text:s text:c="28"/></text:p>
          </table:table-cell>
          <table:table-cell office:value-type="string">
            <text:p>Ciências &amp; Cogniçã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880</text:p>
          </table:table-cell>
          <table:table-cell office:value-type="string">
            <text:p>CIÊNCIAS BIOLÓGICAS I <text:s text:c="28"/></text:p>
          </table:table-cell>
          <table:table-cell office:value-type="string">
            <text:p>Ciencias Marin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039</text:p>
          </table:table-cell>
          <table:table-cell office:value-type="string">
            <text:p>CIÊNCIAS BIOLÓGICAS I <text:s text:c="28"/></text:p>
          </table:table-cell>
          <table:table-cell office:value-type="string">
            <text:p>Científica (UNESP)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CIÊNCIAS BIOLÓGICAS I <text:s text:c="28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30</text:p>
          </table:table-cell>
          <table:table-cell office:value-type="string">
            <text:p>CIÊNCIAS BIOLÓGICAS I <text:s text:c="28"/></text:p>
          </table:table-cell>
          <table:table-cell office:value-type="string">
            <text:p>Circulat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3007</text:p>
          </table:table-cell>
          <table:table-cell office:value-type="string">
            <text:p>CIÊNCIAS BIOLÓGICAS I <text:s text:c="28"/></text:p>
          </table:table-cell>
          <table:table-cell office:value-type="string">
            <text:p>Cladistics (Westport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4417</text:p>
          </table:table-cell>
          <table:table-cell office:value-type="string">
            <text:p>CIÊNCIAS BIOLÓGICAS I <text:s text:c="28"/></text:p>
          </table:table-cell>
          <table:table-cell office:value-type="string">
            <text:p>Clean Air: Environmental Combustion Technolog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75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mate Dyna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009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matic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CIÊNCIAS BIOLÓGICAS I <text:s text:c="28"/></text:p>
          </table:table-cell>
          <table:table-cell office:value-type="string">
            <text:p>Clínica Veteriná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0898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&amp; Experimental Metasta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0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&amp; Experimental Ophthalm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806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atomy (New York, N.Y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Aller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38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Der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2536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Immunology. Suppl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663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Obstetrics &amp; Gyne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Vaccin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and Vaccine Immu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Chemistry and Labo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27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Dysmorp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64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Endocri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63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Immunology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655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Lymphoma (Cessou em 2005. Cont. ISSN 1557-9190 Clinical lymphoma &amp; Myeloma e ISSN 1938-0712 Clinical lymphoma &amp; Myeloma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Microb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Neurology and Neurosurgery (Dutch-Flemish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509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Neuro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664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Neur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57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Neur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762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Nuclear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Nutrition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Oral Implant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698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Oral Investig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36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Pharmacology and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Rheumatology (Printe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al Science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CIÊNCIAS BIOLÓGICAS I <text:s text:c="28"/></text:p>
          </table:table-cell>
          <table:table-cell office:value-type="string">
            <text:p>Clinic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02</text:p>
          </table:table-cell>
          <table:table-cell office:value-type="string">
            <text:p>CIÊNCIAS BIOLÓGICAS I <text:s text:c="28"/></text:p>
          </table:table-cell>
          <table:table-cell office:value-type="string">
            <text:p>Cloning and Stem Cel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CIÊNCIAS BIOLÓGICAS I <text:s text:c="28"/></text:p>
          </table:table-cell>
          <table:table-cell office:value-type="string">
            <text:p>CNS Spectru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753</text:p>
          </table:table-cell>
          <table:table-cell office:value-type="string">
            <text:p>CIÊNCIAS BIOLÓGICAS I <text:s text:c="28"/></text:p>
          </table:table-cell>
          <table:table-cell office:value-type="string">
            <text:p>Coastal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75</text:p>
          </table:table-cell>
          <table:table-cell office:value-type="string">
            <text:p>CIÊNCIAS BIOLÓGICAS I <text:s text:c="28"/></text:p>
          </table:table-cell>
          <table:table-cell office:value-type="string">
            <text:p>Coffee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COLEÇÃO ADOLFO DUCK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1906</text:p>
          </table:table-cell>
          <table:table-cell office:value-type="string">
            <text:p>CIÊNCIAS BIOLÓGICAS I <text:s text:c="28"/></text:p>
          </table:table-cell>
          <table:table-cell office:value-type="string">
            <text:p>Collections (Walnut Creek, Calif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212</text:p>
          </table:table-cell>
          <table:table-cell office:value-type="string">
            <text:p>CIÊNCIAS BIOLÓGICAS I <text:s text:c="28"/></text:p>
          </table:table-cell>
          <table:table-cell office:value-type="string">
            <text:p>Collective Volume of Scientific Papers - International Commission for the Conservation of Atlantic Tu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CIÊNCIAS BIOLÓGICAS I <text:s text:c="28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CIÊNCIAS BIOLÓGICAS I <text:s text:c="28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8322</text:p>
          </table:table-cell>
          <table:table-cell office:value-type="string">
            <text:p>CIÊNCIAS BIOLÓGICAS I <text:s text:c="28"/></text:p>
          </table:table-cell>
          <table:table-cell office:value-type="string">
            <text:p>Colombia Me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5-8553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munity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2795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munity Genetics (Cessou em 2008. Cont. ISSN 1662-4246 Public Health Genomic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9-3029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Biochemistry and Phys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8413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Biochemistry and Physiology. C. Comparative Pharmacology and Toxicology (Cessou em 1993. Cont. ISSN 1367-8280 Comparative Biochemistry and Physiology. Part C, Pharmacology, Toxicology &amp; Endocrin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8280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Biochemistry and Physiology. Part C, Pharmacology, Toxicology &amp; Endocrinology (Cessou em 1999. Cont. ISSN 1532-0456 Comparative Biochemistry and Physiology. C. Toxicology &amp; Pharmac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7X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Biochemistry and Physiology. Part D, Genomics &amp; Prote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3-07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Cyto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820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Medicine (Memph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2647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arative Parasi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8422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ositae Newslett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4-4442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tes Rendus de l'Académie des Sciences. Série 1, Mathématique (Cessou em 2001. Cont. ISSN 1631-073X Comptes Rendus. Mathématiqu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691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tes Rendus. Bi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683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tes Rendus. Palév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2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utational Biology and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55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uter Graphics Foru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uters &amp; Chem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85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uters &amp; Chemistry (Cessou em 2002. Cont. ISSN 1476-9271 Computational Biology and Chemistry (Print) e ISSN 1476-928X Computational Biology and Chemistry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puters in Biology and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unicacao e Educaca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0121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unicaciones Botánicas del Museo de Historia Natural de Montevideo (Cessou em 2000. Cont. ISSN 1510-7310 Comunicaciones Botánicas - Museos Nacionales de Historia Natural y Antropologí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573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unicações do Museu de Ciências da 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950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unicacoes do Museu de Ciencias e Tecnologia da PUCRS. Serie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64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unicações do Museu de Ciencias e Tecnologia UBEA/PUCRS. Serie Cie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22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unicações Técnicas Flores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244</text:p>
          </table:table-cell>
          <table:table-cell office:value-type="string">
            <text:p>CIÊNCIAS BIOLÓGICAS I <text:s text:c="28"/></text:p>
          </table:table-cell>
          <table:table-cell office:value-type="string">
            <text:p>Comunicado Técnico (Embrapa Amazônia Orient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42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hecimento Intera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207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nective Tissue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92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servation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621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servation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tinental Shelf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traception (Stoneh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1618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tributions from the United States National Herbari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1860</text:p>
          </table:table-cell>
          <table:table-cell office:value-type="string">
            <text:p>CIÊNCIAS BIOLÓGICAS I <text:s text:c="28"/></text:p>
          </table:table-cell>
          <table:table-cell office:value-type="string">
            <text:p>Contributions from the University of Michigan Herbari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8511</text:p>
          </table:table-cell>
          <table:table-cell office:value-type="string">
            <text:p>CIÊNCIAS BIOLÓGICAS I <text:s text:c="28"/></text:p>
          </table:table-cell>
          <table:table-cell office:value-type="string">
            <text:p>Cope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28</text:p>
          </table:table-cell>
          <table:table-cell office:value-type="string">
            <text:p>CIÊNCIAS BIOLÓGICAS I <text:s text:c="28"/></text:p>
          </table:table-cell>
          <table:table-cell office:value-type="string">
            <text:p>Coral Reef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8706</text:p>
          </table:table-cell>
          <table:table-cell office:value-type="string">
            <text:p>CIÊNCIAS BIOLÓGICAS I <text:s text:c="28"/></text:p>
          </table:table-cell>
          <table:table-cell office:value-type="string">
            <text:p>Corpoica Ciencia y Tecnologia Agropecu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985X</text:p>
          </table:table-cell>
          <table:table-cell office:value-type="string">
            <text:p>CIÊNCIAS BIOLÓGICAS I <text:s text:c="28"/></text:p>
          </table:table-cell>
          <table:table-cell office:value-type="string">
            <text:p>Cotinga (Sand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CIÊNCIAS BIOLÓGICAS I <text:s text:c="28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retaceo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428</text:p>
          </table:table-cell>
          <table:table-cell office:value-type="string">
            <text:p>CIÊNCIAS BIOLÓGICAS I <text:s text:c="28"/></text:p>
          </table:table-cell>
          <table:table-cell office:value-type="string">
            <text:p>Critical Reviews in Oncology/He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3-9504</text:p>
          </table:table-cell>
          <table:table-cell office:value-type="string">
            <text:p>CIÊNCIAS BIOLÓGICAS I <text:s text:c="28"/></text:p>
          </table:table-cell>
          <table:table-cell office:value-type="string">
            <text:p>Croatian Med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542</text:p>
          </table:table-cell>
          <table:table-cell office:value-type="string">
            <text:p>CIÊNCIAS BIOLÓGICAS I <text:s text:c="28"/></text:p>
          </table:table-cell>
          <table:table-cell office:value-type="string">
            <text:p>Crocodile Specialist Group Newslett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CIÊNCIAS BIOLÓGICAS I <text:s text:c="28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2194</text:p>
          </table:table-cell>
          <table:table-cell office:value-type="string">
            <text:p>CIÊNCIAS BIOLÓGICAS I <text:s text:c="28"/></text:p>
          </table:table-cell>
          <table:table-cell office:value-type="string">
            <text:p>Crop Prote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83X</text:p>
          </table:table-cell>
          <table:table-cell office:value-type="string">
            <text:p>CIÊNCIAS BIOLÓGICAS I <text:s text:c="28"/></text:p>
          </table:table-cell>
          <table:table-cell office:value-type="string">
            <text:p>Crop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16X</text:p>
          </table:table-cell>
          <table:table-cell office:value-type="string">
            <text:p>CIÊNCIAS BIOLÓGICAS I <text:s text:c="28"/></text:p>
          </table:table-cell>
          <table:table-cell office:value-type="string">
            <text:p>Crustaceana (Leide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044</text:p>
          </table:table-cell>
          <table:table-cell office:value-type="string">
            <text:p>CIÊNCIAS BIOLÓGICAS I <text:s text:c="28"/></text:p>
          </table:table-cell>
          <table:table-cell office:value-type="string">
            <text:p>Cryo-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240</text:p>
          </table:table-cell>
          <table:table-cell office:value-type="string">
            <text:p>CIÊNCIAS BIOLÓGICAS I <text:s text:c="28"/></text:p>
          </table:table-cell>
          <table:table-cell office:value-type="string">
            <text:p>Cry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1568</text:p>
          </table:table-cell>
          <table:table-cell office:value-type="string">
            <text:p>CIÊNCIAS BIOLÓGICAS I <text:s text:c="28"/></text:p>
          </table:table-cell>
          <table:table-cell office:value-type="string">
            <text:p>Cryptogamie. Alg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0796</text:p>
          </table:table-cell>
          <table:table-cell office:value-type="string">
            <text:p>CIÊNCIAS BIOLÓGICAS I <text:s text:c="28"/></text:p>
          </table:table-cell>
          <table:table-cell office:value-type="string">
            <text:p>Cryptogamie. Bry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1584</text:p>
          </table:table-cell>
          <table:table-cell office:value-type="string">
            <text:p>CIÊNCIAS BIOLÓGICAS I <text:s text:c="28"/></text:p>
          </table:table-cell>
          <table:table-cell office:value-type="string">
            <text:p>Cryptogamie. Myc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551X</text:p>
          </table:table-cell>
          <table:table-cell office:value-type="string">
            <text:p>CIÊNCIAS BIOLÓGICAS I <text:s text:c="28"/></text:p>
          </table:table-cell>
          <table:table-cell office:value-type="string">
            <text:p>Cuadernos de Herpe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659</text:p>
          </table:table-cell>
          <table:table-cell office:value-type="string">
            <text:p>CIÊNCIAS BIOLÓGICAS I <text:s text:c="28"/></text:p>
          </table:table-cell>
          <table:table-cell office:value-type="string">
            <text:p>Cuicuilco (México, D.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8X</text:p>
          </table:table-cell>
          <table:table-cell office:value-type="string">
            <text:p>CIÊNCIAS BIOLÓGICAS I <text:s text:c="28"/></text:p>
          </table:table-cell>
          <table:table-cell office:value-type="string">
            <text:p>Cultivar Grandes Cul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502</text:p>
          </table:table-cell>
          <table:table-cell office:value-type="string">
            <text:p>CIÊNCIAS BIOLÓGICAS I <text:s text:c="28"/></text:p>
          </table:table-cell>
          <table:table-cell office:value-type="string">
            <text:p>Cultural Studies of Science Educa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822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99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Computer-Aided Drug Desig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18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Drug Delive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501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Drug Targe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053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Drug Targets. Infectious Disord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0X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Drug Targets. Inflammation &amp; All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683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Eye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083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2X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HIV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3045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Issues in Molecular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5240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Molecular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26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Neurovascula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37X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Opinion in Genetics &amp;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4472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Opinion in Investigational Drugs (Cessou em 2008. Cont. ISSN 2040-3429 Current Opinion in Investigational Drug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46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Opinion in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728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10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Pharmaceutical Bio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Pharmaceutical Desig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37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Protein and Peptid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898X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Research in the Pleistoce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266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Topics in Medicin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575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Topics in Plant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567</text:p>
          </table:table-cell>
          <table:table-cell office:value-type="string">
            <text:p>CIÊNCIAS BIOLÓGICAS I <text:s text:c="28"/></text:p>
          </table:table-cell>
          <table:table-cell office:value-type="string">
            <text:p>Current Trends in Immu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0877</text:p>
          </table:table-cell>
          <table:table-cell office:value-type="string">
            <text:p>CIÊNCIAS BIOLÓGICAS I <text:s text:c="28"/></text:p>
          </table:table-cell>
          <table:table-cell office:value-type="string">
            <text:p>Cybernetics &amp; Human Know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974</text:p>
          </table:table-cell>
          <table:table-cell office:value-type="string">
            <text:p>CIÊNCIAS BIOLÓGICAS I <text:s text:c="28"/></text:p>
          </table:table-cell>
          <table:table-cell office:value-type="string">
            <text:p>Cybium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71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genetics and Cell Genetics (Cessou em 2001. Cont. ISSN 1424-8581 Cytogenetic and Genome Research (Printed ed.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4763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metry (New York, N.Y.) (Cessou em 2002. Fundiu-se com ISSN 0966-9051 Bioimaging (Bristol. 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metry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069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technology (Dordrech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249</text:p>
          </table:table-cell>
          <table:table-cell office:value-type="string">
            <text:p>CIÊNCIAS BIOLÓGICAS I <text:s text:c="28"/></text:p>
          </table:table-cell>
          <table:table-cell office:value-type="string">
            <text:p>Cytotherap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9982</text:p>
          </table:table-cell>
          <table:table-cell office:value-type="string">
            <text:p>CIÊNCIAS BIOLÓGICAS I <text:s text:c="28"/></text:p>
          </table:table-cell>
          <table:table-cell office:value-type="string">
            <text:p>Dahlia (Bogo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6793</text:p>
          </table:table-cell>
          <table:table-cell office:value-type="string">
            <text:p>CIÊNCIAS BIOLÓGICAS I <text:s text:c="28"/></text:p>
          </table:table-cell>
          <table:table-cell office:value-type="string">
            <text:p>Darwin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Deco Stop - Revista do Mergulhador Brasil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37</text:p>
          </table:table-cell>
          <table:table-cell office:value-type="string">
            <text:p>CIÊNCIAS BIOLÓGICAS I <text:s text:c="28"/></text:p>
          </table:table-cell>
          <table:table-cell office:value-type="string">
            <text:p>Deep-Sea Research. Part 1. Oceanographic Research Pap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45</text:p>
          </table:table-cell>
          <table:table-cell office:value-type="string">
            <text:p>CIÊNCIAS BIOLÓGICAS I <text:s text:c="28"/></text:p>
          </table:table-cell>
          <table:table-cell office:value-type="string">
            <text:p>Deep-Sea Research. Part 2. Tropical Studies in Ocean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CIÊNCIAS BIOLÓGICAS I <text:s text:c="28"/></text:p>
          </table:table-cell>
          <table:table-cell office:value-type="string">
            <text:p>Dementia &amp; Neuropsych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CIÊNCIAS BIOLÓGICAS I <text:s text:c="28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691</text:p>
          </table:table-cell>
          <table:table-cell office:value-type="string">
            <text:p>CIÊNCIAS BIOLÓGICAS I <text:s text:c="28"/></text:p>
          </table:table-cell>
          <table:table-cell office:value-type="string">
            <text:p>Dent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647</text:p>
          </table:table-cell>
          <table:table-cell office:value-type="string">
            <text:p>CIÊNCIAS BIOLÓGICAS I <text:s text:c="28"/></text:p>
          </table:table-cell>
          <table:table-cell office:value-type="string">
            <text:p>Dentistry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CIÊNCIAS BIOLÓGICAS I <text:s text:c="28"/></text:p>
          </table:table-cell>
          <table:table-cell office:value-type="string">
            <text:p>Desenvolvimento e Meio Ambiente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0073</text:p>
          </table:table-cell>
          <table:table-cell office:value-type="string">
            <text:p>CIÊNCIAS BIOLÓGICAS I <text:s text:c="28"/></text:p>
          </table:table-cell>
          <table:table-cell office:value-type="string">
            <text:p>Deutsche Entomologische Zeitschrif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1991</text:p>
          </table:table-cell>
          <table:table-cell office:value-type="string">
            <text:p>CIÊNCIAS BIOLÓGICAS I <text:s text:c="28"/></text:p>
          </table:table-cell>
          <table:table-cell office:value-type="string">
            <text:p>Development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944X</text:p>
          </table:table-cell>
          <table:table-cell office:value-type="string">
            <text:p>CIÊNCIAS BIOLÓGICAS I <text:s text:c="28"/></text:p>
          </table:table-cell>
          <table:table-cell office:value-type="string">
            <text:p>Development, Genes and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305X</text:p>
          </table:table-cell>
          <table:table-cell office:value-type="string">
            <text:p>CIÊNCIAS BIOLÓGICAS I <text:s text:c="28"/></text:p>
          </table:table-cell>
          <table:table-cell office:value-type="string">
            <text:p>Developmental and Compara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06</text:p>
          </table:table-cell>
          <table:table-cell office:value-type="string">
            <text:p>CIÊNCIAS BIOLÓGICAS I <text:s text:c="28"/></text:p>
          </table:table-cell>
          <table:table-cell office:value-type="string">
            <text:p>Developmental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3806</text:p>
          </table:table-cell>
          <table:table-cell office:value-type="string">
            <text:p>CIÊNCIAS BIOLÓGICAS I <text:s text:c="28"/></text:p>
          </table:table-cell>
          <table:table-cell office:value-type="string">
            <text:p>Developmental Brain Research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074</text:p>
          </table:table-cell>
          <table:table-cell office:value-type="string">
            <text:p>CIÊNCIAS BIOLÓGICAS I <text:s text:c="28"/></text:p>
          </table:table-cell>
          <table:table-cell office:value-type="string">
            <text:p>Developments in Biologic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992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betes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02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betes, Obesity and Metabolism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71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betic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86X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betologia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gnostic Cyt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gnostic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79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gnóstico &amp; Trat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CIÊNCIAS BIOLÓGICAS I <text:s text:c="28"/></text:p>
          </table:table-cell>
          <table:table-cell office:value-type="string">
            <text:p>Diálogo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CIÊNCIAS BIOLÓGICAS I <text:s text:c="28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0110</text:p>
          </table:table-cell>
          <table:table-cell office:value-type="string">
            <text:p>CIÊNCIAS BIOLÓGICAS I <text:s text:c="28"/></text:p>
          </table:table-cell>
          <table:table-cell office:value-type="string">
            <text:p>Diálogos Latinoameric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49X</text:p>
          </table:table-cell>
          <table:table-cell office:value-type="string">
            <text:p>CIÊNCIAS BIOLÓGICAS I <text:s text:c="28"/></text:p>
          </table:table-cell>
          <table:table-cell office:value-type="string">
            <text:p>Diatom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CIÊNCIAS BIOLÓGICAS I <text:s text:c="28"/></text:p>
          </table:table-cell>
          <table:table-cell office:value-type="string">
            <text:p>Die Pharmazie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81</text:p>
          </table:table-cell>
          <table:table-cell office:value-type="string">
            <text:p>CIÊNCIAS BIOLÓGICAS I <text:s text:c="28"/></text:p>
          </table:table-cell>
          <table:table-cell office:value-type="string">
            <text:p>Differentiation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658</text:p>
          </table:table-cell>
          <table:table-cell office:value-type="string">
            <text:p>CIÊNCIAS BIOLÓGICAS I <text:s text:c="28"/></text:p>
          </table:table-cell>
          <table:table-cell office:value-type="string">
            <text:p>Digestive and Liver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CIÊNCIAS BIOLÓGICAS I <text:s text:c="28"/></text:p>
          </table:table-cell>
          <table:table-cell office:value-type="string">
            <text:p>Digestive Diseases an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4886</text:p>
          </table:table-cell>
          <table:table-cell office:value-type="string">
            <text:p>CIÊNCIAS BIOLÓGICAS I <text:s text:c="28"/></text:p>
          </table:table-cell>
          <table:table-cell office:value-type="string">
            <text:p>Diges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CIÊNCIAS BIOLÓGICAS I <text:s text:c="28"/></text:p>
          </table:table-cell>
          <table:table-cell office:value-type="string">
            <text:p>Discrete Applied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240</text:p>
          </table:table-cell>
          <table:table-cell office:value-type="string">
            <text:p>CIÊNCIAS BIOLÓGICAS I <text:s text:c="28"/></text:p>
          </table:table-cell>
          <table:table-cell office:value-type="string">
            <text:p>Disease Mark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5103</text:p>
          </table:table-cell>
          <table:table-cell office:value-type="string">
            <text:p>CIÊNCIAS BIOLÓGICAS I <text:s text:c="28"/></text:p>
          </table:table-cell>
          <table:table-cell office:value-type="string">
            <text:p>Diseases of Aquatic Organis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CIÊNCIAS BIOLÓGICAS I <text:s text:c="28"/></text:p>
          </table:table-cell>
          <table:table-cell office:value-type="string">
            <text:p>Diseases of the Colon &amp; Rect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9516</text:p>
          </table:table-cell>
          <table:table-cell office:value-type="string">
            <text:p>CIÊNCIAS BIOLÓGICAS I <text:s text:c="28"/></text:p>
          </table:table-cell>
          <table:table-cell office:value-type="string">
            <text:p>Diversity and Distribu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4957</text:p>
          </table:table-cell>
          <table:table-cell office:value-type="string">
            <text:p>CIÊNCIAS BIOLÓGICAS I <text:s text:c="28"/></text:p>
          </table:table-cell>
          <table:table-cell office:value-type="string">
            <text:p>DKG-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98</text:p>
          </table:table-cell>
          <table:table-cell office:value-type="string">
            <text:p>CIÊNCIAS BIOLÓGICAS I <text:s text:c="28"/></text:p>
          </table:table-cell>
          <table:table-cell office:value-type="string">
            <text:p>DNA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7864</text:p>
          </table:table-cell>
          <table:table-cell office:value-type="string">
            <text:p>CIÊNCIAS BIOLÓGICAS I <text:s text:c="28"/></text:p>
          </table:table-cell>
          <table:table-cell office:value-type="string">
            <text:p>DNA Repai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2838</text:p>
          </table:table-cell>
          <table:table-cell office:value-type="string">
            <text:p>CIÊNCIAS BIOLÓGICAS I <text:s text:c="28"/></text:p>
          </table:table-cell>
          <table:table-cell office:value-type="string">
            <text:p>DNA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5179</text:p>
          </table:table-cell>
          <table:table-cell office:value-type="string">
            <text:p>CIÊNCIAS BIOLÓGICAS I <text:s text:c="28"/></text:p>
          </table:table-cell>
          <table:table-cell office:value-type="string">
            <text:p>DNA Sequ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73</text:p>
          </table:table-cell>
          <table:table-cell office:value-type="string">
            <text:p>CIÊNCIAS BIOLÓGICAS I <text:s text:c="28"/></text:p>
          </table:table-cell>
          <table:table-cell office:value-type="string">
            <text:p>Documentos (Embrapa Pantan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15</text:p>
          </table:table-cell>
          <table:table-cell office:value-type="string">
            <text:p>CIÊNCIAS BIOLÓGICAS I <text:s text:c="28"/></text:p>
          </table:table-cell>
          <table:table-cell office:value-type="string">
            <text:p>Documentos - Embrapa Agroindústria Tropic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111</text:p>
          </table:table-cell>
          <table:table-cell office:value-type="string">
            <text:p>CIÊNCIAS BIOLÓGICAS I <text:s text:c="28"/></text:p>
          </table:table-cell>
          <table:table-cell office:value-type="string">
            <text:p>Documentos. Embrapa Cerr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302</text:p>
          </table:table-cell>
          <table:table-cell office:value-type="string">
            <text:p>CIÊNCIAS BIOLÓGICAS I <text:s text:c="28"/></text:p>
          </table:table-cell>
          <table:table-cell office:value-type="string">
            <text:p>Dongwu Xuebao / Acta Zoologica Si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8168</text:p>
          </table:table-cell>
          <table:table-cell office:value-type="string">
            <text:p>CIÊNCIAS BIOLÓGICAS I <text:s text:c="28"/></text:p>
          </table:table-cell>
          <table:table-cell office:value-type="string">
            <text:p>Draco (Münst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0-7333</text:p>
          </table:table-cell>
          <table:table-cell office:value-type="string">
            <text:p>CIÊNCIAS BIOLÓGICAS I <text:s text:c="28"/></text:p>
          </table:table-cell>
          <table:table-cell office:value-type="string">
            <text:p>Drosophila Information Servi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716</text:p>
          </table:table-cell>
          <table:table-cell office:value-type="string">
            <text:p>CIÊNCIAS BIOLÓGICAS I <text:s text:c="28"/></text:p>
          </table:table-cell>
          <table:table-cell office:value-type="string">
            <text:p>Drug and Alcohol Depend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91</text:p>
          </table:table-cell>
          <table:table-cell office:value-type="string">
            <text:p>CIÊNCIAS BIOLÓGICAS I <text:s text:c="28"/></text:p>
          </table:table-cell>
          <table:table-cell office:value-type="string">
            <text:p>Drug Development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626</text:p>
          </table:table-cell>
          <table:table-cell office:value-type="string">
            <text:p>CIÊNCIAS BIOLÓGICAS I <text:s text:c="28"/></text:p>
          </table:table-cell>
          <table:table-cell office:value-type="string">
            <text:p>Dynamic Biochemistry, Process Biotechnology &amp; Molecular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13</text:p>
          </table:table-cell>
          <table:table-cell office:value-type="string">
            <text:p>CIÊNCIAS BIOLÓGICAS I <text:s text:c="28"/></text:p>
          </table:table-cell>
          <table:table-cell office:value-type="string">
            <text:p>Ear, Nose, &amp; Throat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CIÊNCIAS BIOLÓGICAS I <text:s text:c="28"/></text:p>
          </table:table-cell>
          <table:table-cell office:value-type="string">
            <text:p>Earth Inter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7590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graph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202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Health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761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ical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ical Economic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46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ical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0X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ical Indicato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ical Mode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2-3814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58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y (Brooklyn, 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8-3087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y and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023X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0244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y of Food and Nutri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691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logy of Freshwater Fis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nomic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5-6860</text:p>
          </table:table-cell>
          <table:table-cell office:value-type="string">
            <text:p>CIÊNCIAS BIOLÓGICAS I <text:s text:c="28"/></text:p>
          </table:table-cell>
          <table:table-cell office:value-type="string">
            <text:p>Écoscience (Sainte-Fo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07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ssistema (UniPinh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9840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system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toxicology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toxicology and Environmental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3313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trópica (Bogot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3026</text:p>
          </table:table-cell>
          <table:table-cell office:value-type="string">
            <text:p>CIÊNCIAS BIOLÓGICAS I <text:s text:c="28"/></text:p>
          </table:table-cell>
          <table:table-cell office:value-type="string">
            <text:p>Ecotropica (Bon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11</text:p>
          </table:table-cell>
          <table:table-cell office:value-type="string">
            <text:p>CIÊNCIAS BIOLÓGICAS I <text:s text:c="28"/></text:p>
          </table:table-cell>
          <table:table-cell office:value-type="string">
            <text:p>Edentat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72</text:p>
          </table:table-cell>
          <table:table-cell office:value-type="string">
            <text:p>CIÊNCIAS BIOLÓGICAS I <text:s text:c="28"/></text:p>
          </table:table-cell>
          <table:table-cell office:value-type="string">
            <text:p>Edição especial história v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4286</text:p>
          </table:table-cell>
          <table:table-cell office:value-type="string">
            <text:p>CIÊNCIAS BIOLÓGICAS I <text:s text:c="28"/></text:p>
          </table:table-cell>
          <table:table-cell office:value-type="string">
            <text:p>Edinburgh Journal of Botan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CIÊNCIAS BIOLÓGICAS I <text:s text:c="28"/></text:p>
          </table:table-cell>
          <table:table-cell office:value-type="string">
            <text:p>Einstei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7-1122</text:p>
          </table:table-cell>
          <table:table-cell office:value-type="string">
            <text:p>CIÊNCIAS BIOLÓGICAS I <text:s text:c="28"/></text:p>
          </table:table-cell>
          <table:table-cell office:value-type="string">
            <text:p>EJD. European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CIÊNCIAS BIOLÓGICAS I <text:s text:c="28"/></text:p>
          </table:table-cell>
          <table:table-cell office:value-type="string">
            <text:p>Electroanalysis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CIÊNCIAS BIOLÓGICAS I <text:s text:c="28"/></text:p>
          </table:table-cell>
          <table:table-cell office:value-type="string">
            <text:p>Electrochimica Ac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CIÊNCIAS BIOLÓGICAS I <text:s text:c="28"/></text:p>
          </table:table-cell>
          <table:table-cell office:value-type="string">
            <text:p>Electronic 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0835</text:p>
          </table:table-cell>
          <table:table-cell office:value-type="string">
            <text:p>CIÊNCIAS BIOLÓGICAS I <text:s text:c="28"/></text:p>
          </table:table-cell>
          <table:table-cell office:value-type="string">
            <text:p>Electrophoresis (Weinhei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4189</text:p>
          </table:table-cell>
          <table:table-cell office:value-type="string">
            <text:p>CIÊNCIAS BIOLÓGICAS I <text:s text:c="28"/></text:p>
          </table:table-cell>
          <table:table-cell office:value-type="string">
            <text:p>EMBO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221X</text:p>
          </table:table-cell>
          <table:table-cell office:value-type="string">
            <text:p>CIÊNCIAS BIOLÓGICAS I <text:s text:c="28"/></text:p>
          </table:table-cell>
          <table:table-cell office:value-type="string">
            <text:p>EMBO Repor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59</text:p>
          </table:table-cell>
          <table:table-cell office:value-type="string">
            <text:p>CIÊNCIAS BIOLÓGICAS I <text:s text:c="28"/></text:p>
          </table:table-cell>
          <table:table-cell office:value-type="string">
            <text:p>Emerging Infectious Disease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CIÊNCIAS BIOLÓGICAS I <text:s text:c="28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796</text:p>
          </table:table-cell>
          <table:table-cell office:value-type="string">
            <text:p>CIÊNCIAS BIOLÓGICAS I <text:s text:c="28"/></text:p>
          </table:table-cell>
          <table:table-cell office:value-type="string">
            <text:p>Endangered Species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5407</text:p>
          </table:table-cell>
          <table:table-cell office:value-type="string">
            <text:p>CIÊNCIAS BIOLÓGICAS I <text:s text:c="28"/></text:p>
          </table:table-cell>
          <table:table-cell office:value-type="string">
            <text:p>Endangered Species Research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1X</text:p>
          </table:table-cell>
          <table:table-cell office:value-type="string">
            <text:p>CIÊNCIAS BIOLÓGICAS I <text:s text:c="28"/></text:p>
          </table:table-cell>
          <table:table-cell office:value-type="string">
            <text:p>Endocrine Journal (Basingstoke) (Cessou em 1994. Cont. ISSN 1355-008X Endocrine (Basingstok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88</text:p>
          </table:table-cell>
          <table:table-cell office:value-type="string">
            <text:p>CIÊNCIAS BIOLÓGICAS I <text:s text:c="28"/></text:p>
          </table:table-cell>
          <table:table-cell office:value-type="string">
            <text:p>Endocrine-Related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3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docrinologia &amp; Diabetes Clínica e Experi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27</text:p>
          </table:table-cell>
          <table:table-cell office:value-type="string">
            <text:p>CIÊNCIAS BIOLÓGICAS I <text:s text:c="28"/></text:p>
          </table:table-cell>
          <table:table-cell office:value-type="string">
            <text:p>Endocrin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CIÊNCIAS BIOLÓGICAS I <text:s text:c="28"/></text:p>
          </table:table-cell>
          <table:table-cell office:value-type="string">
            <text:p>Engenharia Agrícol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genharia Sanitária e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CIÊNCIAS BIOLÓGICAS I <text:s text:c="28"/></text:p>
          </table:table-cell>
          <table:table-cell office:value-type="string">
            <text:p>Ensaio (Fundação Cesgranri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50</text:p>
          </table:table-cell>
          <table:table-cell office:value-type="string">
            <text:p>CIÊNCIAS BIOLÓGICAS I <text:s text:c="28"/></text:p>
          </table:table-cell>
          <table:table-cell office:value-type="string">
            <text:p>Ensaio: Pesquisa em Educação em Ciênc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CIÊNCIAS BIOLÓGICAS I <text:s text:c="28"/></text:p>
          </table:table-cell>
          <table:table-cell office:value-type="string">
            <text:p>Ensaios e Ciência (Campo Grand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57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tomoBrasilis (Vassour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03</text:p>
          </table:table-cell>
          <table:table-cell office:value-type="string">
            <text:p>CIÊNCIAS BIOLÓGICAS I <text:s text:c="28"/></text:p>
          </table:table-cell>
          <table:table-cell office:value-type="string">
            <text:p>Entomologia Experimentalis et Applica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8177</text:p>
          </table:table-cell>
          <table:table-cell office:value-type="string">
            <text:p>CIÊNCIAS BIOLÓGICAS I <text:s text:c="28"/></text:p>
          </table:table-cell>
          <table:table-cell office:value-type="string">
            <text:p>Entomologia General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CIÊNCIAS BIOLÓGICAS I <text:s text:c="28"/></text:p>
          </table:table-cell>
          <table:table-cell office:value-type="string">
            <text:p>Entomología y Vecto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2X</text:p>
          </table:table-cell>
          <table:table-cell office:value-type="string">
            <text:p>CIÊNCIAS BIOLÓGICAS I <text:s text:c="28"/></text:p>
          </table:table-cell>
          <table:table-cell office:value-type="string">
            <text:p>Entomological N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8786</text:p>
          </table:table-cell>
          <table:table-cell office:value-type="string">
            <text:p>CIÊNCIAS BIOLÓGICAS I <text:s text:c="28"/></text:p>
          </table:table-cell>
          <table:table-cell office:value-type="string">
            <text:p>Entomological Science (Toky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526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tomotrop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, Development and Sustainabi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and Experimental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909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Biology of Fish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225X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92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Foren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55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Impact Assessment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Management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Pollution (198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Pollution (Lon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Science &amp;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Toxicology an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CIÊNCIAS BIOLÓGICAS I <text:s text:c="28"/></text:p>
          </table:table-cell>
          <table:table-cell office:value-type="string">
            <text:p>Environmental Toxicolog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CIÊNCIAS BIOLÓGICAS I <text:s text:c="28"/></text:p>
          </table:table-cell>
          <table:table-cell office:value-type="string">
            <text:p>Enzyme and Microbial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CIÊNCIAS BIOLÓGICAS I <text:s text:c="28"/></text:p>
          </table:table-cell>
          <table:table-cell office:value-type="string">
            <text:p>Epidemiologia e Serviços d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CIÊNCIAS BIOLÓGICAS I <text:s text:c="28"/></text:p>
          </table:table-cell>
          <table:table-cell office:value-type="string">
            <text:p>Epidemiology and Infe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CIÊNCIAS BIOLÓGICAS I <text:s text:c="28"/></text:p>
          </table:table-cell>
          <table:table-cell office:value-type="string">
            <text:p>Epilepsia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CIÊNCIAS BIOLÓGICAS I <text:s text:c="28"/></text:p>
          </table:table-cell>
          <table:table-cell office:value-type="string">
            <text:p>Epilepsy &amp; Behavio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CIÊNCIAS BIOLÓGICAS I <text:s text:c="28"/></text:p>
          </table:table-cell>
          <table:table-cell office:value-type="string">
            <text:p>Epileps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8274</text:p>
          </table:table-cell>
          <table:table-cell office:value-type="string">
            <text:p>CIÊNCIAS BIOLÓGICAS I <text:s text:c="28"/></text:p>
          </table:table-cell>
          <table:table-cell office:value-type="string">
            <text:p>Ernstia (Maraca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CIÊNCIAS BIOLÓGICAS I <text:s text:c="28"/></text:p>
          </table:table-cell>
          <table:table-cell office:value-type="string">
            <text:p>Espaço e Geografia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8347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aries (Cessou em 2005. Cont. ISSN 1559-2723 Estuaries and Coast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723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aries and Coas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arine, Coastal and Shelf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925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dios Atacameños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dios y Perspectivas en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dos Avançado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067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dos de Biologia (UC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CIÊNCIAS BIOLÓGICAS I <text:s text:c="28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3465</text:p>
          </table:table-cell>
          <table:table-cell office:value-type="string">
            <text:p>CIÊNCIAS BIOLÓGICAS I <text:s text:c="28"/></text:p>
          </table:table-cell>
          <table:table-cell office:value-type="string">
            <text:p>Ethnobotany Research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613</text:p>
          </table:table-cell>
          <table:table-cell office:value-type="string">
            <text:p>CIÊNCIAS BIOLÓGICAS I <text:s text:c="28"/></text:p>
          </table:table-cell>
          <table:table-cell office:value-type="string">
            <text:p>E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9370</text:p>
          </table:table-cell>
          <table:table-cell office:value-type="string">
            <text:p>CIÊNCIAS BIOLÓGICAS I <text:s text:c="28"/></text:p>
          </table:table-cell>
          <table:table-cell office:value-type="string">
            <text:p>Ethology Ecology &amp; Evolutio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71</text:p>
          </table:table-cell>
          <table:table-cell office:value-type="string">
            <text:p>CIÊNCIAS BIOLÓGICAS I <text:s text:c="28"/></text:p>
          </table:table-cell>
          <table:table-cell office:value-type="string">
            <text:p>Eubios Journal of Asian and International Bioeth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967</text:p>
          </table:table-cell>
          <table:table-cell office:value-type="string">
            <text:p>CIÊNCIAS BIOLÓGICAS I <text:s text:c="28"/></text:p>
          </table:table-cell>
          <table:table-cell office:value-type="string">
            <text:p>Eugen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CIÊNCIAS BIOLÓGICAS I <text:s text:c="28"/></text:p>
          </table:table-cell>
          <table:table-cell office:value-type="string">
            <text:p>Eukaryotic Cel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86</text:p>
          </table:table-cell>
          <table:table-cell office:value-type="string">
            <text:p>CIÊNCIAS BIOLÓGICAS I <text:s text:c="28"/></text:p>
          </table:table-cell>
          <table:table-cell office:value-type="string">
            <text:p>Eukaryotic Cell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336</text:p>
          </table:table-cell>
          <table:table-cell office:value-type="string">
            <text:p>CIÊNCIAS BIOLÓGICAS I <text:s text:c="28"/></text:p>
          </table:table-cell>
          <table:table-cell office:value-type="string">
            <text:p>Euphytica (Wagen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8657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ASIP Journal on Applied Signal Processing (Cessou em 2006. Cont. ISSN 1687-6172 EURASIP Journal on Advances in Signal Processing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4153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ASIP Journal on Bioinformatics and Systems 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1334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Archives of Psychiatry and Clinic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71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Biophysic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56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Biochemistry (Print) (Cessou em 2004. Cont. ISSN 1742-464X The FEBS Journal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049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349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Cancer. Supplement (199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7940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Cardio-Thorac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9723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Clinical Microbiology &amp; Infectious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5759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Entomology (Ceské Budejovice,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4441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Ha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60X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Hist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20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Immuno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12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Med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Neur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262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Phy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873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Plant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4739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Protis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4-5563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Soi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4642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Journal of Wildlife Research (2004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77X</text:p>
          </table:table-cell>
          <table:table-cell office:value-type="string">
            <text:p>CIÊNCIAS BIOLÓGICAS I <text:s text:c="28"/></text:p>
          </table:table-cell>
          <table:table-cell office:value-type="string">
            <text:p>European Neuro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CIÊNCIAS BIOLÓGICAS I <text:s text:c="28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CIÊNCIAS BIOLÓGICAS I <text:s text:c="28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541X</text:p>
          </table:table-cell>
          <table:table-cell office:value-type="string">
            <text:p>CIÊNCIAS BIOLÓGICAS I <text:s text:c="28"/></text:p>
          </table:table-cell>
          <table:table-cell office:value-type="string">
            <text:p>Evolution &amp;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820</text:p>
          </table:table-cell>
          <table:table-cell office:value-type="string">
            <text:p>CIÊNCIAS BIOLÓGICAS I <text:s text:c="28"/></text:p>
          </table:table-cell>
          <table:table-cell office:value-type="string">
            <text:p>Evolution (Lancaster, P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1-3260</text:p>
          </table:table-cell>
          <table:table-cell office:value-type="string">
            <text:p>CIÊNCIAS BIOLÓGICAS I <text:s text:c="28"/></text:p>
          </table:table-cell>
          <table:table-cell office:value-type="string">
            <text:p>Evolutionary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653</text:p>
          </table:table-cell>
          <table:table-cell office:value-type="string">
            <text:p>CIÊNCIAS BIOLÓGICAS I <text:s text:c="28"/></text:p>
          </table:table-cell>
          <table:table-cell office:value-type="string">
            <text:p>Evolutionary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&amp; Applied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702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&amp; Applied Acarology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19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Cel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Ger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2X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He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2148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Lu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86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Ne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449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Parasit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imental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84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t Opinion on Investigational Drugs (Cessou em 199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584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ert Review of Vacci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69</text:p>
          </table:table-cell>
          <table:table-cell office:value-type="string">
            <text:p>CIÊNCIAS BIOLÓGICAS I <text:s text:c="28"/></text:p>
          </table:table-cell>
          <table:table-cell office:value-type="string">
            <text:p>Expressão (Guaxup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0651</text:p>
          </table:table-cell>
          <table:table-cell office:value-type="string">
            <text:p>CIÊNCIAS BIOLÓGICAS I <text:s text:c="28"/></text:p>
          </table:table-cell>
          <table:table-cell office:value-type="string">
            <text:p>Extremophiles (Tokyo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1118</text:p>
          </table:table-cell>
          <table:table-cell office:value-type="string">
            <text:p>CIÊNCIAS BIOLÓGICAS I <text:s text:c="28"/></text:p>
          </table:table-cell>
          <table:table-cell office:value-type="string">
            <text:p>Far East Journal of Dynamical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889</text:p>
          </table:table-cell>
          <table:table-cell office:value-type="string">
            <text:p>CIÊNCIAS BIOLÓGICAS I <text:s text:c="28"/></text:p>
          </table:table-cell>
          <table:table-cell office:value-type="string">
            <text:p>Fauna of Arab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CIÊNCIAS BIOLÓGICAS I <text:s text:c="28"/></text:p>
          </table:table-cell>
          <table:table-cell office:value-type="string">
            <text:p>FEB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8962</text:p>
          </table:table-cell>
          <table:table-cell office:value-type="string">
            <text:p>CIÊNCIAS BIOLÓGICAS I <text:s text:c="28"/></text:p>
          </table:table-cell>
          <table:table-cell office:value-type="string">
            <text:p>Feddes Repertori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CIÊNCIAS BIOLÓGICAS I <text:s text:c="28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CIÊNCIAS BIOLÓGICAS I <text:s text:c="28"/></text:p>
          </table:table-cell>
          <table:table-cell office:value-type="string">
            <text:p>FEMS Microbi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96</text:p>
          </table:table-cell>
          <table:table-cell office:value-type="string">
            <text:p>CIÊNCIAS BIOLÓGICAS I <text:s text:c="28"/></text:p>
          </table:table-cell>
          <table:table-cell office:value-type="string">
            <text:p>FEMS Microbiology,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CIÊNCIAS BIOLÓGICAS I <text:s text:c="28"/></text:p>
          </table:table-cell>
          <table:table-cell office:value-type="string">
            <text:p>FEMS Yeas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838</text:p>
          </table:table-cell>
          <table:table-cell office:value-type="string">
            <text:p>CIÊNCIAS BIOLÓGICAS I <text:s text:c="28"/></text:p>
          </table:table-cell>
          <table:table-cell office:value-type="string">
            <text:p>Fern Gazet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CIÊNCIAS BIOLÓGICAS I <text:s text:c="28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837</text:p>
          </table:table-cell>
          <table:table-cell office:value-type="string">
            <text:p>CIÊNCIAS BIOLÓGICAS I <text:s text:c="28"/></text:p>
          </table:table-cell>
          <table:table-cell office:value-type="string">
            <text:p>Fetal Diagnosis and 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90</text:p>
          </table:table-cell>
          <table:table-cell office:value-type="string">
            <text:p>CIÊNCIAS BIOLÓGICAS I <text:s text:c="28"/></text:p>
          </table:table-cell>
          <table:table-cell office:value-type="string">
            <text:p>Field Crop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822X</text:p>
          </table:table-cell>
          <table:table-cell office:value-type="string">
            <text:p>CIÊNCIAS BIOLÓGICAS I <text:s text:c="28"/></text:p>
          </table:table-cell>
          <table:table-cell office:value-type="string">
            <text:p>Field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648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h &amp; Shellfish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742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h Physiology and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7X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heries Management and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006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heries Ocean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836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herie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9268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heries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656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hery Bulletin (Washington, D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ioterapia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CIÊNCIAS BIOLÓGICAS I <text:s text:c="28"/></text:p>
          </table:table-cell>
          <table:table-cell office:value-type="string">
            <text:p>Fisioterapia em Movimento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CIÊNCIAS BIOLÓGICAS I <text:s text:c="28"/></text:p>
          </table:table-cell>
          <table:table-cell office:value-type="string">
            <text:p>Fitness &amp; Performance Jour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CIÊNCIAS BIOLÓGICAS I <text:s text:c="28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CIÊNCIAS BIOLÓGICAS I <text:s text:c="28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CIÊNCIAS BIOLÓGICAS I <text:s text:c="28"/></text:p>
          </table:table-cell>
          <table:table-cell office:value-type="string">
            <text:p>Flavour and Fragrance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2530</text:p>
          </table:table-cell>
          <table:table-cell office:value-type="string">
            <text:p>CIÊNCIAS BIOLÓGICAS I <text:s text:c="28"/></text:p>
          </table:table-cell>
          <table:table-cell office:value-type="string">
            <text:p>Flora (Je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1-5794</text:p>
          </table:table-cell>
          <table:table-cell office:value-type="string">
            <text:p>CIÊNCIAS BIOLÓGICAS I <text:s text:c="28"/></text:p>
          </table:table-cell>
          <table:table-cell office:value-type="string">
            <text:p>Flora Neotrop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CIÊNCIAS BIOLÓGICAS I <text:s text:c="28"/></text:p>
          </table:table-cell>
          <table:table-cell office:value-type="string">
            <text:p>Florest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CIÊNCIAS BIOLÓGICAS I <text:s text:c="28"/></text:p>
          </table:table-cell>
          <table:table-cell office:value-type="string">
            <text:p>Floresta e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66</text:p>
          </table:table-cell>
          <table:table-cell office:value-type="string">
            <text:p>CIÊNCIAS BIOLÓGICAS I <text:s text:c="28"/></text:p>
          </table:table-cell>
          <table:table-cell office:value-type="string">
            <text:p>FOA. Revista da Faculdade de Odontologia de Anápolis (Cessou em 2006. Cont. ISSN 1982-9590 RCO: Revista do Curso de Odontologia da UniEvangél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497</text:p>
          </table:table-cell>
          <table:table-cell office:value-type="string">
            <text:p>CIÊNCIAS BIOLÓGICAS I <text:s text:c="28"/></text:p>
          </table:table-cell>
          <table:table-cell office:value-type="string">
            <text:p>Folia Biologica (Kraków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500</text:p>
          </table:table-cell>
          <table:table-cell office:value-type="string">
            <text:p>CIÊNCIAS BIOLÓGICAS I <text:s text:c="28"/></text:p>
          </table:table-cell>
          <table:table-cell office:value-type="string">
            <text:p>Folia Biologica (Pra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32</text:p>
          </table:table-cell>
          <table:table-cell office:value-type="string">
            <text:p>CIÊNCIAS BIOLÓGICAS I <text:s text:c="28"/></text:p>
          </table:table-cell>
          <table:table-cell office:value-type="string">
            <text:p>Folia Microbiologica (Prag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83</text:p>
          </table:table-cell>
          <table:table-cell office:value-type="string">
            <text:p>CIÊNCIAS BIOLÓGICAS I <text:s text:c="28"/></text:p>
          </table:table-cell>
          <table:table-cell office:value-type="string">
            <text:p>Folia Parasitologica (Pra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713</text:p>
          </table:table-cell>
          <table:table-cell office:value-type="string">
            <text:p>CIÊNCIAS BIOLÓGICAS I <text:s text:c="28"/></text:p>
          </table:table-cell>
          <table:table-cell office:value-type="string">
            <text:p>Folia Primatolog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7893</text:p>
          </table:table-cell>
          <table:table-cell office:value-type="string">
            <text:p>CIÊNCIAS BIOLÓGICAS I <text:s text:c="28"/></text:p>
          </table:table-cell>
          <table:table-cell office:value-type="string">
            <text:p>Folia Zoologica (Brno,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623</text:p>
          </table:table-cell>
          <table:table-cell office:value-type="string">
            <text:p>CIÊNCIAS BIOLÓGICAS I <text:s text:c="28"/></text:p>
          </table:table-cell>
          <table:table-cell office:value-type="string">
            <text:p>Fontqueri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and Agricultural Immu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and Chem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Hydrocollo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CIÊNCIAS BIOLÓGICAS I <text:s text:c="28"/></text:p>
          </table:table-cell>
          <table:table-cell office:value-type="string">
            <text:p>Food Technolog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CIÊNCIAS BIOLÓGICAS I <text:s text:c="28"/></text:p>
          </table:table-cell>
          <table:table-cell office:value-type="string">
            <text:p>Forensic Sci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4973</text:p>
          </table:table-cell>
          <table:table-cell office:value-type="string">
            <text:p>CIÊNCIAS BIOLÓGICAS I <text:s text:c="28"/></text:p>
          </table:table-cell>
          <table:table-cell office:value-type="string">
            <text:p>Forensic Science International. Genet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27</text:p>
          </table:table-cell>
          <table:table-cell office:value-type="string">
            <text:p>CIÊNCIAS BIOLÓGICAS I <text:s text:c="28"/></text:p>
          </table:table-cell>
          <table:table-cell office:value-type="string">
            <text:p>Forest Ecology and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028</text:p>
          </table:table-cell>
          <table:table-cell office:value-type="string">
            <text:p>CIÊNCIAS BIOLÓGICAS I <text:s text:c="28"/></text:p>
          </table:table-cell>
          <table:table-cell office:value-type="string">
            <text:p>Forests, Trees and Livelihoo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096</text:p>
          </table:table-cell>
          <table:table-cell office:value-type="string">
            <text:p>CIÊNCIAS BIOLÓGICAS I <text:s text:c="28"/></text:p>
          </table:table-cell>
          <table:table-cell office:value-type="string">
            <text:p>Forschende Komplementarmedizin / Research in Complementary Medicine (Cessou em 1999. Cont. ISSN 1424-7364 Forschende Komplementarmedizin und Klassische Naturheilkunde (Print) / Research n Complementary and Classical Natural Medic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CIÊNCIAS BIOLÓGICAS I <text:s text:c="28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762</text:p>
          </table:table-cell>
          <table:table-cell office:value-type="string">
            <text:p>CIÊNCIAS BIOLÓGICAS I <text:s text:c="28"/></text:p>
          </table:table-cell>
          <table:table-cell office:value-type="string">
            <text:p>Free Rad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5070</text:p>
          </table:table-cell>
          <table:table-cell office:value-type="string">
            <text:p>CIÊNCIAS BIOLÓGICAS I <text:s text:c="28"/></text:p>
          </table:table-cell>
          <table:table-cell office:value-type="string">
            <text:p>Freshwater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CIÊNCIAS BIOLÓGICAS I <text:s text:c="28"/></text:p>
          </table:table-cell>
          <table:table-cell office:value-type="string">
            <text:p>Frontiers in Bi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2433</text:p>
          </table:table-cell>
          <table:table-cell office:value-type="string">
            <text:p>CIÊNCIAS BIOLÓGICAS I <text:s text:c="28"/></text:p>
          </table:table-cell>
          <table:table-cell office:value-type="string">
            <text:p>Frontiers of Oral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1294</text:p>
          </table:table-cell>
          <table:table-cell office:value-type="string">
            <text:p>CIÊNCIAS BIOLÓGICAS I <text:s text:c="28"/></text:p>
          </table:table-cell>
          <table:table-cell office:value-type="string">
            <text:p>Fruits (Paris. Imprim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463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ction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02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ctional Ecosystems &amp; Communit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5264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ctional Neurology (Roma. 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4408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ctional Plant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472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ctional Plant Science &amp;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damental &amp;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9135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damental and Applied Lim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2745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gal Divers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Fungal e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845</text:p>
          </table:table-cell>
          <table:table-cell office:value-type="string">
            <text:p>CIÊNCIAS BIOLÓGICAS I <text:s text:c="28"/></text:p>
          </table:table-cell>
          <table:table-cell office:value-type="string">
            <text:p>Fungal Genetics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9600</text:p>
          </table:table-cell>
          <table:table-cell office:value-type="string">
            <text:p>CIÊNCIAS BIOLÓGICAS I <text:s text:c="28"/></text:p>
          </table:table-cell>
          <table:table-cell office:value-type="string">
            <text:p>Future HIV Therapy (Print) (Cessou em 2008. Cont. ISSN 1758-4310 HIV Therapy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3287</text:p>
          </table:table-cell>
          <table:table-cell office:value-type="string">
            <text:p>CIÊNCIAS BIOLÓGICAS I <text:s text:c="28"/></text:p>
          </table:table-cell>
          <table:table-cell office:value-type="string">
            <text:p>Futures (Lon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2849</text:p>
          </table:table-cell>
          <table:table-cell office:value-type="string">
            <text:p>CIÊNCIAS BIOLÓGICAS I <text:s text:c="28"/></text:p>
          </table:table-cell>
          <table:table-cell office:value-type="string">
            <text:p>Gaceta Ec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2-7662</text:p>
          </table:table-cell>
          <table:table-cell office:value-type="string">
            <text:p>CIÊNCIAS BIOLÓGICAS I <text:s text:c="28"/></text:p>
          </table:table-cell>
          <table:table-cell office:value-type="string">
            <text:p>Game &amp; Wildlife Science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52X</text:p>
          </table:table-cell>
          <table:table-cell office:value-type="string">
            <text:p>CIÊNCIAS BIOLÓGICAS I <text:s text:c="28"/></text:p>
          </table:table-cell>
          <table:table-cell office:value-type="string">
            <text:p>Gayana (Concepción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301</text:p>
          </table:table-cell>
          <table:table-cell office:value-type="string">
            <text:p>CIÊNCIAS BIOLÓGICAS I <text:s text:c="28"/></text:p>
          </table:table-cell>
          <table:table-cell office:value-type="string">
            <text:p>Gayana. Botánic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CIÊNCIAS BIOLÓGICAS I <text:s text:c="28"/></text:p>
          </table:table-cell>
          <table:table-cell office:value-type="string">
            <text:p>Gazeta Medica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CIÊNCIAS BIOLÓGICAS I <text:s text:c="28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78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 Conserv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480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ral and Comparative Endocri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771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ral Dent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79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s and Immun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57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s Chromosomes &amp; Canc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1848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s, Brain and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383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s, Genomes &amp; Ge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146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 Counsel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0395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64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 Resources and Crop Evolu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6576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 Testing (Cessou em 2008. Cont. ISSN 1945-0265 Genetic Testing and Molecular Biomarker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0556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 Vaccines and Therap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a ('s-Gravenhag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6857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a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40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ética na Es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23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s (Austin, Tex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s and Molecular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s and Molecular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600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s in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9-193X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etics Selection Evolution (Cessou em 200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321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ome (Ottawa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ome (Ottaw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ome Biology (Cessou em 200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Genome National Research Council Can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543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omics (San Diego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7-1710</text:p>
          </table:table-cell>
          <table:table-cell office:value-type="string">
            <text:p>CIÊNCIAS BIOLÓGICAS I <text:s text:c="28"/></text:p>
          </table:table-cell>
          <table:table-cell office:value-type="string">
            <text:p>Genus (Wroclaw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6353</text:p>
          </table:table-cell>
          <table:table-cell office:value-type="string">
            <text:p>CIÊNCIAS BIOLÓGICAS I <text:s text:c="28"/></text:p>
          </table:table-cell>
          <table:table-cell office:value-type="string">
            <text:p>Geoarchaeology (New York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02</text:p>
          </table:table-cell>
          <table:table-cell office:value-type="string">
            <text:p>CIÊNCIAS BIOLÓGICAS I <text:s text:c="28"/></text:p>
          </table:table-cell>
          <table:table-cell office:value-type="string">
            <text:p>Geochem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Geochimica Brasilien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CIÊNCIAS BIOLÓGICAS I <text:s text:c="28"/></text:p>
          </table:table-cell>
          <table:table-cell office:value-type="string">
            <text:p>Geoderma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0-9659</text:p>
          </table:table-cell>
          <table:table-cell office:value-type="string">
            <text:p>CIÊNCIAS BIOLÓGICAS I <text:s text:c="28"/></text:p>
          </table:table-cell>
          <table:table-cell office:value-type="string">
            <text:p>Geodiversitas (Paris. 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CIÊNCIAS BIOLÓGICAS I <text:s text:c="28"/></text:p>
          </table:table-cell>
          <table:table-cell office:value-type="string">
            <text:p>Geomorph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CIÊNCIAS BIOLÓGICAS I <text:s text:c="28"/></text:p>
          </table:table-cell>
          <table:table-cell office:value-type="string">
            <text:p>Gerenciamento Costeiro Integr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CIÊNCIAS BIOLÓGICAS I <text:s text:c="28"/></text:p>
          </table:table-cell>
          <table:table-cell office:value-type="string">
            <text:p>Geront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4171</text:p>
          </table:table-cell>
          <table:table-cell office:value-type="string">
            <text:p>CIÊNCIAS BIOLÓGICAS I <text:s text:c="28"/></text:p>
          </table:table-cell>
          <table:table-cell office:value-type="string">
            <text:p>Giornale Italiano di Endodonzi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491</text:p>
          </table:table-cell>
          <table:table-cell office:value-type="string">
            <text:p>CIÊNCIAS BIOLÓGICAS I <text:s text:c="28"/></text:p>
          </table:table-cell>
          <table:table-cell office:value-type="string">
            <text:p>GLIA (New York, N.Y. :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8906</text:p>
          </table:table-cell>
          <table:table-cell office:value-type="string">
            <text:p>CIÊNCIAS BIOLÓGICAS I <text:s text:c="28"/></text:p>
          </table:table-cell>
          <table:table-cell office:value-type="string">
            <text:p>Global Aquaculture Advoc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CIÊNCIAS BIOLÓGICAS I <text:s text:c="28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22X</text:p>
          </table:table-cell>
          <table:table-cell office:value-type="string">
            <text:p>CIÊNCIAS BIOLÓGICAS I <text:s text:c="28"/></text:p>
          </table:table-cell>
          <table:table-cell office:value-type="string">
            <text:p>Global Ecology and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47</text:p>
          </table:table-cell>
          <table:table-cell office:value-type="string">
            <text:p>CIÊNCIAS BIOLÓGICAS I <text:s text:c="28"/></text:p>
          </table:table-cell>
          <table:table-cell office:value-type="string">
            <text:p>Global Ecology and Biogeography Letters (Cessou em 1998. Cont. ISSN 1466-822X Global Ecology and Biogeography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3078</text:p>
          </table:table-cell>
          <table:table-cell office:value-type="string">
            <text:p>CIÊNCIAS BIOLÓGICAS I <text:s text:c="28"/></text:p>
          </table:table-cell>
          <table:table-cell office:value-type="string">
            <text:p>GloBallast Monograph Ser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658</text:p>
          </table:table-cell>
          <table:table-cell office:value-type="string">
            <text:p>CIÊNCIAS BIOLÓGICAS I <text:s text:c="28"/></text:p>
          </table:table-cell>
          <table:table-cell office:value-type="string">
            <text:p>Glycobi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832X</text:p>
          </table:table-cell>
          <table:table-cell office:value-type="string">
            <text:p>CIÊNCIAS BIOLÓGICAS I <text:s text:c="28"/></text:p>
          </table:table-cell>
          <table:table-cell office:value-type="string">
            <text:p>Graefe's Archive for Clinical and Experimental Ophthalm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134</text:p>
          </table:table-cell>
          <table:table-cell office:value-type="string">
            <text:p>CIÊNCIAS BIOLÓGICAS I <text:s text:c="28"/></text:p>
          </table:table-cell>
          <table:table-cell office:value-type="string">
            <text:p>Grana (Stockhol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975</text:p>
          </table:table-cell>
          <table:table-cell office:value-type="string">
            <text:p>CIÊNCIAS BIOLÓGICAS I <text:s text:c="28"/></text:p>
          </table:table-cell>
          <table:table-cell office:value-type="string">
            <text:p>Gravel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CIÊNCIAS BIOLÓGICAS I <text:s text:c="28"/></text:p>
          </table:table-cell>
          <table:table-cell office:value-type="string">
            <text:p>Growth Hormone &amp; IGF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470</text:p>
          </table:table-cell>
          <table:table-cell office:value-type="string">
            <text:p>CIÊNCIAS BIOLÓGICAS I <text:s text:c="28"/></text:p>
          </table:table-cell>
          <table:table-cell office:value-type="string">
            <text:p>Gulf and Caribbea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CIÊNCIAS BIOLÓGICAS I <text:s text:c="28"/></text:p>
          </table:table-cell>
          <table:table-cell office:value-type="string">
            <text:p>Gynecologic and Obstetric Investig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CIÊNCIAS BIOLÓGICAS I <text:s text:c="28"/></text:p>
          </table:table-cell>
          <table:table-cell office:value-type="string">
            <text:p>Gynecologic On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129</text:p>
          </table:table-cell>
          <table:table-cell office:value-type="string">
            <text:p>CIÊNCIAS BIOLÓGICAS I <text:s text:c="28"/></text:p>
          </table:table-cell>
          <table:table-cell office:value-type="string">
            <text:p>Habitat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078</text:p>
          </table:table-cell>
          <table:table-cell office:value-type="string">
            <text:p>CIÊNCIAS BIOLÓGICAS I <text:s text:c="28"/></text:p>
          </table:table-cell>
          <table:table-cell office:value-type="string">
            <text:p>Haematologica (Rom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8216</text:p>
          </table:table-cell>
          <table:table-cell office:value-type="string">
            <text:p>CIÊNCIAS BIOLÓGICAS I <text:s text:c="28"/></text:p>
          </table:table-cell>
          <table:table-cell office:value-type="string">
            <text:p>Haemophilia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883</text:p>
          </table:table-cell>
          <table:table-cell office:value-type="string">
            <text:p>CIÊNCIAS BIOLÓGICAS I <text:s text:c="28"/></text:p>
          </table:table-cell>
          <table:table-cell office:value-type="string">
            <text:p>Harmful Alga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2706</text:p>
          </table:table-cell>
          <table:table-cell office:value-type="string">
            <text:p>CIÊNCIAS BIOLÓGICAS I <text:s text:c="28"/></text:p>
          </table:table-cell>
          <table:table-cell office:value-type="string">
            <text:p>Harmful Algae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534</text:p>
          </table:table-cell>
          <table:table-cell office:value-type="string">
            <text:p>CIÊNCIAS BIOLÓGICAS I <text:s text:c="28"/></text:p>
          </table:table-cell>
          <table:table-cell office:value-type="string">
            <text:p>Harvard Papers in Botan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0912</text:p>
          </table:table-cell>
          <table:table-cell office:value-type="string">
            <text:p>CIÊNCIAS BIOLÓGICAS I <text:s text:c="28"/></text:p>
          </table:table-cell>
          <table:table-cell office:value-type="string">
            <text:p>Hattori Shokubutsu Kenkyujo hokoku / Journal of the Hattori Botanical Laboratory (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142</text:p>
          </table:table-cell>
          <table:table-cell office:value-type="string">
            <text:p>CIÊNCIAS BIOLÓGICAS I <text:s text:c="28"/></text:p>
          </table:table-cell>
          <table:table-cell office:value-type="string">
            <text:p>HB Científica (FUNFARM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CIÊNCIAS BIOLÓGICAS I <text:s text:c="28"/></text:p>
          </table:table-cell>
          <table:table-cell office:value-type="string">
            <text:p>Head &amp; Neck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748</text:p>
          </table:table-cell>
          <table:table-cell office:value-type="string">
            <text:p>CIÊNCIAS BIOLÓGICAS I <text:s text:c="28"/></text:p>
          </table:table-cell>
          <table:table-cell office:value-type="string">
            <text:p>Headach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955</text:p>
          </table:table-cell>
          <table:table-cell office:value-type="string">
            <text:p>CIÊNCIAS BIOLÓGICAS I <text:s text:c="28"/></text:p>
          </table:table-cell>
          <table:table-cell office:value-type="string">
            <text:p>Heari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387X</text:p>
          </table:table-cell>
          <table:table-cell office:value-type="string">
            <text:p>CIÊNCIAS BIOLÓGICAS I <text:s text:c="28"/></text:p>
          </table:table-cell>
          <table:table-cell office:value-type="string">
            <text:p>Helgoland Marin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389</text:p>
          </table:table-cell>
          <table:table-cell office:value-type="string">
            <text:p>CIÊNCIAS BIOLÓGICAS I <text:s text:c="28"/></text:p>
          </table:table-cell>
          <table:table-cell office:value-type="string">
            <text:p>Helicobacter (Cambridge, Mass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0-6605</text:p>
          </table:table-cell>
          <table:table-cell office:value-type="string">
            <text:p>CIÊNCIAS BIOLÓGICAS I <text:s text:c="28"/></text:p>
          </table:table-cell>
          <table:table-cell office:value-type="string">
            <text:p>Helminthologia (Tlacené Vydani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19X</text:p>
          </table:table-cell>
          <table:table-cell office:value-type="string">
            <text:p>CIÊNCIAS BIOLÓGICAS I <text:s text:c="28"/></text:p>
          </table:table-cell>
          <table:table-cell office:value-type="string">
            <text:p>Helvetica Chimica Ac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391</text:p>
          </table:table-cell>
          <table:table-cell office:value-type="string">
            <text:p>CIÊNCIAS BIOLÓGICAS I <text:s text:c="28"/></text:p>
          </table:table-cell>
          <table:table-cell office:value-type="string">
            <text:p>Hematology (Washingt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69</text:p>
          </table:table-cell>
          <table:table-cell office:value-type="string">
            <text:p>CIÊNCIAS BIOLÓGICAS I <text:s text:c="28"/></text:p>
          </table:table-cell>
          <table:table-cell office:value-type="string">
            <text:p>Hemoglob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61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editas (Lund) (Cessou em 2004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7X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edity (Edinburgh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31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petologica (Austin, TX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0928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petological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7603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petological Conservation and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130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petolog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1347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petological Monograp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4X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petological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0-7930</text:p>
          </table:table-cell>
          <table:table-cell office:value-type="string">
            <text:p>CIÊNCIAS BIOLÓGICAS I <text:s text:c="28"/></text:p>
          </table:table-cell>
          <table:table-cell office:value-type="string">
            <text:p>HERPETOTROP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3-0283</text:p>
          </table:table-cell>
          <table:table-cell office:value-type="string">
            <text:p>CIÊNCIAS BIOLÓGICAS I <text:s text:c="28"/></text:p>
          </table:table-cell>
          <table:table-cell office:value-type="string">
            <text:p>Heterocyclic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CIÊNCIAS BIOLÓGICAS I <text:s text:c="28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CIÊNCIAS BIOLÓGICAS I <text:s text:c="28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2214</text:p>
          </table:table-cell>
          <table:table-cell office:value-type="string">
            <text:p>CIÊNCIAS BIOLÓGICAS I <text:s text:c="28"/></text:p>
          </table:table-cell>
          <table:table-cell office:value-type="string">
            <text:p>Histochemical Journal (Cessou em 2003. Cont. ISSN 1567-2379 Journal of Molecular Histology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143</text:p>
          </table:table-cell>
          <table:table-cell office:value-type="string">
            <text:p>CIÊNCIAS BIOLÓGICAS I <text:s text:c="28"/></text:p>
          </table:table-cell>
          <table:table-cell office:value-type="string">
            <text:p>Histochemistry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CIÊNCIAS BIOLÓGICAS I <text:s text:c="28"/></text:p>
          </table:table-cell>
          <table:table-cell office:value-type="string">
            <text:p>Histology and Hist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CIÊNCIAS BIOLÓGICAS I <text:s text:c="28"/></text:p>
          </table:table-cell>
          <table:table-cell office:value-type="string">
            <text:p>Histopath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CIÊNCIAS BIOLÓGICAS I <text:s text:c="28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CIÊNCIAS BIOLÓGICAS I <text:s text:c="28"/></text:p>
          </table:table-cell>
          <table:table-cell office:value-type="string">
            <text:p>Hoehne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21</text:p>
          </table:table-cell>
          <table:table-cell office:value-type="string">
            <text:p>CIÊNCIAS BIOLÓGICAS I <text:s text:c="28"/></text:p>
          </table:table-cell>
          <table:table-cell office:value-type="string">
            <text:p>Holos Environment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CIÊNCIAS BIOLÓGICAS I <text:s text:c="28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CIÊNCIAS BIOLÓGICAS I <text:s text:c="28"/></text:p>
          </table:table-cell>
          <table:table-cell office:value-type="string">
            <text:p>Homeopathy (Edinburgh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442X</text:p>
          </table:table-cell>
          <table:table-cell office:value-type="string">
            <text:p>CIÊNCIAS BIOLÓGICAS I <text:s text:c="28"/></text:p>
          </table:table-cell>
          <table:table-cell office:value-type="string">
            <text:p>Homo (Stuttgar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CIÊNCIAS BIOLÓGICAS I <text:s text:c="28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43</text:p>
          </table:table-cell>
          <table:table-cell office:value-type="string">
            <text:p>CIÊNCIAS BIOLÓGICAS I <text:s text:c="28"/></text:p>
          </table:table-cell>
          <table:table-cell office:value-type="string">
            <text:p>Hormone and Metabol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CIÊNCIAS BIOLÓGICAS I <text:s text:c="28"/></text:p>
          </table:table-cell>
          <table:table-cell office:value-type="string">
            <text:p>Hormones and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CIÊNCIAS BIOLÓGICAS I <text:s text:c="28"/></text:p>
          </table:table-cell>
          <table:table-cell office:value-type="string">
            <text:p>Horticultur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CIÊNCIAS BIOLÓGICAS I <text:s text:c="28"/></text:p>
          </table:table-cell>
          <table:table-cell office:value-type="string">
            <text:p>HU Revista (UF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&amp; Experimental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143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9471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Brain Mapp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Ecology (New York, N.Y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652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Hered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6906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Molecular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794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M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CIÊNCIAS BIOLÓGICAS I <text:s text:c="28"/></text:p>
          </table:table-cell>
          <table:table-cell office:value-type="string">
            <text:p>Human Reproducti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CIÊNCIAS BIOLÓGICAS I <text:s text:c="28"/></text:p>
          </table:table-cell>
          <table:table-cell office:value-type="string">
            <text:p>Hydrobiologia (The Hagu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606</text:p>
          </table:table-cell>
          <table:table-cell office:value-type="string">
            <text:p>CIÊNCIAS BIOLÓGICAS I <text:s text:c="28"/></text:p>
          </table:table-cell>
          <table:table-cell office:value-type="string">
            <text:p>Hydrology and Earth System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CIÊNCIAS BIOLÓGICAS I <text:s text:c="28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955</text:p>
          </table:table-cell>
          <table:table-cell office:value-type="string">
            <text:p>CIÊNCIAS BIOLÓGICAS I <text:s text:c="28"/></text:p>
          </table:table-cell>
          <table:table-cell office:value-type="string">
            <text:p>Hypertension in Pregnanc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541</text:p>
          </table:table-cell>
          <table:table-cell office:value-type="string">
            <text:p>CIÊNCIAS BIOLÓGICAS I <text:s text:c="28"/></text:p>
          </table:table-cell>
          <table:table-cell office:value-type="string">
            <text:p>IAW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3010</text:p>
          </table:table-cell>
          <table:table-cell office:value-type="string">
            <text:p>CIÊNCIAS BIOLÓGICAS I <text:s text:c="28"/></text:p>
          </table:table-cell>
          <table:table-cell office:value-type="string">
            <text:p>Iberus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1019</text:p>
          </table:table-cell>
          <table:table-cell office:value-type="string">
            <text:p>CIÊNCIAS BIOLÓGICAS I <text:s text:c="28"/></text:p>
          </table:table-cell>
          <table:table-cell office:value-type="string">
            <text:p>Ibis (London. 185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139</text:p>
          </table:table-cell>
          <table:table-cell office:value-type="string">
            <text:p>CIÊNCIAS BIOLÓGICAS I <text:s text:c="28"/></text:p>
          </table:table-cell>
          <table:table-cell office:value-type="string">
            <text:p>ICES Journal of Marin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9902</text:p>
          </table:table-cell>
          <table:table-cell office:value-type="string">
            <text:p>CIÊNCIAS BIOLÓGICAS I <text:s text:c="28"/></text:p>
          </table:table-cell>
          <table:table-cell office:value-type="string">
            <text:p>Ichthyological Exploration of Freshwa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675</text:p>
          </table:table-cell>
          <table:table-cell office:value-type="string">
            <text:p>CIÊNCIAS BIOLÓGICAS I <text:s text:c="28"/></text:p>
          </table:table-cell>
          <table:table-cell office:value-type="string">
            <text:p>Idesia (Arica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6804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Communications Magaz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801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Internet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Signal Processing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Transactions on Image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Transactions on Mag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62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Transactions on Medical Imag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27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Transactions on Neural Network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19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Transactions on Parallel and Distribute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27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Transactions on Systems, Man and Cybernetics. Part A. Systems and Huma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 Transactions on Systems, Man and Cybernetics. Part B. Cyber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63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/ACM Transactions on Computational Biology and Bioinforma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692</text:p>
          </table:table-cell>
          <table:table-cell office:value-type="string">
            <text:p>CIÊNCIAS BIOLÓGICAS I <text:s text:c="28"/></text:p>
          </table:table-cell>
          <table:table-cell office:value-type="string">
            <text:p>IEEE/ACM Transactions on Network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60</text:p>
          </table:table-cell>
          <table:table-cell office:value-type="string">
            <text:p>CIÊNCIAS BIOLÓGICAS I <text:s text:c="28"/></text:p>
          </table:table-cell>
          <table:table-cell office:value-type="string">
            <text:p>IF Serie Registr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CIÊNCIAS BIOLÓGICAS I <text:s text:c="28"/></text:p>
          </table:table-cell>
          <table:table-cell office:value-type="string">
            <text:p>Iheringia. Série Botâ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CIÊNCIAS BIOLÓGICAS I <text:s text:c="28"/></text:p>
          </table:table-cell>
          <table:table-cell office:value-type="string">
            <text:p>Iheringia. Série Zo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3-0533</text:p>
          </table:table-cell>
          <table:table-cell office:value-type="string">
            <text:p>CIÊNCIAS BIOLÓGICAS I <text:s text:c="28"/></text:p>
          </table:table-cell>
          <table:table-cell office:value-type="string">
            <text:p>IM Interactive Med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CIÊNCIAS BIOLÓGICAS I <text:s text:c="28"/></text:p>
          </table:table-cell>
          <table:table-cell office:value-type="string">
            <text:p>Image and Vision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CIÊNCIAS BIOLÓGICAS I <text:s text:c="28"/></text:p>
          </table:table-cell>
          <table:table-cell office:value-type="string">
            <text:p>Immunobiology (Jena. 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711</text:p>
          </table:table-cell>
          <table:table-cell office:value-type="string">
            <text:p>CIÊNCIAS BIOLÓGICAS I <text:s text:c="28"/></text:p>
          </table:table-cell>
          <table:table-cell office:value-type="string">
            <text:p>Immunogenetics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0139</text:p>
          </table:table-cell>
          <table:table-cell office:value-type="string">
            <text:p>CIÊNCIAS BIOLÓGICAS I <text:s text:c="28"/></text:p>
          </table:table-cell>
          <table:table-cell office:value-type="string">
            <text:p>Immunological Investig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CIÊNCIAS BIOLÓGICAS I <text:s text:c="28"/></text:p>
          </table:table-cell>
          <table:table-cell office:value-type="string">
            <text:p>Immu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8-9641</text:p>
          </table:table-cell>
          <table:table-cell office:value-type="string">
            <text:p>CIÊNCIAS BIOLÓGICAS I <text:s text:c="28"/></text:p>
          </table:table-cell>
          <table:table-cell office:value-type="string">
            <text:p>Immunology and Cel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CIÊNCIAS BIOLÓGICAS I <text:s text:c="28"/></text:p>
          </table:table-cell>
          <table:table-cell office:value-type="string">
            <text:p>Immu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CIÊNCIAS BIOLÓGICAS I <text:s text:c="28"/></text:p>
          </table:table-cell>
          <table:table-cell office:value-type="string">
            <text:p>Immunopharmacology and Immuno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CIÊNCIAS BIOLÓGICAS I <text:s text:c="28"/></text:p>
          </table:table-cell>
          <table:table-cell office:value-type="string">
            <text:p>Implant Dentist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320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 Silico 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269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 Vitro Cellular &amp; Developmental Biology. Anim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654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dian Hyd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18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dian Journal of Experimental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761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dian Journal of Pharma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dustrial Crops and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arm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ection and Immun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ection Control and Hospit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4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ection, Genetics and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lam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lammation Research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9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lammatory Bowe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OCOMP (UFL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362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opesca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19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ormation Processing Letter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25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ormation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951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ormation Technology and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67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ormativo Abra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forme Agropecuár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56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novative Food Science &amp; Emerging Techn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organica Chimica Act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458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 Conservation and Diversit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7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 Molecula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791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960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904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 Science and its Appli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60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 Systematics &amp; Evo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73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a Mun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81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sectes Sociaux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54</text:p>
          </table:table-cell>
          <table:table-cell office:value-type="string">
            <text:p>CIÊNCIAS BIOLÓGICAS I <text:s text:c="28"/></text:p>
          </table:table-cell>
          <table:table-cell office:value-type="string">
            <text:p>Ínsula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79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grated Environmental Assessment and Manage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06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grative and Compara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ligência Empresarial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açõe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ciencia (Carac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6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ciência (Catanduv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59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Angi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005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Aqua Fee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Braz J Uro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93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Communications in Heat and Mass Transf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13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Congress Ser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694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Dair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Endodontic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6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for Numerical and Analytical Methods in Geomechan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for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795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Aca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626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And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72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Biochemistry &amp; Cel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6-785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Bioelectromagnetism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228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Biolog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89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Business Performance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95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Colorec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727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Dairy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Der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35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Environment and Pol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795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Exercise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Foo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3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Geriatric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91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Gynecologic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169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Gynecolog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5-040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Horticultur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12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Immunogene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457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Lakes and River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82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Legal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16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Leprosy and other Mycobacterial Diseases (Cessou em 200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Modern Physics 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Molecul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006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Molecular Scien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Morp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145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Neuropsycho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5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Neuro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789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Odonat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8X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Orni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5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arallel Programm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14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eptide Research and Therapeu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777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harmac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537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lant Geno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5893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lant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29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r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76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Psych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Quantum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300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Radiatio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6102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Psychoger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2944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Review of Hyd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8-9550</text:p>
          </table:table-cell>
          <table:table-cell office:value-type="string">
            <text:p>CIÊNCIAS BIOLÓGICAS I <text:s text:c="28"/></text:p>
          </table:table-cell>
          <table:table-cell office:value-type="string">
            <text:p>International Rice Commission Newslett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830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vertebrat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425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vertebrate Reproduction &amp;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5226</text:p>
          </table:table-cell>
          <table:table-cell office:value-type="string">
            <text:p>CIÊNCIAS BIOLÓGICAS I <text:s text:c="28"/></text:p>
          </table:table-cell>
          <table:table-cell office:value-type="string">
            <text:p>Invertebrate Syst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069</text:p>
          </table:table-cell>
          <table:table-cell office:value-type="string">
            <text:p>CIÊNCIAS BIOLÓGICAS I <text:s text:c="28"/></text:p>
          </table:table-cell>
          <table:table-cell office:value-type="string">
            <text:p>Investigaciones Marinas (Impresa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CIÊNCIAS BIOLÓGICAS I <text:s text:c="28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97</text:p>
          </table:table-cell>
          <table:table-cell office:value-type="string">
            <text:p>CIÊNCIAS BIOLÓGICAS I <text:s text:c="28"/></text:p>
          </table:table-cell>
          <table:table-cell office:value-type="string">
            <text:p>Investigational New Drug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95</text:p>
          </table:table-cell>
          <table:table-cell office:value-type="string">
            <text:p>CIÊNCIAS BIOLÓGICAS I <text:s text:c="28"/></text:p>
          </table:table-cell>
          <table:table-cell office:value-type="string">
            <text:p>Irriga (UNESP Botucat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0-7682</text:p>
          </table:table-cell>
          <table:table-cell office:value-type="string">
            <text:p>CIÊNCIAS BIOLÓGICAS I <text:s text:c="28"/></text:p>
          </table:table-cell>
          <table:table-cell office:value-type="string">
            <text:p>ISME/GLOMIS Electronic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6016</text:p>
          </table:table-cell>
          <table:table-cell office:value-type="string">
            <text:p>CIÊNCIAS BIOLÓGICAS I <text:s text:c="28"/></text:p>
          </table:table-cell>
          <table:table-cell office:value-type="string">
            <text:p>Isotopes in Environmental and Health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9978</text:p>
          </table:table-cell>
          <table:table-cell office:value-type="string">
            <text:p>CIÊNCIAS BIOLÓGICAS I <text:s text:c="28"/></text:p>
          </table:table-cell>
          <table:table-cell office:value-type="string">
            <text:p>Israel Journal of Plant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051X</text:p>
          </table:table-cell>
          <table:table-cell office:value-type="string">
            <text:p>CIÊNCIAS BIOLÓGICAS I <text:s text:c="28"/></text:p>
          </table:table-cell>
          <table:table-cell office:value-type="string">
            <text:p>Italian Journal of Animal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5851</text:p>
          </table:table-cell>
          <table:table-cell office:value-type="string">
            <text:p>CIÊNCIAS BIOLÓGICAS I <text:s text:c="28"/></text:p>
          </table:table-cell>
          <table:table-cell office:value-type="string">
            <text:p>Italian Journal of Zo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CIÊNCIAS BIOLÓGICAS I <text:s text:c="28"/></text:p>
          </table:table-cell>
          <table:table-cell office:value-type="string">
            <text:p>IUBMB Lif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9030</text:p>
          </table:table-cell>
          <table:table-cell office:value-type="string">
            <text:p>CIÊNCIAS BIOLÓGICAS I <text:s text:c="28"/></text:p>
          </table:table-cell>
          <table:table-cell office:value-type="string">
            <text:p>IUCN Otter Specialist Group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CIÊNCIAS BIOLÓGICAS I <text:s text:c="28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1917</text:p>
          </table:table-cell>
          <table:table-cell office:value-type="string">
            <text:p>CIÊNCIAS BIOLÓGICAS I <text:s text:c="28"/></text:p>
          </table:table-cell>
          <table:table-cell office:value-type="string">
            <text:p>Japanese Journal of Veterinary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CIÊNCIAS BIOLÓGICAS I <text:s text:c="28"/></text:p>
          </table:table-cell>
          <table:table-cell office:value-type="string">
            <text:p>JAT. Journal of Applie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37</text:p>
          </table:table-cell>
          <table:table-cell office:value-type="string">
            <text:p>CIÊNCIAS BIOLÓGICAS I <text:s text:c="28"/></text:p>
          </table:table-cell>
          <table:table-cell office:value-type="string">
            <text:p>JBE. Jornal Brasileiro de End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CIÊNCIAS BIOLÓGICAS I <text:s text:c="28"/></text:p>
          </table:table-cell>
          <table:table-cell office:value-type="string">
            <text:p>JBF. Jornal Brasileiro de Fito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525</text:p>
          </table:table-cell>
          <table:table-cell office:value-type="string">
            <text:p>CIÊNCIAS BIOLÓGICAS I <text:s text:c="28"/></text:p>
          </table:table-cell>
          <table:table-cell office:value-type="string">
            <text:p>Jirau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710X</text:p>
          </table:table-cell>
          <table:table-cell office:value-type="string">
            <text:p>CIÊNCIAS BIOLÓGICAS I <text:s text:c="28"/></text:p>
          </table:table-cell>
          <table:table-cell office:value-type="string">
            <text:p>JIRCAS Working Repor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8428</text:p>
          </table:table-cell>
          <table:table-cell office:value-type="string">
            <text:p>CIÊNCIAS BIOLÓGICAS I <text:s text:c="28"/></text:p>
          </table:table-cell>
          <table:table-cell office:value-type="string">
            <text:p>JN. Journal of Nephrology (Milano. 199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Nef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9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Pneu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Pneum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rnal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36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fur Ornithology (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721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dvanced Zo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ffective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gricultural and 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9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gricultural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83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griculture and Rural Development in the Tropics and Subtrop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95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IDS/HIV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natom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363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nd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nimal and Veterinary Adva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66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nimal Breeding and Genetics (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1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nim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2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ntibiotics (Tokyo. 196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27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OAC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icultur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211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Anim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443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Aquacultur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0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04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Entom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98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865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Ichthy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Oral Scienc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Oral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Phy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Physiology (198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Polymer Sci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Polym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pplied Stati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084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quaculture in the Trop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0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rchaeolog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rid Environ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46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ssisted Reproduction and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76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tmospher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uto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8-885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Avian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acter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as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6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chemical and Molecular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4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chemistry (Toky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68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chemistry and Molecular Biology (Cessou em 2007. Cont. ISSN 1976-6696 BMB Report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energetics and Biomembra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20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informatics and Computational Bi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logical Chemis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8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logical Sciences (Bomba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logical Sciences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log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aterial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06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aterials Science. Polymer ed.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edical Op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edical Science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73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olecular NM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110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molecular Structure &amp; Dyn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172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science and Bio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668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Bry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30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arbohydrate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916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ardiac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ardio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3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el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2-183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ellular and Molecular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ellular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ellular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emic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emical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009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emotherapy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073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ild Neurology (Cessou em 200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1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ild Psychology and Psychiatr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romatographic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romat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hromatography. B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5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mat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914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7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Laser Medicine &amp; Surgery (Cessou em 2004. Cont. ISSN 1549-5418 Photomedicine and Laser Surger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074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Psycho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linical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as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mparative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759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mparative Physiology. A, Sensory, Neural, and Behavioral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57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mparative Physiology. B, Biochemical, Systemic, and Environmental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03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mparative Psychology (198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7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mputation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01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nc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13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osmetic Dermat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37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rustace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utaneous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Cystic Fibro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9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Dairy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Dai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D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18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Dermatological Scienc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72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Diabetes and its Com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224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Drug Delivery Science and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186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Drug Targe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7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conomic Ento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665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lectroanalytical Chemistry (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79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do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0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tomologic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56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tom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vironmental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032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vironmental Monito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506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vironmental Protection and E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vironmental Radioactiv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quine Veterinary Scie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ssential Oil-Bearing Pla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77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thn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426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thnobiology and Ethno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77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061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volutionary Biology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860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Animal Science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5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43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Botan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896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Zoology. Part A, Comparative Experimental Biology (Cessou em 2006. Cont. ISSN 1932-5223 Journal of Experimental Zoology. Part A, Ecological Genetics and Physiolo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9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Zoology. Part A, Comparative Experimental Biology (Online) (Cessou em 2006. Cont. Journal of Experimental Zoology. Part A, Ecological Genetics and Physiology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522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Experimental Zoology. Part A, Ecological Genetics and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Journal of Fauna and Flora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85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ield Orni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ish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8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725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Lipi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9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Processing and Preserv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42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Qua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846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od Technology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119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raminife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rensic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697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Fores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17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Gastroenterology and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6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General and Applied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Gener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70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Genetic Counsel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3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Ge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925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Genetics &amp; Breed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azardous Materi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9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elmin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ered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erpe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888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ist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1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orticultural Science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8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orticultural Science (Cessou em 1997. Cont. ISSN 1462-0316 Journal of Horticultural Science &amp; Biotechn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8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uman Evo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516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uman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ydr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42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ymenoptera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mmun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55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mmunotherap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herited Metabolic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55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sect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638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sect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sect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383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sect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44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sect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1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tegrative Biology / Omics (Larchmo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907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tegrative Plant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90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terferon &amp; Cytoki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vertebrate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2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Investigative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480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Labelled Compounds &amp; Radiopharmaceutic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Liposom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Liquid Chromatography &amp; Related Technolog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Lumin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gnetism and Magnetic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7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mma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796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rine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terial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802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terials Science Letters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1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athematic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edic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edical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edic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6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edical Pri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edical Vi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edicinal Foo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icrobi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87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icrobiology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4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icroencapsul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21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icropalaeo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ic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86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and Genetic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4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Evo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His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71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Medicine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180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Microbiology and Biotechnology (Base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Mod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502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Model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Struc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123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llusca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52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orphology (1931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075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Muscle Foo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315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ano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76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anoparticl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93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atural Hist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atural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al Transmis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4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-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4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6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cy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8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715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eurotrau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640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orthwest Atlantic Fishery Sci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48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uclear Agriculture an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86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utritional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Nutritional Science and Vitami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3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Ocean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Oral Pathology &amp;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2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Oral Rehabilit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Or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46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Orthoptera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1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18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diatric &amp; Adolescent Gyne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018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diatric Endocrinology &amp; Metabol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6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diatric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7-002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ptide Research (Cessou em 2005. Cont. ISSN 1747-0277 Chemical Biology &amp; Drug Design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riodo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riodontology (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475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est Science (2004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2-182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armacy &amp;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4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sics. A, Mathematical and Theoret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siology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8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hytopath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kt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78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t Biochemistry an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281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t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416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t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465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t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t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944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5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lant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803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rotein Chemistry (Print) (Cessou em 2003. Cont. ISSN 1572-3887 The Protein Journ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8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roteome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5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sychiatric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sychopharmacolo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9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Psychosomat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9-306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Radia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Reproduc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62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Rheu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244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cience and Medicine in Spor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014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cience Education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800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hellfish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73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mooth Muscle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10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oils and Sedimen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ol-Gel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48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olid State Electro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outh American Earth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tatistical 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853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tem Cel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6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teroid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4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tored Product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tructura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949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ubmicroscopic Cytology and 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981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ustainable Fore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201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Systematic Palaeont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6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American Academy of Child and Adolescent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09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American College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72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American College of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06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American Society for Horticul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25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Botanical Research Institute of Tex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73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Bromeliad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75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Institute of Brew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8567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Kansas Entomolog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096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Lepidopterists'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87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National Cancer Institut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968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National Medical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Neur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719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New York Entomological Society (Cessou em 2006. Cont. ISSN 1947-5136 Entomologica America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North American Bentholog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Optical Society of America. A, Optics and Image Science (Cessou em 1993. Cont. ISSN 1084-7529 Journal of the Optical Society of America. A, Optics, Image Science, and Visi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84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 World Aquaculture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oretic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6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erm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93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hrombosis and Haemosta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39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oxicology and Environmental Health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5876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ranslational Medicin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7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Tropical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21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ascular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ector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0-923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egetat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63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ertebrate Pale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725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eterinary Medic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4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eterinary Medicine. Series 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845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eterinary Science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ir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5514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ir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5773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VLSI Signal Processing (Cessou em 1995. Cont. ISSN 1387-5485 Journal of VLSI Signal Processing Systems for Signal, Image, and Video Technology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58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Web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558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Wildlife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745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Zoological Systematics and Evolutiona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460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Zo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CIÊNCIAS BIOLÓGICAS I <text:s text:c="28"/></text:p>
          </table:table-cell>
          <table:table-cell office:value-type="string">
            <text:p>Journal of Zoology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3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JRAAS. Journal of the Renin-Angiotensin-Aldosterone Syst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7846</text:p>
          </table:table-cell>
          <table:table-cell office:value-type="string">
            <text:p>CIÊNCIAS BIOLÓGICAS I <text:s text:c="28"/></text:p>
          </table:table-cell>
          <table:table-cell office:value-type="string">
            <text:p>Kakteen und Andere Sukkulente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5974</text:p>
          </table:table-cell>
          <table:table-cell office:value-type="string">
            <text:p>CIÊNCIAS BIOLÓGICAS I <text:s text:c="28"/></text:p>
          </table:table-cell>
          <table:table-cell office:value-type="string">
            <text:p>Kew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CIÊNCIAS BIOLÓGICAS I <text:s text:c="28"/></text:p>
          </table:table-cell>
          <table:table-cell office:value-type="string">
            <text:p>Key Engineering Mater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2538</text:p>
          </table:table-cell>
          <table:table-cell office:value-type="string">
            <text:p>CIÊNCIAS BIOLÓGICAS I <text:s text:c="28"/></text:p>
          </table:table-cell>
          <table:table-cell office:value-type="string">
            <text:p>Kidne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92</text:p>
          </table:table-cell>
          <table:table-cell office:value-type="string">
            <text:p>CIÊNCIAS BIOLÓGICAS I <text:s text:c="28"/></text:p>
          </table:table-cell>
          <table:table-cell office:value-type="string">
            <text:p>Kinetoplastid Biology and Disease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92X</text:p>
          </table:table-cell>
          <table:table-cell office:value-type="string">
            <text:p>CIÊNCIAS BIOLÓGICAS I <text:s text:c="28"/></text:p>
          </table:table-cell>
          <table:table-cell office:value-type="string">
            <text:p>Kyberne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21</text:p>
          </table:table-cell>
          <table:table-cell office:value-type="string">
            <text:p>CIÊNCIAS BIOLÓGICAS I <text:s text:c="28"/></text:p>
          </table:table-cell>
          <table:table-cell office:value-type="string">
            <text:p>La Salle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355</text:p>
          </table:table-cell>
          <table:table-cell office:value-type="string">
            <text:p>CIÊNCIAS BIOLÓGICAS I <text:s text:c="28"/></text:p>
          </table:table-cell>
          <table:table-cell office:value-type="string">
            <text:p>Lab Anim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CIÊNCIAS BIOLÓGICAS I <text:s text:c="28"/></text:p>
          </table:table-cell>
          <table:table-cell office:value-type="string">
            <text:p>LAES/HA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31</text:p>
          </table:table-cell>
          <table:table-cell office:value-type="string">
            <text:p>CIÊNCIAS BIOLÓGICAS I <text:s text:c="28"/></text:p>
          </table:table-cell>
          <table:table-cell office:value-type="string">
            <text:p>Lakes and Reservoir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045</text:p>
          </table:table-cell>
          <table:table-cell office:value-type="string">
            <text:p>CIÊNCIAS BIOLÓGICAS I <text:s text:c="28"/></text:p>
          </table:table-cell>
          <table:table-cell office:value-type="string">
            <text:p>Lancet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8377</text:p>
          </table:table-cell>
          <table:table-cell office:value-type="string">
            <text:p>CIÊNCIAS BIOLÓGICAS I <text:s text:c="28"/></text:p>
          </table:table-cell>
          <table:table-cell office:value-type="string">
            <text:p>Land Use Polic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46</text:p>
          </table:table-cell>
          <table:table-cell office:value-type="string">
            <text:p>CIÊNCIAS BIOLÓGICAS I <text:s text:c="28"/></text:p>
          </table:table-cell>
          <table:table-cell office:value-type="string">
            <text:p>Landscape and Urban Plan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2973</text:p>
          </table:table-cell>
          <table:table-cell office:value-type="string">
            <text:p>CIÊNCIAS BIOLÓGICAS I <text:s text:c="28"/></text:p>
          </table:table-cell>
          <table:table-cell office:value-type="string">
            <text:p>Landscape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CIÊNCIAS BIOLÓGICAS I <text:s text:c="28"/></text:p>
          </table:table-cell>
          <table:table-cell office:value-type="string">
            <text:p>Langmu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9-3871</text:p>
          </table:table-cell>
          <table:table-cell office:value-type="string">
            <text:p>CIÊNCIAS BIOLÓGICAS I <text:s text:c="28"/></text:p>
          </table:table-cell>
          <table:table-cell office:value-type="string">
            <text:p>Lankester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CIÊNCIAS BIOLÓGICAS I <text:s text:c="28"/></text:p>
          </table:table-cell>
          <table:table-cell office:value-type="string">
            <text:p>Lasers in Med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CIÊNCIAS BIOLÓGICAS I <text:s text:c="28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50X</text:p>
          </table:table-cell>
          <table:table-cell office:value-type="string">
            <text:p>CIÊNCIAS BIOLÓGICAS I <text:s text:c="28"/></text:p>
          </table:table-cell>
          <table:table-cell office:value-type="string">
            <text:p>Laterality (Hove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60X</text:p>
          </table:table-cell>
          <table:table-cell office:value-type="string">
            <text:p>CIÊNCIAS BIOLÓGICAS I <text:s text:c="28"/></text:p>
          </table:table-cell>
          <table:table-cell office:value-type="string">
            <text:p>Latin American Journal of Aquatic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255-2386</text:p>
          </table:table-cell>
          <table:table-cell office:value-type="string">
            <text:p>CIÊNCIAS BIOLÓGICAS I <text:s text:c="28"/></text:p>
          </table:table-cell>
          <table:table-cell office:value-type="string">
            <text:p>Latin American Journal of Pharmac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CIÊNCIAS BIOLÓGICAS I <text:s text:c="28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0502</text:p>
          </table:table-cell>
          <table:table-cell office:value-type="string">
            <text:p>CIÊNCIAS BIOLÓGICAS I <text:s text:c="28"/></text:p>
          </table:table-cell>
          <table:table-cell office:value-type="string">
            <text:p>Learning &amp; Memory (Cessou em 2008. Cont. ISSN 1549-5485 Learning &amp; Memory (Cold Spring Harbor, N.Y. : 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CIÊNCIAS BIOLÓGICAS I <text:s text:c="28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CIÊNCIAS BIOLÓGICAS I <text:s text:c="28"/></text:p>
          </table:table-cell>
          <table:table-cell office:value-type="string">
            <text:p>Lecturas Educación Física y Depor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CIÊNCIAS BIOLÓGICAS I <text:s text:c="28"/></text:p>
          </table:table-cell>
          <table:table-cell office:value-type="string">
            <text:p>Lecture Notes in Computer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CIÊNCIAS BIOLÓGICAS I <text:s text:c="28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CIÊNCIAS BIOLÓGICAS I <text:s text:c="28"/></text:p>
          </table:table-cell>
          <table:table-cell office:value-type="string">
            <text:p>Letters in Drug Design &amp; Disco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CIÊNCIAS BIOLÓGICAS I <text:s text:c="28"/></text:p>
          </table:table-cell>
          <table:table-cell office:value-type="string">
            <text:p>Letters in Organ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924</text:p>
          </table:table-cell>
          <table:table-cell office:value-type="string">
            <text:p>CIÊNCIAS BIOLÓGICAS I <text:s text:c="28"/></text:p>
          </table:table-cell>
          <table:table-cell office:value-type="string">
            <text:p>Leukem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CIÊNCIAS BIOLÓGICAS I <text:s text:c="28"/></text:p>
          </table:table-cell>
          <table:table-cell office:value-type="string">
            <text:p>Leukemia &amp; Lymphom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CIÊNCIAS BIOLÓGICAS I <text:s text:c="28"/></text:p>
          </table:table-cell>
          <table:table-cell office:value-type="string">
            <text:p>Leukemi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CIÊNCIAS BIOLÓGICAS I <text:s text:c="28"/></text:p>
          </table:table-cell>
          <table:table-cell office:value-type="string">
            <text:p>Life Sciences (197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8409</text:p>
          </table:table-cell>
          <table:table-cell office:value-type="string">
            <text:p>CIÊNCIAS BIOLÓGICAS I <text:s text:c="28"/></text:p>
          </table:table-cell>
          <table:table-cell office:value-type="string">
            <text:p>Limnétic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9511</text:p>
          </table:table-cell>
          <table:table-cell office:value-type="string">
            <text:p>CIÊNCIAS BIOLÓGICAS I <text:s text:c="28"/></text:p>
          </table:table-cell>
          <table:table-cell office:value-type="string">
            <text:p>Limnologica (Je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8621</text:p>
          </table:table-cell>
          <table:table-cell office:value-type="string">
            <text:p>CIÊNCIAS BIOLÓGICAS I <text:s text:c="28"/></text:p>
          </table:table-cell>
          <table:table-cell office:value-type="string">
            <text:p>Limnology (Tokyo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590</text:p>
          </table:table-cell>
          <table:table-cell office:value-type="string">
            <text:p>CIÊNCIAS BIOLÓGICAS I <text:s text:c="28"/></text:p>
          </table:table-cell>
          <table:table-cell office:value-type="string">
            <text:p>Limnology and Ocean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58X</text:p>
          </table:table-cell>
          <table:table-cell office:value-type="string">
            <text:p>CIÊNCIAS BIOLÓGICAS I <text:s text:c="28"/></text:p>
          </table:table-cell>
          <table:table-cell office:value-type="string">
            <text:p>Lindleyana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6-9543</text:p>
          </table:table-cell>
          <table:table-cell office:value-type="string">
            <text:p>CIÊNCIAS BIOLÓGICAS I <text:s text:c="28"/></text:p>
          </table:table-cell>
          <table:table-cell office:value-type="string">
            <text:p>Liver (Copenhagen) (Cessou em 2002. Cont. ISSN 1478-3223 Liver International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CIÊNCIAS BIOLÓGICAS I <text:s text:c="28"/></text:p>
          </table:table-cell>
          <table:table-cell office:value-type="string">
            <text:p>Liver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226</text:p>
          </table:table-cell>
          <table:table-cell office:value-type="string">
            <text:p>CIÊNCIAS BIOLÓGICAS I <text:s text:c="28"/></text:p>
          </table:table-cell>
          <table:table-cell office:value-type="string">
            <text:p>Livestock Production Science (Print) (Cessou em 2005. Cont. ISSN 1871-1413 Livestock Science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784</text:p>
          </table:table-cell>
          <table:table-cell office:value-type="string">
            <text:p>CIÊNCIAS BIOLÓGICAS I <text:s text:c="28"/></text:p>
          </table:table-cell>
          <table:table-cell office:value-type="string">
            <text:p>Livestock Research for Rural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413</text:p>
          </table:table-cell>
          <table:table-cell office:value-type="string">
            <text:p>CIÊNCIAS BIOLÓGICAS I <text:s text:c="28"/></text:p>
          </table:table-cell>
          <table:table-cell office:value-type="string">
            <text:p>Livestock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CIÊNCIAS BIOLÓGICAS I <text:s text:c="28"/></text:p>
          </table:table-cell>
          <table:table-cell office:value-type="string">
            <text:p>Logic Journal of the IGP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CIÊNCIAS BIOLÓGICAS I <text:s text:c="28"/></text:p>
          </table:table-cell>
          <table:table-cell office:value-type="string">
            <text:p>Logos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512</text:p>
          </table:table-cell>
          <table:table-cell office:value-type="string">
            <text:p>CIÊNCIAS BIOLÓGICAS I <text:s text:c="28"/></text:p>
          </table:table-cell>
          <table:table-cell office:value-type="string">
            <text:p>Lumen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7235</text:p>
          </table:table-cell>
          <table:table-cell office:value-type="string">
            <text:p>CIÊNCIAS BIOLÓGICAS I <text:s text:c="28"/></text:p>
          </table:table-cell>
          <table:table-cell office:value-type="string">
            <text:p>Luminescence (Chichester, England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CIÊNCIAS BIOLÓGICAS I <text:s text:c="28"/></text:p>
          </table:table-cell>
          <table:table-cell office:value-type="string">
            <text:p>Lundian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CIÊNCIAS BIOLÓGICAS I <text:s text:c="28"/></text:p>
          </table:table-cell>
          <table:table-cell office:value-type="string">
            <text:p>Lupus (Basingstok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9526</text:p>
          </table:table-cell>
          <table:table-cell office:value-type="string">
            <text:p>CIÊNCIAS BIOLÓGICAS I <text:s text:c="28"/></text:p>
          </table:table-cell>
          <table:table-cell office:value-type="string">
            <text:p>M&amp;T. Manuales &amp; Tesis - Sociedad Entomológica Aragone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CIÊNCIAS BIOLÓGICAS I <text:s text:c="28"/></text:p>
          </table:table-cell>
          <table:table-cell office:value-type="string">
            <text:p>Macromolecular Sympo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CIÊNCIAS BIOLÓGICAS I <text:s text:c="28"/></text:p>
          </table:table-cell>
          <table:table-cell office:value-type="string">
            <text:p>Macromolecul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CIÊNCIAS BIOLÓGICAS I <text:s text:c="28"/></text:p>
          </table:table-cell>
          <table:table-cell office:value-type="string">
            <text:p>Magist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CIÊNCIAS BIOLÓGICAS I <text:s text:c="28"/></text:p>
          </table:table-cell>
          <table:table-cell office:value-type="string">
            <text:p>Magnetic Resonance in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1241</text:p>
          </table:table-cell>
          <table:table-cell office:value-type="string">
            <text:p>CIÊNCIAS BIOLÓGICAS I <text:s text:c="28"/></text:p>
          </table:table-cell>
          <table:table-cell office:value-type="string">
            <text:p>Main Group Metal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2997</text:p>
          </table:table-cell>
          <table:table-cell office:value-type="string">
            <text:p>CIÊNCIAS BIOLÓGICAS I <text:s text:c="28"/></text:p>
          </table:table-cell>
          <table:table-cell office:value-type="string">
            <text:p>Mala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75</text:p>
          </table:table-cell>
          <table:table-cell office:value-type="string">
            <text:p>CIÊNCIAS BIOLÓGICAS I <text:s text:c="28"/></text:p>
          </table:table-cell>
          <table:table-cell office:value-type="string">
            <text:p>Malaria Journal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461</text:p>
          </table:table-cell>
          <table:table-cell office:value-type="string">
            <text:p>CIÊNCIAS BIOLÓGICAS I <text:s text:c="28"/></text:p>
          </table:table-cell>
          <table:table-cell office:value-type="string">
            <text:p>Mammalia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5047</text:p>
          </table:table-cell>
          <table:table-cell office:value-type="string">
            <text:p>CIÊNCIAS BIOLÓGICAS I <text:s text:c="28"/></text:p>
          </table:table-cell>
          <table:table-cell office:value-type="string">
            <text:p>Mammalian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8990</text:p>
          </table:table-cell>
          <table:table-cell office:value-type="string">
            <text:p>CIÊNCIAS BIOLÓGICAS I <text:s text:c="28"/></text:p>
          </table:table-cell>
          <table:table-cell office:value-type="string">
            <text:p>Mammalian Genom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3519</text:p>
          </table:table-cell>
          <table:table-cell office:value-type="string">
            <text:p>CIÊNCIAS BIOLÓGICAS I <text:s text:c="28"/></text:p>
          </table:table-cell>
          <table:table-cell office:value-type="string">
            <text:p>Mammalian Species (Print) (Cessou em 2005. Cont. ISSN 1545-1410 Mammalian Specie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35</text:p>
          </table:table-cell>
          <table:table-cell office:value-type="string">
            <text:p>CIÊNCIAS BIOLÓGICAS I <text:s text:c="28"/></text:p>
          </table:table-cell>
          <table:table-cell office:value-type="string">
            <text:p>Management of Environmental Qua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6244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and Freshwater Behaviour and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1650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and Freshwate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Biology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1019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Biology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1000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Biolog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2228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Bio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565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Ec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8630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Ecology. Progress Series (Halstenbe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Environm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Ge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4-0469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Mamm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3337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Orni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Pollution Bulletin.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9-7708</text:p>
          </table:table-cell>
          <table:table-cell office:value-type="string">
            <text:p>CIÊNCIAS BIOLÓGICAS I <text:s text:c="28"/></text:p>
          </table:table-cell>
          <table:table-cell office:value-type="string">
            <text:p>Marine Turtle Newslett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383</text:p>
          </table:table-cell>
          <table:table-cell office:value-type="string">
            <text:p>CIÊNCIAS BIOLÓGICAS I <text:s text:c="28"/></text:p>
          </table:table-cell>
          <table:table-cell office:value-type="string">
            <text:p>Mastozoología Neotropical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CIÊNCIAS BIOLÓGICAS I <text:s text:c="28"/></text:p>
          </table:table-cell>
          <table:table-cell office:value-type="string">
            <text:p>Matéri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CIÊNCIAS BIOLÓGICAS I <text:s text:c="28"/></text:p>
          </table:table-cell>
          <table:table-cell office:value-type="string">
            <text:p>Materials Chemistry an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CIÊNCIAS BIOLÓGICAS I <text:s text:c="28"/></text:p>
          </table:table-cell>
          <table:table-cell office:value-type="string">
            <text:p>Materials Research (São Carl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CIÊNCIAS BIOLÓGICAS I <text:s text:c="28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CIÊNCIAS BIOLÓGICAS I <text:s text:c="28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053X</text:p>
          </table:table-cell>
          <table:table-cell office:value-type="string">
            <text:p>CIÊNCIAS BIOLÓGICAS I <text:s text:c="28"/></text:p>
          </table:table-cell>
          <table:table-cell office:value-type="string">
            <text:p>Matrix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CIÊNCIAS BIOLÓGICAS I <text:s text:c="28"/></text:p>
          </table:table-cell>
          <table:table-cell office:value-type="string">
            <text:p>Maturita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153</text:p>
          </table:table-cell>
          <table:table-cell office:value-type="string">
            <text:p>CIÊNCIAS BIOLÓGICAS I <text:s text:c="28"/></text:p>
          </table:table-cell>
          <table:table-cell office:value-type="string">
            <text:p>Maydica (Bergam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196</text:p>
          </table:table-cell>
          <table:table-cell office:value-type="string">
            <text:p>CIÊNCIAS BIOLÓGICAS I <text:s text:c="28"/></text:p>
          </table:table-cell>
          <table:table-cell office:value-type="string">
            <text:p>Mayo Clinic Proceeding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6374</text:p>
          </table:table-cell>
          <table:table-cell office:value-type="string">
            <text:p>CIÊNCIAS BIOLÓGICAS I <text:s text:c="28"/></text:p>
          </table:table-cell>
          <table:table-cell office:value-type="string">
            <text:p>Mechanisms of Ageing and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773</text:p>
          </table:table-cell>
          <table:table-cell office:value-type="string">
            <text:p>CIÊNCIAS BIOLÓGICAS I <text:s text:c="28"/></text:p>
          </table:table-cell>
          <table:table-cell office:value-type="string">
            <text:p>Mechanisms of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ators of Inflamm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3X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cal and Veterinary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cal Hypothe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cal Myc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cal Physics (Lancaster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78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cina Veterinária (UFR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34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cinal Chemistry Revi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icine and Science in Sports and Exerci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0132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scape General Medicine (Cessou em 2007. Cont. ISSN 1934-1997 The Medscape Journal of Medic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430</text:p>
          </table:table-cell>
          <table:table-cell office:value-type="string">
            <text:p>CIÊNCIAS BIOLÓGICAS I <text:s text:c="28"/></text:p>
          </table:table-cell>
          <table:table-cell office:value-type="string">
            <text:p>MEDVEP. Revista Científica de Medicina Veterinária. Pequenos Animais e Animais de Esti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73</text:p>
          </table:table-cell>
          <table:table-cell office:value-type="string">
            <text:p>CIÊNCIAS BIOLÓGICAS I <text:s text:c="28"/></text:p>
          </table:table-cell>
          <table:table-cell office:value-type="string">
            <text:p>Megadiversidad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7557</text:p>
          </table:table-cell>
          <table:table-cell office:value-type="string">
            <text:p>CIÊNCIAS BIOLÓGICAS I <text:s text:c="28"/></text:p>
          </table:table-cell>
          <table:table-cell office:value-type="string">
            <text:p>Meiofauna Mar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2554</text:p>
          </table:table-cell>
          <table:table-cell office:value-type="string">
            <text:p>CIÊNCIAS BIOLÓGICAS I <text:s text:c="28"/></text:p>
          </table:table-cell>
          <table:table-cell office:value-type="string">
            <text:p>Memoirs of Museum Victor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31</text:p>
          </table:table-cell>
          <table:table-cell office:value-type="string">
            <text:p>CIÊNCIAS BIOLÓGICAS I <text:s text:c="28"/></text:p>
          </table:table-cell>
          <table:table-cell office:value-type="string">
            <text:p>Memoirs of the New York Botanical Garde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8835</text:p>
          </table:table-cell>
          <table:table-cell office:value-type="string">
            <text:p>CIÊNCIAS BIOLÓGICAS I <text:s text:c="28"/></text:p>
          </table:table-cell>
          <table:table-cell office:value-type="string">
            <text:p>Memoirs of the Queensland Muse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901</text:p>
          </table:table-cell>
          <table:table-cell office:value-type="string">
            <text:p>CIÊNCIAS BIOLÓGICAS I <text:s text:c="28"/></text:p>
          </table:table-cell>
          <table:table-cell office:value-type="string">
            <text:p>Memórias do Instituto Butantan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CIÊNCIAS BIOLÓGICAS I <text:s text:c="2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CIÊNCIAS BIOLÓGICAS I <text:s text:c="28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43</text:p>
          </table:table-cell>
          <table:table-cell office:value-type="string">
            <text:p>CIÊNCIAS BIOLÓGICAS I <text:s text:c="28"/></text:p>
          </table:table-cell>
          <table:table-cell office:value-type="string">
            <text:p>Mensagem Doce (Associação Paulista de Apicultores, Criadores de Abelhas Melificas Européi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29</text:p>
          </table:table-cell>
          <table:table-cell office:value-type="string">
            <text:p>CIÊNCIAS BIOLÓGICAS I <text:s text:c="28"/></text:p>
          </table:table-cell>
          <table:table-cell office:value-type="string">
            <text:p>Mercator (UF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CIÊNCIAS BIOLÓGICAS I <text:s text:c="28"/></text:p>
          </table:table-cell>
          <table:table-cell office:value-type="string">
            <text:p>Metabolic Brain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CIÊNCIAS BIOLÓGICAS I <text:s text:c="28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87</text:p>
          </table:table-cell>
          <table:table-cell office:value-type="string">
            <text:p>CIÊNCIAS BIOLÓGICAS I <text:s text:c="28"/></text:p>
          </table:table-cell>
          <table:table-cell office:value-type="string">
            <text:p>MG. Bio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es and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59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al Cell Factor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al Drug Resistance (Larchmont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al Patho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ologia in Fo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17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ology (New Yor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872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ology (Readin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chemic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688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circulation (New York, N.Y. 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331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processors and Micro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scopy and Micro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029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scopy Research and Techniqu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scopy Research and Techniqu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62</text:p>
          </table:table-cell>
          <table:table-cell office:value-type="string">
            <text:p>CIÊNCIAS BIOLÓGICAS I <text:s text:c="28"/></text:p>
          </table:table-cell>
          <table:table-cell office:value-type="string">
            <text:p>Microvascular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5073</text:p>
          </table:table-cell>
          <table:table-cell office:value-type="string">
            <text:p>CIÊNCIAS BIOLÓGICAS I <text:s text:c="28"/></text:p>
          </table:table-cell>
          <table:table-cell office:value-type="string">
            <text:p>Mikrochimica Acta (1966. 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9953</text:p>
          </table:table-cell>
          <table:table-cell office:value-type="string">
            <text:p>CIÊNCIAS BIOLÓGICAS I <text:s text:c="28"/></text:p>
          </table:table-cell>
          <table:table-cell office:value-type="string">
            <text:p>Miscellanea Malac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8405</text:p>
          </table:table-cell>
          <table:table-cell office:value-type="string">
            <text:p>CIÊNCIAS BIOLÓGICAS I <text:s text:c="28"/></text:p>
          </table:table-cell>
          <table:table-cell office:value-type="string">
            <text:p>Miscellaneous Publications - Museum of Zoology, University of Michiga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2386</text:p>
          </table:table-cell>
          <table:table-cell office:value-type="string">
            <text:p>CIÊNCIAS BIOLÓGICAS I <text:s text:c="28"/></text:p>
          </table:table-cell>
          <table:table-cell office:value-type="string">
            <text:p>Mitigation and Adaptation Strategies for Global Chang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1935</text:p>
          </table:table-cell>
          <table:table-cell office:value-type="string">
            <text:p>CIÊNCIAS BIOLÓGICAS I <text:s text:c="28"/></text:p>
          </table:table-cell>
          <table:table-cell office:value-type="string">
            <text:p>Mitteilungen aus dem Museum fur Naturkunde in Berlin. Zoologische Reih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2808</text:p>
          </table:table-cell>
          <table:table-cell office:value-type="string">
            <text:p>CIÊNCIAS BIOLÓGICAS I <text:s text:c="28"/></text:p>
          </table:table-cell>
          <table:table-cell office:value-type="string">
            <text:p>Mitteilungen des Internationalen Entomologischen Vereins E.V. Frankfurt A.M. Gegr. 1884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and Cellular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and Cellular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2997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Aspects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4038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Biology and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51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Bi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06X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Bio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6085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28X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Brain Research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743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Breed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7163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Cancer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1987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Carcinogene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86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Ecology Not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Ecology No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98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Ecology Resour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8X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Ecology Resourc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09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Endocrin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615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Genetics and Ge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Genetics and Metabolis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9947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Human Reprodu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551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Medicine (Cambridge, Mas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1-2997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Medicine Repor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82X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125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Nutrition &amp; Foo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5X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6722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Plant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Plant-Microbe Interac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84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52X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Reproduction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ar V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es (Basel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8478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ecules and Cel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5818</text:p>
          </table:table-cell>
          <table:table-cell office:value-type="string">
            <text:p>CIÊNCIAS BIOLÓGICAS I <text:s text:c="28"/></text:p>
          </table:table-cell>
          <table:table-cell office:value-type="string">
            <text:p>Mollusca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1542</text:p>
          </table:table-cell>
          <table:table-cell office:value-type="string">
            <text:p>CIÊNCIAS BIOLÓGICAS I <text:s text:c="28"/></text:p>
          </table:table-cell>
          <table:table-cell office:value-type="string">
            <text:p>Monographs in Systematic Botany from the Missouri Botanical Garde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CIÊNCIAS BIOLÓGICAS I <text:s text:c="28"/></text:p>
          </table:table-cell>
          <table:table-cell office:value-type="string">
            <text:p>Movement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2X</text:p>
          </table:table-cell>
          <table:table-cell office:value-type="string">
            <text:p>CIÊNCIAS BIOLÓGICAS I <text:s text:c="28"/></text:p>
          </table:table-cell>
          <table:table-cell office:value-type="string">
            <text:p>Multitema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6-3022</text:p>
          </table:table-cell>
          <table:table-cell office:value-type="string">
            <text:p>CIÊNCIAS BIOLÓGICAS I <text:s text:c="28"/></text:p>
          </table:table-cell>
          <table:table-cell office:value-type="string">
            <text:p>Munis Entomology &amp; Zo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CIÊNCIAS BIOLÓGICAS I <text:s text:c="28"/></text:p>
          </table:table-cell>
          <table:table-cell office:value-type="string">
            <text:p>Muscle &amp; Nerv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CIÊNCIAS BIOLÓGICAS I <text:s text:c="28"/></text:p>
          </table:table-cell>
          <table:table-cell office:value-type="string">
            <text:p>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CIÊNCIAS BIOLÓGICAS I <text:s text:c="28"/></text:p>
          </table:table-cell>
          <table:table-cell office:value-type="string">
            <text:p>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777</text:p>
          </table:table-cell>
          <table:table-cell office:value-type="string">
            <text:p>CIÊNCIAS BIOLÓGICAS I <text:s text:c="28"/></text:p>
          </table:table-cell>
          <table:table-cell office:value-type="string">
            <text:p>Mutation Research. DNA Repair (Cessou em 2001. Cont. ISSN 1568-7864 DNA Repair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CIÊNCIAS BIOLÓGICAS I <text:s text:c="28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42</text:p>
          </table:table-cell>
          <table:table-cell office:value-type="string">
            <text:p>CIÊNCIAS BIOLÓGICAS I <text:s text:c="28"/></text:p>
          </table:table-cell>
          <table:table-cell office:value-type="string">
            <text:p>Mutation Research. Reviews in 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101X</text:p>
          </table:table-cell>
          <table:table-cell office:value-type="string">
            <text:p>CIÊNCIAS BIOLÓGICAS I <text:s text:c="28"/></text:p>
          </table:table-cell>
          <table:table-cell office:value-type="string">
            <text:p>My Rehovo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514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16X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logical Progres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32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pathologia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360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rrhiz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540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science (Toky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ses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4666</text:p>
          </table:table-cell>
          <table:table-cell office:value-type="string">
            <text:p>CIÊNCIAS BIOLÓGICAS I <text:s text:c="28"/></text:p>
          </table:table-cell>
          <table:table-cell office:value-type="string">
            <text:p>Mycotax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6164</text:p>
          </table:table-cell>
          <table:table-cell office:value-type="string">
            <text:p>CIÊNCIAS BIOLÓGICAS I <text:s text:c="28"/></text:p>
          </table:table-cell>
          <table:table-cell office:value-type="string">
            <text:p>Myrmecologische Nachrichten (Cessou em 2006. Cont. ISSN 1994-4136 Myrmecological New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9522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a Nasco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443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al Medici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al Product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al Product Communication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al Product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44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alia (São José do Ri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0740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e and Science (East Lansing, Mich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036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e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4-2189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e Protoco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073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eza &amp; Conserv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09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eza On Line (Espírito San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042</text:p>
          </table:table-cell>
          <table:table-cell office:value-type="string">
            <text:p>CIÊNCIAS BIOLÓGICAS I <text:s text:c="28"/></text:p>
          </table:table-cell>
          <table:table-cell office:value-type="string">
            <text:p>Naturwissenschaft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CIÊNCIAS BIOLÓGICAS I <text:s text:c="28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97</text:p>
          </table:table-cell>
          <table:table-cell office:value-type="string">
            <text:p>CIÊNCIAS BIOLÓGICAS I <text:s text:c="28"/></text:p>
          </table:table-cell>
          <table:table-cell office:value-type="string">
            <text:p>Naupli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997</text:p>
          </table:table-cell>
          <table:table-cell office:value-type="string">
            <text:p>CIÊNCIAS BIOLÓGICAS I <text:s text:c="28"/></text:p>
          </table:table-cell>
          <table:table-cell office:value-type="string">
            <text:p>Nematologia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5545</text:p>
          </table:table-cell>
          <table:table-cell office:value-type="string">
            <text:p>CIÊNCIAS BIOLÓGICAS I <text:s text:c="28"/></text:p>
          </table:table-cell>
          <table:table-cell office:value-type="string">
            <text:p>Nematology (Leide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348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diversity (Feira de Sant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2685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plasma (Bratislav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tropical Biology and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121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tropical Dipte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tropical Entom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5-1043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tropical Helmin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tropical Ichthy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705</text:p>
          </table:table-cell>
          <table:table-cell office:value-type="string">
            <text:p>CIÊNCIAS BIOLÓGICAS I <text:s text:c="28"/></text:p>
          </table:table-cell>
          <table:table-cell office:value-type="string">
            <text:p>Neotropical Prima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CIÊNCIAS BIOLÓGICAS I <text:s text:c="28"/></text:p>
          </table:table-cell>
          <table:table-cell office:value-type="string">
            <text:p>Nephrology Dialysis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2960</text:p>
          </table:table-cell>
          <table:table-cell office:value-type="string">
            <text:p>CIÊNCIAS BIOLÓGICAS I <text:s text:c="28"/></text:p>
          </table:table-cell>
          <table:table-cell office:value-type="string">
            <text:p>Netherlands Journal of Zoology (Print) (Cessou em 2003. Cont. ISSN 1570-7555 Animal Bi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al Computing &amp;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517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-Oncology (Charlottesville, V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biologia (Recif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biology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biology of Learning and Mem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chem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chemistr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ciência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computing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854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degenerative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1925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gastroenterology and Motil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745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genetics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immunomodul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1874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logical Science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logy (Cleveland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66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muscular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6273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n (Cambridge, Mass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6544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pathology (Kyoto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peptide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133X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psychopharmacology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83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rehabilitation and Neural Repa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65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Report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253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science Letters. Suppl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sci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09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science Research Commun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3X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toxicology (Park Forest Sout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CIÊNCIAS BIOLÓGICAS I <text:s text:c="28"/></text:p>
          </table:table-cell>
          <table:table-cell office:value-type="string">
            <text:p>Neurotoxicology and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286</text:p>
          </table:table-cell>
          <table:table-cell office:value-type="string">
            <text:p>CIÊNCIAS BIOLÓGICAS I <text:s text:c="28"/></text:p>
          </table:table-cell>
          <table:table-cell office:value-type="string">
            <text:p>New Fore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646X</text:p>
          </table:table-cell>
          <table:table-cell office:value-type="string">
            <text:p>CIÊNCIAS BIOLÓGICAS I <text:s text:c="28"/></text:p>
          </table:table-cell>
          <table:table-cell office:value-type="string">
            <text:p>New Phytologis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4-0671</text:p>
          </table:table-cell>
          <table:table-cell office:value-type="string">
            <text:p>CIÊNCIAS BIOLÓGICAS I <text:s text:c="28"/></text:p>
          </table:table-cell>
          <table:table-cell office:value-type="string">
            <text:p>New Zealand Journal of Crop and Horticultur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CIÊNCIAS BIOLÓGICAS I <text:s text:c="28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Nicotine &amp; Tobacco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8961</text:p>
          </table:table-cell>
          <table:table-cell office:value-type="string">
            <text:p>CIÊNCIAS BIOLÓGICAS I <text:s text:c="28"/></text:p>
          </table:table-cell>
          <table:table-cell office:value-type="string">
            <text:p>Nihon Purankuton Gakkaiho / Bulletin of Plankton Society of Japa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CIÊNCIAS BIOLÓGICAS I <text:s text:c="28"/></text:p>
          </table:table-cell>
          <table:table-cell office:value-type="string">
            <text:p>Nitric Oxid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7-055X</text:p>
          </table:table-cell>
          <table:table-cell office:value-type="string">
            <text:p>CIÊNCIAS BIOLÓGICAS I <text:s text:c="28"/></text:p>
          </table:table-cell>
          <table:table-cell office:value-type="string">
            <text:p>Nordic Journal of Botan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4-9074</text:p>
          </table:table-cell>
          <table:table-cell office:value-type="string">
            <text:p>CIÊNCIAS BIOLÓGICAS I <text:s text:c="28"/></text:p>
          </table:table-cell>
          <table:table-cell office:value-type="string">
            <text:p>North-Western Journal of Zo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CIÊNCIAS BIOLÓGICAS I <text:s text:c="28"/></text:p>
          </table:table-cell>
          <table:table-cell office:value-type="string">
            <text:p>Nosso Clín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584</text:p>
          </table:table-cell>
          <table:table-cell office:value-type="string">
            <text:p>CIÊNCIAS BIOLÓGICAS I <text:s text:c="28"/></text:p>
          </table:table-cell>
          <table:table-cell office:value-type="string">
            <text:p>Notulae Odonatologic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035</text:p>
          </table:table-cell>
          <table:table-cell office:value-type="string">
            <text:p>CIÊNCIAS BIOLÓGICAS I <text:s text:c="28"/></text:p>
          </table:table-cell>
          <table:table-cell office:value-type="string">
            <text:p>Nova Hedwi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520</text:p>
          </table:table-cell>
          <table:table-cell office:value-type="string">
            <text:p>CIÊNCIAS BIOLÓGICAS I <text:s text:c="28"/></text:p>
          </table:table-cell>
          <table:table-cell office:value-type="string">
            <text:p>Novedades Colombi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3177</text:p>
          </table:table-cell>
          <table:table-cell office:value-type="string">
            <text:p>CIÊNCIAS BIOLÓGICAS I <text:s text:c="28"/></text:p>
          </table:table-cell>
          <table:table-cell office:value-type="string">
            <text:p>Novon (Saint Louis, Mo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CIÊNCIAS BIOLÓGICAS I <text:s text:c="28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CIÊNCIAS BIOLÓGICAS I <text:s text:c="28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51</text:p>
          </table:table-cell>
          <table:table-cell office:value-type="string">
            <text:p>CIÊNCIAS BIOLÓGICAS I <text:s text:c="28"/></text:p>
          </table:table-cell>
          <table:table-cell office:value-type="string">
            <text:p>Nuclear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CIÊNCIAS BIOLÓGICAS I <text:s text:c="28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CIÊNCIAS BIOLÓGICAS I <text:s text:c="28"/></text:p>
          </table:table-cell>
          <table:table-cell office:value-type="string">
            <text:p>Nutrição em Pau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1314</text:p>
          </table:table-cell>
          <table:table-cell office:value-type="string">
            <text:p>CIÊNCIAS BIOLÓGICAS I <text:s text:c="28"/></text:p>
          </table:table-cell>
          <table:table-cell office:value-type="string">
            <text:p>Nutrient Cycling in Agroeco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CIÊNCIAS BIOLÓGICAS I <text:s text:c="28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914</text:p>
          </table:table-cell>
          <table:table-cell office:value-type="string">
            <text:p>CIÊNCIAS BIOLÓGICAS I <text:s text:c="28"/></text:p>
          </table:table-cell>
          <table:table-cell office:value-type="string">
            <text:p>Nutrition and Cance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0166</text:p>
          </table:table-cell>
          <table:table-cell office:value-type="string">
            <text:p>CIÊNCIAS BIOLÓGICAS I <text:s text:c="28"/></text:p>
          </table:table-cell>
          <table:table-cell office:value-type="string">
            <text:p>Nutrition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CIÊNCIAS BIOLÓGICAS I <text:s text:c="28"/></text:p>
          </table:table-cell>
          <table:table-cell office:value-type="string">
            <text:p>Nutrition Research (New York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15X</text:p>
          </table:table-cell>
          <table:table-cell office:value-type="string">
            <text:p>CIÊNCIAS BIOLÓGICAS I <text:s text:c="28"/></text:p>
          </table:table-cell>
          <table:table-cell office:value-type="string">
            <text:p>Nutritional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726</text:p>
          </table:table-cell>
          <table:table-cell office:value-type="string">
            <text:p>CIÊNCIAS BIOLÓGICAS I <text:s text:c="28"/></text:p>
          </table:table-cell>
          <table:table-cell office:value-type="string">
            <text:p>O Agronômico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567</text:p>
          </table:table-cell>
          <table:table-cell office:value-type="string">
            <text:p>CIÊNCIAS BIOLÓGICAS I <text:s text:c="28"/></text:p>
          </table:table-cell>
          <table:table-cell office:value-type="string">
            <text:p>O Biológico (Campinas. Impresso) (Cessou em 198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56</text:p>
          </table:table-cell>
          <table:table-cell office:value-type="string">
            <text:p>CIÊNCIAS BIOLÓGICAS I <text:s text:c="28"/></text:p>
          </table:table-cell>
          <table:table-cell office:value-type="string">
            <text:p>O Cars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CIÊNCIAS BIOLÓGICAS I <text:s text:c="28"/></text:p>
          </table:table-cell>
          <table:table-cell office:value-type="string">
            <text:p>Obesity Research (Cessou em 2005. Cont. ISSN 1930-7381 Obesity (Silver Spring, Md.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CIÊNCIAS BIOLÓGICAS I <text:s text:c="28"/></text:p>
          </table:table-cell>
          <table:table-cell office:value-type="string">
            <text:p>Obesity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3614</text:p>
          </table:table-cell>
          <table:table-cell office:value-type="string">
            <text:p>CIÊNCIAS BIOLÓGICAS I <text:s text:c="28"/></text:p>
          </table:table-cell>
          <table:table-cell office:value-type="string">
            <text:p>Occasional Papers (Sam Noble Oklahoma Museum of Natural Histor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691</text:p>
          </table:table-cell>
          <table:table-cell office:value-type="string">
            <text:p>CIÊNCIAS BIOLÓGICAS I <text:s text:c="28"/></text:p>
          </table:table-cell>
          <table:table-cell office:value-type="string">
            <text:p>Ocean &amp; Coastal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5261</text:p>
          </table:table-cell>
          <table:table-cell office:value-type="string">
            <text:p>CIÊNCIAS BIOLÓGICAS I <text:s text:c="28"/></text:p>
          </table:table-cell>
          <table:table-cell office:value-type="string">
            <text:p>Ocean Science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183</text:p>
          </table:table-cell>
          <table:table-cell office:value-type="string">
            <text:p>CIÊNCIAS BIOLÓGICAS I <text:s text:c="28"/></text:p>
          </table:table-cell>
          <table:table-cell office:value-type="string">
            <text:p>Odonatologica (Ut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88</text:p>
          </table:table-cell>
          <table:table-cell office:value-type="string">
            <text:p>CIÊNCIAS BIOLÓGICAS I <text:s text:c="28"/></text:p>
          </table:table-cell>
          <table:table-cell office:value-type="string">
            <text:p>Odontologia Clínico-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8549</text:p>
          </table:table-cell>
          <table:table-cell office:value-type="string">
            <text:p>CIÊNCIAS BIOLÓGICAS I <text:s text:c="28"/></text:p>
          </table:table-cell>
          <table:table-cell office:value-type="string">
            <text:p>Oecolog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CIÊNCIAS BIOLÓGICAS I <text:s text:c="28"/></text:p>
          </table:table-cell>
          <table:table-cell office:value-type="string">
            <text:p>Oecologia Brasiliens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299</text:p>
          </table:table-cell>
          <table:table-cell office:value-type="string">
            <text:p>CIÊNCIAS BIOLÓGICAS I <text:s text:c="28"/></text:p>
          </table:table-cell>
          <table:table-cell office:value-type="string">
            <text:p>Oikos (Kobenhav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CIÊNCIAS BIOLÓGICAS I <text:s text:c="28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32</text:p>
          </table:table-cell>
          <table:table-cell office:value-type="string">
            <text:p>CIÊNCIAS BIOLÓGICAS I <text:s text:c="28"/></text:p>
          </table:table-cell>
          <table:table-cell office:value-type="string">
            <text:p>Oncogene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2414</text:p>
          </table:table-cell>
          <table:table-cell office:value-type="string">
            <text:p>CIÊNCIAS BIOLÓGICAS I <text:s text:c="28"/></text:p>
          </table:table-cell>
          <table:table-cell office:value-type="string">
            <text:p>Oncolog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CIÊNCIAS BIOLÓGICAS I <text:s text:c="28"/></text:p>
          </table:table-cell>
          <table:table-cell office:value-type="string">
            <text:p>Oncology Re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407</text:p>
          </table:table-cell>
          <table:table-cell office:value-type="string">
            <text:p>CIÊNCIAS BIOLÓGICAS I <text:s text:c="28"/></text:p>
          </table:table-cell>
          <table:table-cell office:value-type="string">
            <text:p>On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8-925X</text:p>
          </table:table-cell>
          <table:table-cell office:value-type="string">
            <text:p>CIÊNCIAS BIOLÓGICAS I <text:s text:c="28"/></text:p>
          </table:table-cell>
          <table:table-cell office:value-type="string">
            <text:p>Online Journal of Veterinary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9303</text:p>
          </table:table-cell>
          <table:table-cell office:value-type="string">
            <text:p>CIÊNCIAS BIOLÓGICAS I <text:s text:c="28"/></text:p>
          </table:table-cell>
          <table:table-cell office:value-type="string">
            <text:p>Ophthalmic Plastic and Reconstructive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747</text:p>
          </table:table-cell>
          <table:table-cell office:value-type="string">
            <text:p>CIÊNCIAS BIOLÓGICAS I <text:s text:c="28"/></text:p>
          </table:table-cell>
          <table:table-cell office:value-type="string">
            <text:p>Ophthalm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CIÊNCIAS BIOLÓGICAS I <text:s text:c="28"/></text:p>
          </table:table-cell>
          <table:table-cell office:value-type="string">
            <text:p>Oral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CIÊNCIAS BIOLÓGICAS I <text:s text:c="28"/></text:p>
          </table:table-cell>
          <table:table-cell office:value-type="string">
            <text:p>Oral 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CIÊNCIAS BIOLÓGICAS I <text:s text:c="28"/></text:p>
          </table:table-cell>
          <table:table-cell office:value-type="string">
            <text:p>Oral Oncology (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CIÊNCIAS BIOLÓGICAS I <text:s text:c="28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950</text:p>
          </table:table-cell>
          <table:table-cell office:value-type="string">
            <text:p>CIÊNCIAS BIOLÓGICAS I <text:s text:c="28"/></text:p>
          </table:table-cell>
          <table:table-cell office:value-type="string">
            <text:p>Orchids (West Palm Beach, Fla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99</text:p>
          </table:table-cell>
          <table:table-cell office:value-type="string">
            <text:p>CIÊNCIAS BIOLÓGICAS I <text:s text:c="28"/></text:p>
          </table:table-cell>
          <table:table-cell office:value-type="string">
            <text:p>Orchidstudium (Poços de Cald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380</text:p>
          </table:table-cell>
          <table:table-cell office:value-type="string">
            <text:p>CIÊNCIAS BIOLÓGICAS I <text:s text:c="28"/></text:p>
          </table:table-cell>
          <table:table-cell office:value-type="string">
            <text:p>Organic Ge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7060</text:p>
          </table:table-cell>
          <table:table-cell office:value-type="string">
            <text:p>CIÊNCIAS BIOLÓGICAS I <text:s text:c="28"/></text:p>
          </table:table-cell>
          <table:table-cell office:value-type="string">
            <text:p>Organic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092</text:p>
          </table:table-cell>
          <table:table-cell office:value-type="string">
            <text:p>CIÊNCIAS BIOLÓGICAS I <text:s text:c="28"/></text:p>
          </table:table-cell>
          <table:table-cell office:value-type="string">
            <text:p>Organisms Diversity &amp;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69</text:p>
          </table:table-cell>
          <table:table-cell office:value-type="string">
            <text:p>CIÊNCIAS BIOLÓGICAS I <text:s text:c="28"/></text:p>
          </table:table-cell>
          <table:table-cell office:value-type="string">
            <text:p>ORL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221</text:p>
          </table:table-cell>
          <table:table-cell office:value-type="string">
            <text:p>CIÊNCIAS BIOLÓGICAS I <text:s text:c="28"/></text:p>
          </table:table-cell>
          <table:table-cell office:value-type="string">
            <text:p>Ornithologia (CEMAVE/IB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4377</text:p>
          </table:table-cell>
          <table:table-cell office:value-type="string">
            <text:p>CIÊNCIAS BIOLÓGICAS I <text:s text:c="28"/></text:p>
          </table:table-cell>
          <table:table-cell office:value-type="string">
            <text:p>Ornitología Neotropic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50</text:p>
          </table:table-cell>
          <table:table-cell office:value-type="string">
            <text:p>CIÊNCIAS BIOLÓGICAS I <text:s text:c="28"/></text:p>
          </table:table-cell>
          <table:table-cell office:value-type="string">
            <text:p>Orquidari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6053</text:p>
          </table:table-cell>
          <table:table-cell office:value-type="string">
            <text:p>CIÊNCIAS BIOLÓGICAS I <text:s text:c="28"/></text:p>
          </table:table-cell>
          <table:table-cell office:value-type="string">
            <text:p>Oryx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207</text:p>
          </table:table-cell>
          <table:table-cell office:value-type="string">
            <text:p>CIÊNCIAS BIOLÓGICAS I <text:s text:c="28"/></text:p>
          </table:table-cell>
          <table:table-cell office:value-type="string">
            <text:p>Pabstia (Carango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CIÊNCIAS BIOLÓGICAS I <text:s text:c="28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8880</text:p>
          </table:table-cell>
          <table:table-cell office:value-type="string">
            <text:p>CIÊNCIAS BIOLÓGICAS I <text:s text:c="28"/></text:p>
          </table:table-cell>
          <table:table-cell office:value-type="string">
            <text:p>Pakistan Journal of Biolog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194</text:p>
          </table:table-cell>
          <table:table-cell office:value-type="string">
            <text:p>CIÊNCIAS BIOLÓGICAS I <text:s text:c="28"/></text:p>
          </table:table-cell>
          <table:table-cell office:value-type="string">
            <text:p>Pakistan Journal of Nutri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CIÊNCIAS BIOLÓGICAS I <text:s text:c="28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239</text:p>
          </table:table-cell>
          <table:table-cell office:value-type="string">
            <text:p>CIÊNCIAS BIOLÓGICAS I <text:s text:c="28"/></text:p>
          </table:table-cell>
          <table:table-cell office:value-type="string">
            <text:p>Palaeontology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220</text:p>
          </table:table-cell>
          <table:table-cell office:value-type="string">
            <text:p>CIÊNCIAS BIOLÓGICAS I <text:s text:c="28"/></text:p>
          </table:table-cell>
          <table:table-cell office:value-type="string">
            <text:p>Palaontologische Zeitschrif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020</text:p>
          </table:table-cell>
          <table:table-cell office:value-type="string">
            <text:p>CIÊNCIAS BIOLÓGICAS I <text:s text:c="28"/></text:p>
          </table:table-cell>
          <table:table-cell office:value-type="string">
            <text:p>Paleonotícia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11</text:p>
          </table:table-cell>
          <table:table-cell office:value-type="string">
            <text:p>CIÊNCIAS BIOLÓGICAS I <text:s text:c="28"/></text:p>
          </table:table-cell>
          <table:table-cell office:value-type="string">
            <text:p>Paleontologia em Destaque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4495</text:p>
          </table:table-cell>
          <table:table-cell office:value-type="string">
            <text:p>CIÊNCIAS BIOLÓGICAS I <text:s text:c="28"/></text:p>
          </table:table-cell>
          <table:table-cell office:value-type="string">
            <text:p>Palms (Lawrence, Kans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CIÊNCIAS BIOLÓGICAS I <text:s text:c="28"/></text:p>
          </table:table-cell>
          <table:table-cell office:value-type="string">
            <text:p>Pan-American Journal of Aquatic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49</text:p>
          </table:table-cell>
          <table:table-cell office:value-type="string">
            <text:p>CIÊNCIAS BIOLÓGICAS I <text:s text:c="28"/></text:p>
          </table:table-cell>
          <table:table-cell office:value-type="string">
            <text:p>Papéis Avulsos de Zoologia (USP.Museu de Zoolog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e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3305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es &amp; Vecto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12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ología Latinoamericana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ología Latinoamerican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161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ology (Cambridge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ology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asitology Research (198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cerias Estratégic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CIÊNCIAS BIOLÓGICAS I <text:s text:c="28"/></text:p>
          </table:table-cell>
          <table:table-cell office:value-type="string">
            <text:p>Parkinsonism &amp; Related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463</text:p>
          </table:table-cell>
          <table:table-cell office:value-type="string">
            <text:p>CIÊNCIAS BIOLÓGICAS I <text:s text:c="28"/></text:p>
          </table:table-cell>
          <table:table-cell office:value-type="string">
            <text:p>Path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CIÊNCIAS BIOLÓGICAS I <text:s text:c="28"/></text:p>
          </table:table-cell>
          <table:table-cell office:value-type="string">
            <text:p>Pathology, Research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CIÊNCIAS BIOLÓGICAS I <text:s text:c="28"/></text:p>
          </table:table-cell>
          <table:table-cell office:value-type="string">
            <text:p>Pattern Analysis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Pattern Recogn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CIÊNCIAS BIOLÓGICAS I <text:s text:c="28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a Moder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157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5266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and Developmental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Blood &amp;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43X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Diabe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0018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Hematology and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Nephrology (Berlin, Wes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358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 Surger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005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iatrics (Evans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056</text:p>
          </table:table-cell>
          <table:table-cell office:value-type="string">
            <text:p>CIÊNCIAS BIOLÓGICAS I <text:s text:c="28"/></text:p>
          </table:table-cell>
          <table:table-cell office:value-type="string">
            <text:p>Pedobiologia (Je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CIÊNCIAS BIOLÓGICAS I <text:s text:c="28"/></text:p>
          </table:table-cell>
          <table:table-cell office:value-type="string">
            <text:p>Peptides (New York, N.Y. 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066</text:p>
          </table:table-cell>
          <table:table-cell office:value-type="string">
            <text:p>CIÊNCIAS BIOLÓGICAS I <text:s text:c="28"/></text:p>
          </table:table-cell>
          <table:table-cell office:value-type="string">
            <text:p>Perception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5316</text:p>
          </table:table-cell>
          <table:table-cell office:value-type="string">
            <text:p>CIÊNCIAS BIOLÓGICAS I <text:s text:c="28"/></text:p>
          </table:table-cell>
          <table:table-cell office:value-type="string">
            <text:p>Performance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073</text:p>
          </table:table-cell>
          <table:table-cell office:value-type="string">
            <text:p>CIÊNCIAS BIOLÓGICAS I <text:s text:c="28"/></text:p>
          </table:table-cell>
          <table:table-cell office:value-type="string">
            <text:p>Perícia Fede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29</text:p>
          </table:table-cell>
          <table:table-cell office:value-type="string">
            <text:p>CIÊNCIAS BIOLÓGICAS I <text:s text:c="28"/></text:p>
          </table:table-cell>
          <table:table-cell office:value-type="string">
            <text:p>Perspectivas Médicas (FM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CIÊNCIAS BIOLÓGICAS I <text:s text:c="28"/></text:p>
          </table:table-cell>
          <table:table-cell office:value-type="string">
            <text:p>Perspectivas Online (Campos dos Goitacaz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848</text:p>
          </table:table-cell>
          <table:table-cell office:value-type="string">
            <text:p>CIÊNCIAS BIOLÓGICAS I <text:s text:c="28"/></text:p>
          </table:table-cell>
          <table:table-cell office:value-type="string">
            <text:p>Perspectives in Agriculture, Veterinary Science, Nutrition and Natural Resour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319</text:p>
          </table:table-cell>
          <table:table-cell office:value-type="string">
            <text:p>CIÊNCIAS BIOLÓGICAS I <text:s text:c="28"/></text:p>
          </table:table-cell>
          <table:table-cell office:value-type="string">
            <text:p>Perspectives in Plant Ecology, Evolution and Systema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 Agropecuária Brasileir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070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 Agropecuária Gaú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 Agropecuár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 Brasileira em Odontopediatria e Clínica Integra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 Oper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 Veterinári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375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s (Instituto de Geociências, Universidade Federal do Rio Grande do Sul) (Cessou em 1999. Cont. ISSN 1518-2398 Pesquisas em Geociências (UFRGS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3-8467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s. Antrop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840X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quisas. Botâ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t Management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ticida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CIÊNCIAS BIOLÓGICAS I <text:s text:c="28"/></text:p>
          </table:table-cell>
          <table:table-cell office:value-type="string">
            <text:p>Pesticide Biochemistry and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eutical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8741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eut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872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genetics and Geno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416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genomic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69X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genomics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log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7258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logy &amp; Therapeutics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9928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logy &amp; 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logy, Biochemistry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8620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logyonline (Saler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3679</text:p>
          </table:table-cell>
          <table:table-cell office:value-type="string">
            <text:p>CIÊNCIAS BIOLÓGICAS I <text:s text:c="28"/></text:p>
          </table:table-cell>
          <table:table-cell office:value-type="string">
            <text:p>Pharmaco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CIÊNCIAS BIOLÓGICAS I <text:s text:c="28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CIÊNCIAS BIOLÓGICAS I <text:s text:c="28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CIÊNCIAS BIOLÓGICAS I <text:s text:c="28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4383</text:p>
          </table:table-cell>
          <table:table-cell office:value-type="string">
            <text:p>CIÊNCIAS BIOLÓGICAS I <text:s text:c="28"/></text:p>
          </table:table-cell>
          <table:table-cell office:value-type="string">
            <text:p>Photodermatology, Photoimmunology &amp; Photo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CIÊNCIAS BIOLÓGICAS I <text:s text:c="28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8595</text:p>
          </table:table-cell>
          <table:table-cell office:value-type="string">
            <text:p>CIÊNCIAS BIOLÓGICAS I <text:s text:c="28"/></text:p>
          </table:table-cell>
          <table:table-cell office:value-type="string">
            <text:p>Photosynthesis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604</text:p>
          </table:table-cell>
          <table:table-cell office:value-type="string">
            <text:p>CIÊNCIAS BIOLÓGICAS I <text:s text:c="28"/></text:p>
          </table:table-cell>
          <table:table-cell office:value-type="string">
            <text:p>Photosynthetica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884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cologi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0829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c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397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llomedus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a. B, Condensed Matter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s in Medicine and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s Letters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45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cs of Life Review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17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ia plantarum (Kobenhavn. 194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2152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ical and Biochemical Zo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5765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ical and Molecular Plant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62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ical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ical Measur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33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y &amp;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894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siology and Molecular Biology of Pla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344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chemical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900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chemistry Lett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69X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coen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30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logia (Huntsville, TX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medicine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2123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parasi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9X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573</text:p>
          </table:table-cell>
          <table:table-cell office:value-type="string">
            <text:p>CIÊNCIAS BIOLÓGICAS I <text:s text:c="28"/></text:p>
          </table:table-cell>
          <table:table-cell office:value-type="string">
            <text:p>Phytotherapy Researc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5785</text:p>
          </table:table-cell>
          <table:table-cell office:value-type="string">
            <text:p>CIÊNCIAS BIOLÓGICAS I <text:s text:c="28"/></text:p>
          </table:table-cell>
          <table:table-cell office:value-type="string">
            <text:p>Pigment Cell Research (Cessou em 2007. Cont. ISSN 1755-1471 Pigment Cell &amp; Melanoma Research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centa (Eastbour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81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and Cel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and Soi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Biology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3504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Biosystems (Firenze. 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9541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Breed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207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Breeding Revi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09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Cell Culture &amp; Micropropag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Cell Repor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Cell, Tissue and Organ Cul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2917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0237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Ecolog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5052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Ecology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9668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Foods for Human Nutrition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2621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Genetic Resourc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03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Growth Regul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12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412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9640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Molecular Biology Report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3059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Path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62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89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Physiology (Bethesd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Physiology and Biochemistr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943X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Production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Science (Limeric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316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Signaling &amp; Behav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3-557X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Species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697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 Systematics and Evo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91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, Cell and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35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a (Heidelber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a Daninh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nta Med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19X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smid (San Dieg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104</text:p>
          </table:table-cell>
          <table:table-cell office:value-type="string">
            <text:p>CIÊNCIAS BIOLÓGICAS I <text:s text:c="28"/></text:p>
          </table:table-cell>
          <table:table-cell office:value-type="string">
            <text:p>Platelets (Edinburg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CIÊNCIAS BIOLÓGICAS I <text:s text:c="28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90</text:p>
          </table:table-cell>
          <table:table-cell office:value-type="string">
            <text:p>CIÊNCIAS BIOLÓGICAS I <text:s text:c="28"/></text:p>
          </table:table-cell>
          <table:table-cell office:value-type="string">
            <text:p>PLOS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1277</text:p>
          </table:table-cell>
          <table:table-cell office:value-type="string">
            <text:p>CIÊNCIAS BIOLÓGICAS I <text:s text:c="28"/></text:p>
          </table:table-cell>
          <table:table-cell office:value-type="string">
            <text:p>PLoS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CIÊNCIAS BIOLÓGICAS I <text:s text:c="28"/></text:p>
          </table:table-cell>
          <table:table-cell office:value-type="string">
            <text:p>Plos Neglected Tropica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Plos O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66</text:p>
          </table:table-cell>
          <table:table-cell office:value-type="string">
            <text:p>CIÊNCIAS BIOLÓGICAS I <text:s text:c="28"/></text:p>
          </table:table-cell>
          <table:table-cell office:value-type="string">
            <text:p>PLoS Pathoge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60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ar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2768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ibotá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ímeros (São Carl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6002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ish Journal of Pharmacology (Cessou em 2004. Cont. ISSN 1734-1140 Pharmacological Report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5-1773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ish Journal of Veterinary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yhedr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ymer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88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ymer Engineering and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CIÊNCIAS BIOLÓGICAS I <text:s text:c="28"/></text:p>
          </table:table-cell>
          <table:table-cell office:value-type="string">
            <text:p>Polymer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3896</text:p>
          </table:table-cell>
          <table:table-cell office:value-type="string">
            <text:p>CIÊNCIAS BIOLÓGICAS I <text:s text:c="28"/></text:p>
          </table:table-cell>
          <table:table-cell office:value-type="string">
            <text:p>Population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CIÊNCIAS BIOLÓGICAS I <text:s text:c="28"/></text:p>
          </table:table-cell>
          <table:table-cell office:value-type="string">
            <text:p>Postharvest Biology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791</text:p>
          </table:table-cell>
          <table:table-cell office:value-type="string">
            <text:p>CIÊNCIAS BIOLÓGICAS I <text:s text:c="28"/></text:p>
          </table:table-cell>
          <table:table-cell office:value-type="string">
            <text:p>Poultr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851</text:p>
          </table:table-cell>
          <table:table-cell office:value-type="string">
            <text:p>CIÊNCIAS BIOLÓGICAS I <text:s text:c="28"/></text:p>
          </table:table-cell>
          <table:table-cell office:value-type="string">
            <text:p>Prenatal Diagno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68</text:p>
          </table:table-cell>
          <table:table-cell office:value-type="string">
            <text:p>CIÊNCIAS BIOLÓGICAS I <text:s text:c="28"/></text:p>
          </table:table-cell>
          <table:table-cell office:value-type="string">
            <text:p>Preparative Biochemistry &amp;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877</text:p>
          </table:table-cell>
          <table:table-cell office:value-type="string">
            <text:p>CIÊNCIAS BIOLÓGICAS I <text:s text:c="28"/></text:p>
          </table:table-cell>
          <table:table-cell office:value-type="string">
            <text:p>Preventive Veterinary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207</text:p>
          </table:table-cell>
          <table:table-cell office:value-type="string">
            <text:p>CIÊNCIAS BIOLÓGICAS I <text:s text:c="28"/></text:p>
          </table:table-cell>
          <table:table-cell office:value-type="string">
            <text:p>Primate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8332</text:p>
          </table:table-cell>
          <table:table-cell office:value-type="string">
            <text:p>CIÊNCIAS BIOLÓGICAS I <text:s text:c="28"/></text:p>
          </table:table-cell>
          <table:table-cell office:value-type="string">
            <text:p>Prima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CIÊNCIAS BIOLÓGICAS I <text:s text:c="28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CIÊNCIAS BIOLÓGICAS I <text:s text:c="28"/></text:p>
          </table:table-cell>
          <table:table-cell office:value-type="string">
            <text:p>Pró-Fon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52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eding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3157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edings of the Academy of Natural Sciences of Philadelph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4X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edings of the Biological Society of Washingt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8-547X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edings of the California Academy of Sciences (19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97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edings of the Entomological Society of Washingt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9592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ss Biochemistry (1966) (Cessou em 1990. Cont. c/ outro título e ISSN. Cessou novamente e voltou a ter o título anterior [Process Biochemistry]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cess Biochemistry (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4773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gress in Botan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123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gress in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970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gress in Nuclear Energy (New seri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611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gress in Ocean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tein and Peptide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tein Expression and Purifi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8368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tei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tei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956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teom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183X</text:p>
          </table:table-cell>
          <table:table-cell office:value-type="string">
            <text:p>CIÊNCIAS BIOLÓGICAS I <text:s text:c="28"/></text:p>
          </table:table-cell>
          <table:table-cell office:value-type="string">
            <text:p>Protoplasm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CIÊNCIAS BIOLÓGICAS I <text:s text:c="28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29</text:p>
          </table:table-cell>
          <table:table-cell office:value-type="string">
            <text:p>CIÊNCIAS BIOLÓGICAS I <text:s text:c="28"/></text:p>
          </table:table-cell>
          <table:table-cell office:value-type="string">
            <text:p>Psychiatric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41</text:p>
          </table:table-cell>
          <table:table-cell office:value-type="string">
            <text:p>CIÊNCIAS BIOLÓGICAS I <text:s text:c="28"/></text:p>
          </table:table-cell>
          <table:table-cell office:value-type="string">
            <text:p>Psychological Repor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054</text:p>
          </table:table-cell>
          <table:table-cell office:value-type="string">
            <text:p>CIÊNCIAS BIOLÓGICAS I <text:s text:c="28"/></text:p>
          </table:table-cell>
          <table:table-cell office:value-type="string">
            <text:p>Psychology &amp; Neuroscienc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30</text:p>
          </table:table-cell>
          <table:table-cell office:value-type="string">
            <text:p>CIÊNCIAS BIOLÓGICAS I <text:s text:c="28"/></text:p>
          </table:table-cell>
          <table:table-cell office:value-type="string">
            <text:p>Psychoneuro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4962</text:p>
          </table:table-cell>
          <table:table-cell office:value-type="string">
            <text:p>CIÊNCIAS BIOLÓGICAS I <text:s text:c="28"/></text:p>
          </table:table-cell>
          <table:table-cell office:value-type="string">
            <text:p>Psycho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CIÊNCIAS BIOLÓGICAS I <text:s text:c="28"/></text:p>
          </table:table-cell>
          <table:table-cell office:value-type="string">
            <text:p>Psychopharmacologia (Heidelber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CIÊNCIAS BIOLÓGICAS I <text:s text:c="28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00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lic Health Nutrition (Walling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304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licaçoes Avulsas do Museu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109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licações Avulsas em Conservação de Ecossistem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85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licatio UEPG. Ciências Biológicas e da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73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licatio UEPG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2870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lications of the Seto Marine Biological Laborato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CIÊNCIAS BIOLÓGICAS I <text:s text:c="28"/></text:p>
          </table:table-cell>
          <table:table-cell office:value-type="string">
            <text:p>Pubvet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CIÊNCIAS BIOLÓGICAS I <text:s text:c="28"/></text:p>
          </table:table-cell>
          <table:table-cell office:value-type="string">
            <text:p>Pulmão 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835</text:p>
          </table:table-cell>
          <table:table-cell office:value-type="string">
            <text:p>CIÊNCIAS BIOLÓGICAS I <text:s text:c="28"/></text:p>
          </table:table-cell>
          <table:table-cell office:value-type="string">
            <text:p>Quarterly Reviews of Bio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CIÊNCIAS BIOLÓGICAS I <text:s text:c="28"/></text:p>
          </table:table-cell>
          <table:table-cell office:value-type="string">
            <text:p>Quaternary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894</text:p>
          </table:table-cell>
          <table:table-cell office:value-type="string">
            <text:p>CIÊNCIAS BIOLÓGICAS I <text:s text:c="28"/></text:p>
          </table:table-cell>
          <table:table-cell office:value-type="string">
            <text:p>Quaternar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91</text:p>
          </table:table-cell>
          <table:table-cell office:value-type="string">
            <text:p>CIÊNCIAS BIOLÓGICAS I <text:s text:c="28"/></text:p>
          </table:table-cell>
          <table:table-cell office:value-type="string">
            <text:p>Quaternary Science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34</text:p>
          </table:table-cell>
          <table:table-cell office:value-type="string">
            <text:p>CIÊNCIAS BIOLÓGICAS I <text:s text:c="28"/></text:p>
          </table:table-cell>
          <table:table-cell office:value-type="string">
            <text:p>Química Hoje (Cessou em 2008. Cont. ISSN 2175-1382 Química e Saúd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CIÊNCIAS BIOLÓGICAS I <text:s text:c="28"/></text:p>
          </table:table-cell>
          <table:table-cell office:value-type="string">
            <text:p>Química No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CIÊNCIAS BIOLÓGICAS I <text:s text:c="28"/></text:p>
          </table:table-cell>
          <table:table-cell office:value-type="string">
            <text:p>Química No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CIÊNCIAS BIOLÓGICAS I <text:s text:c="28"/></text:p>
          </table:table-cell>
          <table:table-cell office:value-type="string">
            <text:p>Química Nova na Escol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ation and Environmental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ation Measurem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ation Physics and Chemistry (1993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ation Protection Dosi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7587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at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222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ocarb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19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40</text:p>
          </table:table-cell>
          <table:table-cell office:value-type="string">
            <text:p>CIÊNCIAS BIOLÓGICAS I <text:s text:c="28"/></text:p>
          </table:table-cell>
          <table:table-cell office:value-type="string">
            <text:p>Radiotherapy and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2X</text:p>
          </table:table-cell>
          <table:table-cell office:value-type="string">
            <text:p>CIÊNCIAS BIOLÓGICAS I <text:s text:c="28"/></text:p>
          </table:table-cell>
          <table:table-cell office:value-type="string">
            <text:p>Raizes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CIÊNCIAS BIOLÓGICAS I <text:s text:c="28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CIÊNCIAS BIOLÓGICAS I <text:s text:c="28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52</text:p>
          </table:table-cell>
          <table:table-cell office:value-type="string">
            <text:p>CIÊNCIAS BIOLÓGICAS I <text:s text:c="28"/></text:p>
          </table:table-cell>
          <table:table-cell office:value-type="string">
            <text:p>RBE. Revista Brasileira de Engenharia. Caderno de Recursos Hídricos (Cessou em 1995. Cont. ISSN 1414-381X RBR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CIÊNCIAS BIOLÓGICAS I <text:s text:c="28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CIÊNCIAS BIOLÓGICAS I <text:s text:c="28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30</text:p>
          </table:table-cell>
          <table:table-cell office:value-type="string">
            <text:p>CIÊNCIAS BIOLÓGICAS I <text:s text:c="28"/></text:p>
          </table:table-cell>
          <table:table-cell office:value-type="string">
            <text:p>RBPO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858</text:p>
          </table:table-cell>
          <table:table-cell office:value-type="string">
            <text:p>CIÊNCIAS BIOLÓGICAS I <text:s text:c="28"/></text:p>
          </table:table-cell>
          <table:table-cell office:value-type="string">
            <text:p>RCA. Revista de Ciências Ambientais (UniLASA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CIÊNCIAS BIOLÓGICAS I <text:s text:c="28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active &amp; Functional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01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al-Time Imaging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3-219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cent Advances in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215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cent Patents on DNA &amp; Gene Sequ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197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cords of the Australian Muse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018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des, Revista Hispana para el Análisis de Redes Soci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0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dox Repor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292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dox Report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gulatory Peptid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30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gulatory Toxicolog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25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mote Sensing of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22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nal Fail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ção &amp; Climaté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2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ction (Cambrid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ction in Domestic Animals (199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528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ction Nutrition Development (Cessou em 2006. Fundiu-se com ISSN 1627-3583 Animal Research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ction, Fertility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2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ctive Biology and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8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ctive BioMedicine Onl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search in Microbiolog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search in Veterinar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884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search Journal of Biolog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676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search Letters in Ec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spiratory Physiology &amp;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297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storation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004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tina (Philadelphia, P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9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trovirology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74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ew of Scientific Instru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6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ews in Fish Biology and Fisher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27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ews in Medic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176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ews in the Neur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38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ao Anual de Patologia de Plan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Revista Amazônia Faz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AMRI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ANGR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4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Argentina de Microbi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Árvo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aiana de Saúde Pu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iociênci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Agrocienci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Agroe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Agrometeo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1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Armazen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4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Bio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2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Biome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Botâ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iência e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3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línica e Terapêutica (Cessou em 2003. Cont. ISSN 1679-1010 Revista da Sociedade Brasileira de Clínica Méd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oloproc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44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Coloproct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nfermagem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ngenharia de Pes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nsino de Bioquímica e Biologia Molecu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Ge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Geofís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Geomorf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44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Herbicid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96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Higiene e Sanidade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Implant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Mas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3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Oceanograf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5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Oncolog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Ortoped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3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Pale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0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Pesquisa em Educação em 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Recursos Hídr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Saúde Ocup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Sement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Tox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Zo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9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Zoologia (Online) (Cessou em 2008. Cont. ISSN 1984-4689 Zoologia (Curitiba. 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6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ecil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e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5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FMV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78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hilena de Historia Natural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9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ência Agronômica (UF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ência em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89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ências Exa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ências Médic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63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entífica de Produção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9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entífica Eletrônica de Agr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6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entífica Eletrônica de Engenharia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ientífica R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845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Cubana de Investigaciones Pesque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52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Faculdade de Medicina Veterinária e Zootecnia da Universidade de São Paulo. (Cessou em 1989. Cont. 1413-9596 Brazilian Journal of Veterinary Research and Animal Scienc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5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Faculdade de Zootecnia, Veterinaria e Agronomia (PUCRS. Urugua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0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Sociedade Brasileira de Cirurgia Plástica (Cessou em 2008. Cont. ISSN 1983-5175 Revista Brasileira de Cirurgia Plást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5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Agricultura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0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Antropologi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951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Aracn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Biologia 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32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Biología Marina y Oceanografí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65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Biologia Neotropic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Biologia 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2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Ciência &amp; Tecnologia (UNI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1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Ciências Agrárias (Bel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Ciências Agroveterinárias (UD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9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Ciências Farmacêuticas (Araraqua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97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Diagnóstico Biológico (Cessou em 2007. Fundiu-se com ISSN 0212-4572 Análisis Clínicos, ISSN 1139-2436 Química Clínica (1994) e ISSN 1888-4008 Revista del Laboratorio Clínic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3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Economia Flumin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Estudos Ambientais (Cessou em 2007. Cont. ISSN 1983-1501 Revista de Estudos Ambientai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Et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08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Extensão Universitária (UNITA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095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Fito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Geografia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Geolog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4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Iniciação Científica da ULB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196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Investigaciones Mari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90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la Academia Colombiana de Ciencias Exactas, Físicas y Natur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81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la Facultad de Agronom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568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la Sociedad Entomológica Argen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Neur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Nutri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Patolog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Química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Saúde Públ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 Saúde Públ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8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entística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o Arquivo Publico Mi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9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o CE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7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o Instituto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do Museu de Arqueologia e Et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Eletrônica d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84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Facultad Nacional de Agr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8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FAN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Fitos (ALANA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5469-879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Ga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20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Geológica de Chile (Impresa) (Cessou em 2008. Cont. ISSN 0718-7092 Andean Geology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Iberoamericana de Mic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Iberoamericana de Polimer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378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Inovação (FAPE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53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Latinoamericana de Psi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594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Latinoamericana de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6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arítima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4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édica Ana Co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édica de Chile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99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édica Universit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45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exicana de Biodiversida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01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exicana de Fís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318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Mexicana de Mic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65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Nordestina de B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34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Nordestina de Eco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6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Nordestina de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 <text:s text:c="28"/></text:p>
          </table:table-cell>
          <table:table-cell office:value-type="string">
            <text:p>Revista Olhos da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0837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Peruana de Biolog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5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Pesquisa e Extensão em Saúde (UN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6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Racin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9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Uniandr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Uning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UNIVIL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02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ista UNOR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9-739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ue d'Éc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865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ue d'Élevage et de Médecine Vétérinaire des Pays Tropicaux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418X</text:p>
          </table:table-cell>
          <table:table-cell office:value-type="string">
            <text:p>CIÊNCIAS BIOLÓGICAS I <text:s text:c="28"/></text:p>
          </table:table-cell>
          <table:table-cell office:value-type="string">
            <text:p>Revue Suisse de Zo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24</text:p>
          </table:table-cell>
          <table:table-cell office:value-type="string">
            <text:p>CIÊNCIAS BIOLÓGICAS I <text:s text:c="28"/></text:p>
          </table:table-cell>
          <table:table-cell office:value-type="string">
            <text:p>Rheumat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172</text:p>
          </table:table-cell>
          <table:table-cell office:value-type="string">
            <text:p>CIÊNCIAS BIOLÓGICAS I <text:s text:c="28"/></text:p>
          </table:table-cell>
          <table:table-cell office:value-type="string">
            <text:p>Rheumatology International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459</text:p>
          </table:table-cell>
          <table:table-cell office:value-type="string">
            <text:p>CIÊNCIAS BIOLÓGICAS I <text:s text:c="28"/></text:p>
          </table:table-cell>
          <table:table-cell office:value-type="string">
            <text:p>Rivers Research and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14</text:p>
          </table:table-cell>
          <table:table-cell office:value-type="string">
            <text:p>CIÊNCIAS BIOLÓGICAS I <text:s text:c="28"/></text:p>
          </table:table-cell>
          <table:table-cell office:value-type="string">
            <text:p>ROBRAC (Goiân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583</text:p>
          </table:table-cell>
          <table:table-cell office:value-type="string">
            <text:p>CIÊNCIAS BIOLÓGICAS I <text:s text:c="28"/></text:p>
          </table:table-cell>
          <table:table-cell office:value-type="string">
            <text:p>Rodrigue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7954</text:p>
          </table:table-cell>
          <table:table-cell office:value-type="string">
            <text:p>CIÊNCIAS BIOLÓGICAS I <text:s text:c="28"/></text:p>
          </table:table-cell>
          <table:table-cell office:value-type="string">
            <text:p>Russian Journal of Ge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4437</text:p>
          </table:table-cell>
          <table:table-cell office:value-type="string">
            <text:p>CIÊNCIAS BIOLÓGICAS I <text:s text:c="28"/></text:p>
          </table:table-cell>
          <table:table-cell office:value-type="string">
            <text:p>Russian Journal of Plant Phys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02</text:p>
          </table:table-cell>
          <table:table-cell office:value-type="string">
            <text:p>CIÊNCIAS BIOLÓGICAS I <text:s text:c="28"/></text:p>
          </table:table-cell>
          <table:table-cell office:value-type="string">
            <text:p>SaBios (Faculdade Integrado de Campo Mourã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1-572X</text:p>
          </table:table-cell>
          <table:table-cell office:value-type="string">
            <text:p>CIÊNCIAS BIOLÓGICAS I <text:s text:c="28"/></text:p>
          </table:table-cell>
          <table:table-cell office:value-type="string">
            <text:p>Sankhya. Series 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CIÊNCIAS BIOLÓGICAS I <text:s text:c="28"/></text:p>
          </table:table-cell>
          <table:table-cell office:value-type="string">
            <text:p>São Paulo Medical Jour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870</text:p>
          </table:table-cell>
          <table:table-cell office:value-type="string">
            <text:p>CIÊNCIAS BIOLÓGICAS I <text:s text:c="28"/></text:p>
          </table:table-cell>
          <table:table-cell office:value-type="string">
            <text:p>Saúde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13</text:p>
          </table:table-cell>
          <table:table-cell office:value-type="string">
            <text:p>CIÊNCIAS BIOLÓGICAS I <text:s text:c="28"/></text:p>
          </table:table-cell>
          <table:table-cell office:value-type="string">
            <text:p>Scandinavian Journal of Clinical &amp; Laboratory Investig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21</text:p>
          </table:table-cell>
          <table:table-cell office:value-type="string">
            <text:p>CIÊNCIAS BIOLÓGICAS I <text:s text:c="28"/></text:p>
          </table:table-cell>
          <table:table-cell office:value-type="string">
            <text:p>Scandinavian Journal of Gastroenterology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3083</text:p>
          </table:table-cell>
          <table:table-cell office:value-type="string">
            <text:p>CIÊNCIAS BIOLÓGICAS I <text:s text:c="28"/></text:p>
          </table:table-cell>
          <table:table-cell office:value-type="string">
            <text:p>Scandinavian Journal of Immu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CIÊNCIAS BIOLÓGICAS I <text:s text:c="28"/></text:p>
          </table:table-cell>
          <table:table-cell office:value-type="string">
            <text:p>Scandinavian Journal of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CIÊNCIAS BIOLÓGICAS I <text:s text:c="28"/></text:p>
          </table:table-cell>
          <table:table-cell office:value-type="string">
            <text:p>Scandinavian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742</text:p>
          </table:table-cell>
          <table:table-cell office:value-type="string">
            <text:p>CIÊNCIAS BIOLÓGICAS I <text:s text:c="28"/></text:p>
          </table:table-cell>
          <table:table-cell office:value-type="string">
            <text:p>Scandinavian Journal of Rheumatology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0457</text:p>
          </table:table-cell>
          <table:table-cell office:value-type="string">
            <text:p>CIÊNCIAS BIOLÓGICAS I <text:s text:c="28"/></text:p>
          </table:table-cell>
          <table:table-cell office:value-type="string">
            <text:p>Scann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CIÊNCIAS BIOLÓGICAS I <text:s text:c="28"/></text:p>
          </table:table-cell>
          <table:table-cell office:value-type="string">
            <text:p>Schizophrenia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ce (New York, N.Y.: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326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ce Education (Salem, Mass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0173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ce Magazin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ce of the Total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679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a (Valparaí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a Agrari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a Agrícol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a Forestalis (IPE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a Horticultur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a Mar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a Medic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733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fic Americ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fic American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940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ific-A (Baurú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CIÊNCIAS BIOLÓGICAS I <text:s text:c="28"/></text:p>
          </table:table-cell>
          <table:table-cell office:value-type="string">
            <text:p>Scientom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1-7431</text:p>
          </table:table-cell>
          <table:table-cell office:value-type="string">
            <text:p>CIÊNCIAS BIOLÓGICAS I <text:s text:c="28"/></text:p>
          </table:table-cell>
          <table:table-cell office:value-type="string">
            <text:p>SCJ. Scandinavian Cardiovascular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3157</text:p>
          </table:table-cell>
          <table:table-cell office:value-type="string">
            <text:p>CIÊNCIAS BIOLÓGICAS I <text:s text:c="28"/></text:p>
          </table:table-cell>
          <table:table-cell office:value-type="string">
            <text:p>SEED Journal. Semiotics, Evolution, Energy, and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966</text:p>
          </table:table-cell>
          <table:table-cell office:value-type="string">
            <text:p>CIÊNCIAS BIOLÓGICAS I <text:s text:c="28"/></text:p>
          </table:table-cell>
          <table:table-cell office:value-type="string">
            <text:p>Seed Science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0952</text:p>
          </table:table-cell>
          <table:table-cell office:value-type="string">
            <text:p>CIÊNCIAS BIOLÓGICAS I <text:s text:c="28"/></text:p>
          </table:table-cell>
          <table:table-cell office:value-type="string">
            <text:p>Seed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2585</text:p>
          </table:table-cell>
          <table:table-cell office:value-type="string">
            <text:p>CIÊNCIAS BIOLÓGICAS I <text:s text:c="28"/></text:p>
          </table:table-cell>
          <table:table-cell office:value-type="string">
            <text:p>Seed 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0724</text:p>
          </table:table-cell>
          <table:table-cell office:value-type="string">
            <text:p>CIÊNCIAS BIOLÓGICAS I <text:s text:c="28"/></text:p>
          </table:table-cell>
          <table:table-cell office:value-type="string">
            <text:p>See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185X</text:p>
          </table:table-cell>
          <table:table-cell office:value-type="string">
            <text:p>CIÊNCIAS BIOLÓGICAS I <text:s text:c="28"/></text:p>
          </table:table-cell>
          <table:table-cell office:value-type="string">
            <text:p>Selby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CIÊNCIAS BIOLÓGICAS I <text:s text:c="28"/></text:p>
          </table:table-cell>
          <table:table-cell office:value-type="string">
            <text:p>Semin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CIÊNCIAS BIOLÓGICAS I <text:s text:c="28"/></text:p>
          </table:table-cell>
          <table:table-cell office:value-type="string">
            <text:p>Semina. Ciências Agrá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CIÊNCIAS BIOLÓGICAS I <text:s text:c="28"/></text:p>
          </table:table-cell>
          <table:table-cell office:value-type="string">
            <text:p>Semina. Ciências Agrár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67</text:p>
          </table:table-cell>
          <table:table-cell office:value-type="string">
            <text:p>CIÊNCIAS BIOLÓGICAS I <text:s text:c="28"/></text:p>
          </table:table-cell>
          <table:table-cell office:value-type="string">
            <text:p>Semina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2102</text:p>
          </table:table-cell>
          <table:table-cell office:value-type="string">
            <text:p>CIÊNCIAS BIOLÓGICAS I <text:s text:c="28"/></text:p>
          </table:table-cell>
          <table:table-cell office:value-type="string">
            <text:p>Senckenbergiana Bi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889X</text:p>
          </table:table-cell>
          <table:table-cell office:value-type="string">
            <text:p>CIÊNCIAS BIOLÓGICAS I <text:s text:c="28"/></text:p>
          </table:table-cell>
          <table:table-cell office:value-type="string">
            <text:p>Senckenbergiana Mariti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CIÊNCIAS BIOLÓGICAS I <text:s text:c="28"/></text:p>
          </table:table-cell>
          <table:table-cell office:value-type="string">
            <text:p>Sensors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CIÊNCIAS BIOLÓGICAS I <text:s text:c="28"/></text:p>
          </table:table-cell>
          <table:table-cell office:value-type="string">
            <text:p>Sensors and Actuators. B, Chemic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4935</text:p>
          </table:table-cell>
          <table:table-cell office:value-type="string">
            <text:p>CIÊNCIAS BIOLÓGICAS I <text:s text:c="28"/></text:p>
          </table:table-cell>
          <table:table-cell office:value-type="string">
            <text:p>Sensors and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0882</text:p>
          </table:table-cell>
          <table:table-cell office:value-type="string">
            <text:p>CIÊNCIAS BIOLÓGICAS I <text:s text:c="28"/></text:p>
          </table:table-cell>
          <table:table-cell office:value-type="string">
            <text:p>Sexual Plant Reprodu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267</text:p>
          </table:table-cell>
          <table:table-cell office:value-type="string">
            <text:p>CIÊNCIAS BIOLÓGICAS I <text:s text:c="28"/></text:p>
          </table:table-cell>
          <table:table-cell office:value-type="string">
            <text:p>SHILAP. Sociedad Hispano-Luso-Americana de Lepidopter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CIÊNCIAS BIOLÓGICAS I <text:s text:c="28"/></text:p>
          </table:table-cell>
          <table:table-cell office:value-type="string">
            <text:p>Shock (Augusta, G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88</text:p>
          </table:table-cell>
          <table:table-cell office:value-type="string">
            <text:p>CIÊNCIAS BIOLÓGICAS I <text:s text:c="28"/></text:p>
          </table:table-cell>
          <table:table-cell office:value-type="string">
            <text:p>SIDA, Contributions to Botany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1555</text:p>
          </table:table-cell>
          <table:table-cell office:value-type="string">
            <text:p>CIÊNCIAS BIOLÓGICAS I <text:s text:c="28"/></text:p>
          </table:table-cell>
          <table:table-cell office:value-type="string">
            <text:p>Singapore Maritime &amp; Port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CIÊNCIAS BIOLÓGICAS I <text:s text:c="28"/></text:p>
          </table:table-cell>
          <table:table-cell office:value-type="string">
            <text:p>Sitientibus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CIÊNCIAS BIOLÓGICAS I <text:s text:c="28"/></text:p>
          </table:table-cell>
          <table:table-cell office:value-type="string">
            <text:p>Sitientibus. Série Ciências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810</text:p>
          </table:table-cell>
          <table:table-cell office:value-type="string">
            <text:p>CIÊNCIAS BIOLÓGICAS I <text:s text:c="28"/></text:p>
          </table:table-cell>
          <table:table-cell office:value-type="string">
            <text:p>Small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CIÊNCIAS BIOLÓGICAS I <text:s text:c="28"/></text:p>
          </table:table-cell>
          <table:table-cell office:value-type="string">
            <text:p>Small Rumina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1-0282</text:p>
          </table:table-cell>
          <table:table-cell office:value-type="string">
            <text:p>CIÊNCIAS BIOLÓGICAS I <text:s text:c="28"/></text:p>
          </table:table-cell>
          <table:table-cell office:value-type="string">
            <text:p>Smithsonian Contributions to Zo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CIÊNCIAS BIOLÓGICAS I <text:s text:c="28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547</text:p>
          </table:table-cell>
          <table:table-cell office:value-type="string">
            <text:p>CIÊNCIAS BIOLÓGICAS I <text:s text:c="28"/></text:p>
          </table:table-cell>
          <table:table-cell office:value-type="string">
            <text:p>Society for General Microbiology Quarterly (Cessou em 1998. Cont. ISSN 1464-0570 Microbiology Toda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CIÊNCIAS BIOLÓGICAS I <text:s text:c="28"/></text:p>
          </table:table-cell>
          <table:table-cell office:value-type="string">
            <text:p>Soci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CIÊNCIAS BIOLÓGICAS I <text:s text:c="28"/></text:p>
          </table:table-cell>
          <table:table-cell office:value-type="string">
            <text:p>Soil &amp; Tillag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CIÊNCIAS BIOLÓGICAS I <text:s text:c="28"/></text:p>
          </table:table-cell>
          <table:table-cell office:value-type="string">
            <text:p>Soil Biology &amp;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6299</text:p>
          </table:table-cell>
          <table:table-cell office:value-type="string">
            <text:p>CIÊNCIAS BIOLÓGICAS I <text:s text:c="28"/></text:p>
          </table:table-cell>
          <table:table-cell office:value-type="string">
            <text:p>South African Journal of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98</text:p>
          </table:table-cell>
          <table:table-cell office:value-type="string">
            <text:p>CIÊNCIAS BIOLÓGICAS I <text:s text:c="28"/></text:p>
          </table:table-cell>
          <table:table-cell office:value-type="string">
            <text:p>South American Journal of Herpet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6804</text:p>
          </table:table-cell>
          <table:table-cell office:value-type="string">
            <text:p>CIÊNCIAS BIOLÓGICAS I <text:s text:c="28"/></text:p>
          </table:table-cell>
          <table:table-cell office:value-type="string">
            <text:p>Special Papers in Palae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CIÊNCIAS BIOLÓGICAS I <text:s text:c="28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CIÊNCIAS BIOLÓGICAS I <text:s text:c="28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CIÊNCIAS BIOLÓGICAS I <text:s text:c="28"/></text:p>
          </table:table-cell>
          <table:table-cell office:value-type="string">
            <text:p>Spectroscopy (Ottaw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391</text:p>
          </table:table-cell>
          <table:table-cell office:value-type="string">
            <text:p>CIÊNCIAS BIOLÓGICAS I <text:s text:c="28"/></text:p>
          </table:table-cell>
          <table:table-cell office:value-type="string">
            <text:p>Spixiana (Münch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CIÊNCIAS BIOLÓGICAS I <text:s text:c="28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3287</text:p>
          </table:table-cell>
          <table:table-cell office:value-type="string">
            <text:p>CIÊNCIAS BIOLÓGICAS I <text:s text:c="28"/></text:p>
          </table:table-cell>
          <table:table-cell office:value-type="string">
            <text:p>Stem Cells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128X</text:p>
          </table:table-cell>
          <table:table-cell office:value-type="string">
            <text:p>CIÊNCIAS BIOLÓGICAS I <text:s text:c="28"/></text:p>
          </table:table-cell>
          <table:table-cell office:value-type="string">
            <text:p>Steroids (Stoneham, M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CIÊNCIAS BIOLÓGICAS I <text:s text:c="28"/></text:p>
          </table:table-cell>
          <table:table-cell office:value-type="string">
            <text:p>Stress (Luxembourg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27</text:p>
          </table:table-cell>
          <table:table-cell office:value-type="string">
            <text:p>CIÊNCIAS BIOLÓGICAS I <text:s text:c="28"/></text:p>
          </table:table-cell>
          <table:table-cell office:value-type="string">
            <text:p>Strombu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400</text:p>
          </table:table-cell>
          <table:table-cell office:value-type="string">
            <text:p>CIÊNCIAS BIOLÓGICAS I <text:s text:c="28"/></text:p>
          </table:table-cell>
          <table:table-cell office:value-type="string">
            <text:p>Structural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3954</text:p>
          </table:table-cell>
          <table:table-cell office:value-type="string">
            <text:p>CIÊNCIAS BIOLÓGICAS I <text:s text:c="28"/></text:p>
          </table:table-cell>
          <table:table-cell office:value-type="string">
            <text:p>Studia Dipter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8486</text:p>
          </table:table-cell>
          <table:table-cell office:value-type="string">
            <text:p>CIÊNCIAS BIOLÓGICAS I <text:s text:c="28"/></text:p>
          </table:table-cell>
          <table:table-cell office:value-type="string">
            <text:p>Studies in History and Philosophy of Biological and Biomed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521</text:p>
          </table:table-cell>
          <table:table-cell office:value-type="string">
            <text:p>CIÊNCIAS BIOLÓGICAS I <text:s text:c="28"/></text:p>
          </table:table-cell>
          <table:table-cell office:value-type="string">
            <text:p>Studies on Neotropical Fauna and Environ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0161</text:p>
          </table:table-cell>
          <table:table-cell office:value-type="string">
            <text:p>CIÊNCIAS BIOLÓGICAS I <text:s text:c="28"/></text:p>
          </table:table-cell>
          <table:table-cell office:value-type="string">
            <text:p>Stuttgarter Beitrage zur Naturkunde. Serie C, Allgemeinverstandliche Aufsatz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8-1448</text:p>
          </table:table-cell>
          <table:table-cell office:value-type="string">
            <text:p>CIÊNCIAS BIOLÓGICAS I <text:s text:c="28"/></text:p>
          </table:table-cell>
          <table:table-cell office:value-type="string">
            <text:p>Subterranean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031</text:p>
          </table:table-cell>
          <table:table-cell office:value-type="string">
            <text:p>CIÊNCIAS BIOLÓGICAS I <text:s text:c="28"/></text:p>
          </table:table-cell>
          <table:table-cell office:value-type="string">
            <text:p>Sugar Cane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CIÊNCIAS BIOLÓGICAS I <text:s text:c="28"/></text:p>
          </table:table-cell>
          <table:table-cell office:value-type="string">
            <text:p>Summa Phytopatholog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CIÊNCIAS BIOLÓGICAS I <text:s text:c="28"/></text:p>
          </table:table-cell>
          <table:table-cell office:value-type="string">
            <text:p>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8517</text:p>
          </table:table-cell>
          <table:table-cell office:value-type="string">
            <text:p>CIÊNCIAS BIOLÓGICAS I <text:s text:c="28"/></text:p>
          </table:table-cell>
          <table:table-cell office:value-type="string">
            <text:p>Surgical and Radiologic Anatom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CIÊNCIAS BIOLÓGICAS I <text:s text:c="28"/></text:p>
          </table:table-cell>
          <table:table-cell office:value-type="string">
            <text:p>Surgical Ne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2-0598</text:p>
          </table:table-cell>
          <table:table-cell office:value-type="string">
            <text:p>CIÊNCIAS BIOLÓGICAS I <text:s text:c="28"/></text:p>
          </table:table-cell>
          <table:table-cell office:value-type="string">
            <text:p>Sydow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5114</text:p>
          </table:table-cell>
          <table:table-cell office:value-type="string">
            <text:p>CIÊNCIAS BIOLÓGICAS I <text:s text:c="28"/></text:p>
          </table:table-cell>
          <table:table-cell office:value-type="string">
            <text:p>Symbiosis (Philadelphia, P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CIÊNCIAS BIOLÓGICAS I <text:s text:c="28"/></text:p>
          </table:table-cell>
          <table:table-cell office:value-type="string">
            <text:p>Synapse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214</text:p>
          </table:table-cell>
          <table:table-cell office:value-type="string">
            <text:p>CIÊNCIAS BIOLÓGICAS I <text:s text:c="28"/></text:p>
          </table:table-cell>
          <table:table-cell office:value-type="string">
            <text:p>Synlett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2-8966</text:p>
          </table:table-cell>
          <table:table-cell office:value-type="string">
            <text:p>CIÊNCIAS BIOLÓGICAS I <text:s text:c="28"/></text:p>
          </table:table-cell>
          <table:table-cell office:value-type="string">
            <text:p>Synopsis Fungor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81</text:p>
          </table:table-cell>
          <table:table-cell office:value-type="string">
            <text:p>CIÊNCIAS BIOLÓGICAS I <text:s text:c="28"/></text:p>
          </table:table-cell>
          <table:table-cell office:value-type="string">
            <text:p>Synthesis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CIÊNCIAS BIOLÓGICAS I <text:s text:c="28"/></text:p>
          </table:table-cell>
          <table:table-cell office:value-type="string">
            <text:p>Synthetic Me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2020</text:p>
          </table:table-cell>
          <table:table-cell office:value-type="string">
            <text:p>CIÊNCIAS BIOLÓGICAS I <text:s text:c="28"/></text:p>
          </table:table-cell>
          <table:table-cell office:value-type="string">
            <text:p>Systematic and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5157</text:p>
          </table:table-cell>
          <table:table-cell office:value-type="string">
            <text:p>CIÊNCIAS BIOLÓGICAS I <text:s text:c="28"/></text:p>
          </table:table-cell>
          <table:table-cell office:value-type="string">
            <text:p>Systematic Biology (Philadelphi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445</text:p>
          </table:table-cell>
          <table:table-cell office:value-type="string">
            <text:p>CIÊNCIAS BIOLÓGICAS I <text:s text:c="28"/></text:p>
          </table:table-cell>
          <table:table-cell office:value-type="string">
            <text:p>Systematic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8211</text:p>
          </table:table-cell>
          <table:table-cell office:value-type="string">
            <text:p>CIÊNCIAS BIOLÓGICAS I <text:s text:c="28"/></text:p>
          </table:table-cell>
          <table:table-cell office:value-type="string">
            <text:p>Systematic Botany Monograph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70</text:p>
          </table:table-cell>
          <table:table-cell office:value-type="string">
            <text:p>CIÊNCIAS BIOLÓGICAS I <text:s text:c="28"/></text:p>
          </table:table-cell>
          <table:table-cell office:value-type="string">
            <text:p>Systematic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52</text:p>
          </table:table-cell>
          <table:table-cell office:value-type="string">
            <text:p>CIÊNCIAS BIOLÓGICAS I <text:s text:c="28"/></text:p>
          </table:table-cell>
          <table:table-cell office:value-type="string">
            <text:p>Systematic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4-7886</text:p>
          </table:table-cell>
          <table:table-cell office:value-type="string">
            <text:p>CIÊNCIAS BIOLÓGICAS I <text:s text:c="28"/></text:p>
          </table:table-cell>
          <table:table-cell office:value-type="string">
            <text:p>Systematics and Geography of Pla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CIÊNCIAS BIOLÓGICAS I <text:s text:c="28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2286</text:p>
          </table:table-cell>
          <table:table-cell office:value-type="string">
            <text:p>CIÊNCIAS BIOLÓGICAS I <text:s text:c="28"/></text:p>
          </table:table-cell>
          <table:table-cell office:value-type="string">
            <text:p>Tapir Conserva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0262</text:p>
          </table:table-cell>
          <table:table-cell office:value-type="string">
            <text:p>CIÊNCIAS BIOLÓGICAS I <text:s text:c="28"/></text:p>
          </table:table-cell>
          <table:table-cell office:value-type="string">
            <text:p>Tax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388</text:p>
          </table:table-cell>
          <table:table-cell office:value-type="string">
            <text:p>CIÊNCIAS BIOLÓGICAS I <text:s text:c="28"/></text:p>
          </table:table-cell>
          <table:table-cell office:value-type="string">
            <text:p>Tecnologia &amp; Desenvolvimento Sustentáve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509</text:p>
          </table:table-cell>
          <table:table-cell office:value-type="string">
            <text:p>CIÊNCIAS BIOLÓGICAS I <text:s text:c="28"/></text:p>
          </table:table-cell>
          <table:table-cell office:value-type="string">
            <text:p>Tellus. Series B, Chemical and Physical Meteo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CIÊNCIAS BIOLÓGICAS I <text:s text:c="28"/></text:p>
          </table:table-cell>
          <table:table-cell office:value-type="string">
            <text:p>Terapia Man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3211</text:p>
          </table:table-cell>
          <table:table-cell office:value-type="string">
            <text:p>CIÊNCIAS BIOLÓGICAS I <text:s text:c="28"/></text:p>
          </table:table-cell>
          <table:table-cell office:value-type="string">
            <text:p>Teratogenesis, Carcinogenesis and Mutagenesis (Print) (Cessou em 2003. Cont. ISSN 1542-9733 Birth Defects Research. Part B. Developmental and Reproductive Toxic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70</text:p>
          </table:table-cell>
          <table:table-cell office:value-type="string">
            <text:p>CIÊNCIAS BIOLÓGICAS I <text:s text:c="28"/></text:p>
          </table:table-cell>
          <table:table-cell office:value-type="string">
            <text:p>Terrae (Campina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1398</text:p>
          </table:table-cell>
          <table:table-cell office:value-type="string">
            <text:p>CIÊNCIAS BIOLÓGICAS I <text:s text:c="28"/></text:p>
          </table:table-cell>
          <table:table-cell office:value-type="string">
            <text:p>Terraria (Munst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CIÊNCIAS BIOLÓGICAS I <text:s text:c="28"/></text:p>
          </table:table-cell>
          <table:table-cell office:value-type="string">
            <text:p>Tetrahedr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CIÊNCIAS BIOLÓGICAS I <text:s text:c="28"/></text:p>
          </table:table-cell>
          <table:table-cell office:value-type="string">
            <text:p>Tetrahedr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66</text:p>
          </table:table-cell>
          <table:table-cell office:value-type="string">
            <text:p>CIÊNCIAS BIOLÓGICAS I <text:s text:c="28"/></text:p>
          </table:table-cell>
          <table:table-cell office:value-type="string">
            <text:p>Tetrahedron: Asym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47</text:p>
          </table:table-cell>
          <table:table-cell office:value-type="string">
            <text:p>CIÊNCIAS BIOLÓGICAS I <text:s text:c="28"/></text:p>
          </table:table-cell>
          <table:table-cell office:value-type="string">
            <text:p>Texas Heart Institut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591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alassas (Santiago de Composte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4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n Journal of Car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415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n Journal of Chinese Medicine (197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3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n Journal of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74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n Journal of Urology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14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n Natural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87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mericas Journal of Plant Science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848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natomical Record (Hoboken, N.J. : 200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6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natomical Record (Print) (Cessou em 2002. Foi desmembrado em dois: ISSN 1552-4884 The Anatomical Record. Part A, Discoveries in Molecular, Cellular, and Evolutionary Biology e ISSN 1552-4906 The Anatomical Record. Part B, New Anatomis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84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natomical Record. Part A, Discoveries in Molecular, Cellular, and Evolutionary Biology (Cessou em 2006. Fundiu-se com ISSN 1552-4906 The Anatomical Record. Part B, New Anatomist e ISSN 1932-8486 The Anatomical Record (Hoboken, N.J. : 2007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ngle Orthodont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028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nnals of Pharmacothera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03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Auk (Washington, D.C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8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Biological Bulletin (Lancast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101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Botanical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274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Bryologist (College Station, TX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4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Clinical Journal of P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065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Coleopterists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5422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Condor (Los Angeles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957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Ekologia (Dumk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FEBS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404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Florida Entom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615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International Journal of Biological Marker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0003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Italian Journal of Zoology (Mode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Alternative and Complementary Medicine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202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Ara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0713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Cetacean Research and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Clinic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Craniofacial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Essential Oi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34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Eukaryot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0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Experiment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4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Experimental Zoology (Print) (Cessou em 2002. Desmembrado em 2: ISSN 1548-8969 Journal of Experimental Zoology. Part A e ISSN 1552-5007 Journal of Experimental Zoology. Part B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9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Genera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236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Headache and Pai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Hospital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31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Membrane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7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Pedia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01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Raptor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Supercritical Flu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5674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the Torrey Botan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344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Nautilus (Philadelph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93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New England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13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New Microbi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0026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Nucleus (Cambridg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846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Open Crystallograph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01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Open Fish Science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50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Open Marine Biolog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37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Open Mycolog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9-9559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Orchid Diges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Pediatric Infectious Disease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651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Plant Cel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413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Prostat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887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Protei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77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Quarterly Review of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244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Raffles Bulletin of Zo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744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Scientific World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211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Veliger (Berkeley, C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5643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Wilson Bulletin (Wilson Ornithological Society) (Cessou em 2005. Cont. ISSN 1559-4491 The Wilson Journal of Ornith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491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 Wilson Journal of Orni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752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oretical and Applied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rioge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CIÊNCIAS BIOLÓGICAS I <text:s text:c="28"/></text:p>
          </table:table-cell>
          <table:table-cell office:value-type="string">
            <text:p>Thermo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CIÊNCIAS BIOLÓGICAS I <text:s text:c="28"/></text:p>
          </table:table-cell>
          <table:table-cell office:value-type="string">
            <text:p>Thin Solid Fil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245</text:p>
          </table:table-cell>
          <table:table-cell office:value-type="string">
            <text:p>CIÊNCIAS BIOLÓGICAS I <text:s text:c="28"/></text:p>
          </table:table-cell>
          <table:table-cell office:value-type="string">
            <text:p>Thrombosis and Haemosta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CIÊNCIAS BIOLÓGICAS I <text:s text:c="28"/></text:p>
          </table:table-cell>
          <table:table-cell office:value-type="string">
            <text:p>Thrombosi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CIÊNCIAS BIOLÓGICAS I <text:s text:c="28"/></text:p>
          </table:table-cell>
          <table:table-cell office:value-type="string">
            <text:p>Tissue &amp; Cel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815</text:p>
          </table:table-cell>
          <table:table-cell office:value-type="string">
            <text:p>CIÊNCIAS BIOLÓGICAS I <text:s text:c="28"/></text:p>
          </table:table-cell>
          <table:table-cell office:value-type="string">
            <text:p>Tissue Antige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3279</text:p>
          </table:table-cell>
          <table:table-cell office:value-type="string">
            <text:p>CIÊNCIAS BIOLÓGICAS I <text:s text:c="28"/></text:p>
          </table:table-cell>
          <table:table-cell office:value-type="string">
            <text:p>Tissue Engineering (Cessou em 2007. Foi desdobrado em três: ISSN 1937-3341 Tissue Engineering. Part A, ISSN 1937-3368 Tissue Engineering. Part B, Reviews e ISSN 1937-3384 Tissue Engineering. Part C Method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CIÊNCIAS BIOLÓGICAS I <text:s text:c="28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6233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248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ical and Environmental Chemist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y and Applie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y in Vit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524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logy Mechanisms and Method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9543</text:p>
          </table:table-cell>
          <table:table-cell office:value-type="string">
            <text:p>CIÊNCIAS BIOLÓGICAS I <text:s text:c="28"/></text:p>
          </table:table-cell>
          <table:table-cell office:value-type="string">
            <text:p>Toxin Review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0412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balhos Oceanograficos da Universidade Federal de Pernambu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actions of the ASAE (Cessou em 2005. Cont. Transactions of the ASAB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8443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actions of the Kansas Academy of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132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fusion (Arlington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7578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fusio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CIÊNCIAS BIOLÓGICAS I <text:s text:c="28"/></text:p>
          </table:table-cell>
          <table:table-cell office:value-type="string">
            <text:p>Transplantation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753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e and Forestry Science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4-2942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e Genetics &amp; Genom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318X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e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2285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es (Berlin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90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es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540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nds in Comparative Biochemistry &amp; Phys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347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nds in Ecology &amp; Evolutio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761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nds in Entom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22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nds in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6147</text:p>
          </table:table-cell>
          <table:table-cell office:value-type="string">
            <text:p>CIÊNCIAS BIOLÓGICAS I <text:s text:c="28"/></text:p>
          </table:table-cell>
          <table:table-cell office:value-type="string">
            <text:p>Trends in Pharmacological Sciences (Regular ed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47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Animal Health and Produ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5626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Bry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63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Grasslan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138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Lepidoptera (Cessou em 2006. Cont. ISSN 1941-7659 Tropical Iepidoptera Researc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Oceanograph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13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Oceanograph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76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Plant Path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6975</text:p>
          </table:table-cell>
          <table:table-cell office:value-type="string">
            <text:p>CIÊNCIAS BIOLÓGICAS I <text:s text:c="28"/></text:p>
          </table:table-cell>
          <table:table-cell office:value-type="string">
            <text:p>Tropical Zoology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2-4274</text:p>
          </table:table-cell>
          <table:table-cell office:value-type="string">
            <text:p>CIÊNCIAS BIOLÓGICAS I <text:s text:c="28"/></text:p>
          </table:table-cell>
          <table:table-cell office:value-type="string">
            <text:p>Twin Research and Human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18</text:p>
          </table:table-cell>
          <table:table-cell office:value-type="string">
            <text:p>CIÊNCIAS BIOLÓGICAS I <text:s text:c="28"/></text:p>
          </table:table-cell>
          <table:table-cell office:value-type="string">
            <text:p>Uakari (Belém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0X</text:p>
          </table:table-cell>
          <table:table-cell office:value-type="string">
            <text:p>CIÊNCIAS BIOLÓGICAS I <text:s text:c="28"/></text:p>
          </table:table-cell>
          <table:table-cell office:value-type="string">
            <text:p>Uakari (Impresso) (Belé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CIÊNCIAS BIOLÓGICAS I <text:s text:c="28"/></text:p>
          </table:table-cell>
          <table:table-cell office:value-type="string">
            <text:p>Ultrasonics Son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692</text:p>
          </table:table-cell>
          <table:table-cell office:value-type="string">
            <text:p>CIÊNCIAS BIOLÓGICAS I <text:s text:c="28"/></text:p>
          </table:table-cell>
          <table:table-cell office:value-type="string">
            <text:p>Ultrasound in Obstetrics &amp; Gyn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CIÊNCIAS BIOLÓGICAS I <text:s text:c="28"/></text:p>
          </table:table-cell>
          <table:table-cell office:value-type="string">
            <text:p>UNIMONTES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3976</text:p>
          </table:table-cell>
          <table:table-cell office:value-type="string">
            <text:p>CIÊNCIAS BIOLÓGICAS I <text:s text:c="28"/></text:p>
          </table:table-cell>
          <table:table-cell office:value-type="string">
            <text:p>Universidad : Ciencia y Tecn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9267</text:p>
          </table:table-cell>
          <table:table-cell office:value-type="string">
            <text:p>CIÊNCIAS BIOLÓGICAS I <text:s text:c="28"/></text:p>
          </table:table-cell>
          <table:table-cell office:value-type="string">
            <text:p>Universitas Psych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155</text:p>
          </table:table-cell>
          <table:table-cell office:value-type="string">
            <text:p>CIÊNCIAS BIOLÓGICAS I <text:s text:c="28"/></text:p>
          </table:table-cell>
          <table:table-cell office:value-type="string">
            <text:p>Urban Eco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CIÊNCIAS BIOLÓGICAS I <text:s text:c="28"/></text:p>
          </table:table-cell>
          <table:table-cell office:value-type="string">
            <text:p>Urology (Ridgewood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176</text:p>
          </table:table-cell>
          <table:table-cell office:value-type="string">
            <text:p>CIÊNCIAS BIOLÓGICAS I <text:s text:c="28"/></text:p>
          </table:table-cell>
          <table:table-cell office:value-type="string">
            <text:p>Ursus (International Association for Bear Research and Manage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CIÊNCIAS BIOLÓGICAS I <text:s text:c="28"/></text:p>
          </table:table-cell>
          <table:table-cell office:value-type="string">
            <text:p>Vaccine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891</text:p>
          </table:table-cell>
          <table:table-cell office:value-type="string">
            <text:p>CIÊNCIAS BIOLÓGICAS I <text:s text:c="28"/></text:p>
          </table:table-cell>
          <table:table-cell office:value-type="string">
            <text:p>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CIÊNCIAS BIOLÓGICAS I <text:s text:c="28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CIÊNCIAS BIOLÓGICAS I <text:s text:c="28"/></text:p>
          </table:table-cell>
          <table:table-cell office:value-type="string">
            <text:p>Veritas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755</text:p>
          </table:table-cell>
          <table:table-cell office:value-type="string">
            <text:p>CIÊNCIAS BIOLÓGICAS I <text:s text:c="28"/></text:p>
          </table:table-cell>
          <table:table-cell office:value-type="string">
            <text:p>Vertebrate Zo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544</text:p>
          </table:table-cell>
          <table:table-cell office:value-type="string">
            <text:p>CIÊNCIAS BIOLÓGICAS I <text:s text:c="28"/></text:p>
          </table:table-cell>
          <table:table-cell office:value-type="string">
            <text:p>Vesmír (Praha,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ária e Zootecni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ária em Foco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5480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ski Arhiv (Tisak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987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Anaesthesia and Analges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382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Clinic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493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Der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Microbiolog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58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Pathology (Cessou em uuuu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Recor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CIÊNCIAS BIOLÓGICAS I <text:s text:c="28"/></text:p>
          </table:table-cell>
          <table:table-cell office:value-type="string">
            <text:p>Veterina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005</text:p>
          </table:table-cell>
          <table:table-cell office:value-type="string">
            <text:p>CIÊNCIAS BIOLÓGICAS I <text:s text:c="28"/></text:p>
          </table:table-cell>
          <table:table-cell office:value-type="string">
            <text:p>Vida Apícola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3605</text:p>
          </table:table-cell>
          <table:table-cell office:value-type="string">
            <text:p>CIÊNCIAS BIOLÓGICAS I <text:s text:c="28"/></text:p>
          </table:table-cell>
          <table:table-cell office:value-type="string">
            <text:p>Vida Silvest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0-8759</text:p>
          </table:table-cell>
          <table:table-cell office:value-type="string">
            <text:p>CIÊNCIAS BIOLÓGICAS I <text:s text:c="28"/></text:p>
          </table:table-cell>
          <table:table-cell office:value-type="string">
            <text:p>Vie et Milieu (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CIÊNCIAS BIOLÓGICAS I <text:s text:c="28"/></text:p>
          </table:table-cell>
          <table:table-cell office:value-type="string">
            <text:p>Virchows Archiv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CIÊNCIAS BIOLÓGICAS I <text:s text:c="28"/></text:p>
          </table:table-cell>
          <table:table-cell office:value-type="string">
            <text:p>Virolog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2X</text:p>
          </table:table-cell>
          <table:table-cell office:value-type="string">
            <text:p>CIÊNCIAS BIOLÓGICAS I <text:s text:c="28"/></text:p>
          </table:table-cell>
          <table:table-cell office:value-type="string">
            <text:p>Virolog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CIÊNCIAS BIOLÓGICAS I <text:s text:c="28"/></text:p>
          </table:table-cell>
          <table:table-cell office:value-type="string">
            <text:p>Virus Ge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CIÊNCIAS BIOLÓGICAS I <text:s text:c="28"/></text:p>
          </table:table-cell>
          <table:table-cell office:value-type="string">
            <text:p>Vir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CIÊNCIAS BIOLÓGICAS I <text:s text:c="28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82</text:p>
          </table:table-cell>
          <table:table-cell office:value-type="string">
            <text:p>CIÊNCIAS BIOLÓGICAS I <text:s text:c="28"/></text:p>
          </table:table-cell>
          <table:table-cell office:value-type="string">
            <text:p>Visão Glob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989</text:p>
          </table:table-cell>
          <table:table-cell office:value-type="string">
            <text:p>CIÊNCIAS BIOLÓGICAS I <text:s text:c="28"/></text:p>
          </table:table-cell>
          <table:table-cell office:value-type="string">
            <text:p>Vision Research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238</text:p>
          </table:table-cell>
          <table:table-cell office:value-type="string">
            <text:p>CIÊNCIAS BIOLÓGICAS I <text:s text:c="28"/></text:p>
          </table:table-cell>
          <table:table-cell office:value-type="string">
            <text:p>Visual Neuro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51</text:p>
          </table:table-cell>
          <table:table-cell office:value-type="string">
            <text:p>CIÊNCIAS BIOLÓGICAS I <text:s text:c="28"/></text:p>
          </table:table-cell>
          <table:table-cell office:value-type="string">
            <text:p>Vita et Sanitas (FU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7500</text:p>
          </table:table-cell>
          <table:table-cell office:value-type="string">
            <text:p>CIÊNCIAS BIOLÓGICAS I <text:s text:c="28"/></text:p>
          </table:table-cell>
          <table:table-cell office:value-type="string">
            <text:p>Vit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CIÊNCIAS BIOLÓGICAS I <text:s text:c="28"/></text:p>
          </table:table-cell>
          <table:table-cell office:value-type="string">
            <text:p>Vox Sanguinis (Basel. 195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669</text:p>
          </table:table-cell>
          <table:table-cell office:value-type="string">
            <text:p>CIÊNCIAS BIOLÓGICAS I <text:s text:c="28"/></text:p>
          </table:table-cell>
          <table:table-cell office:value-type="string">
            <text:p>Waste Management &amp;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CIÊNCIAS BIOLÓGICAS I <text:s text:c="28"/></text:p>
          </table:table-cell>
          <table:table-cell office:value-type="string">
            <text:p>Waste Management (Elms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CIÊNCIAS BIOLÓGICAS I <text:s text:c="28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38</text:p>
          </table:table-cell>
          <table:table-cell office:value-type="string">
            <text:p>CIÊNCIAS BIOLÓGICAS I <text:s text:c="28"/></text:p>
          </table:table-cell>
          <table:table-cell office:value-type="string">
            <text:p>Water S.A. (Cessou em 2005. Cont. ISSN 1816-7950 Water SA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CIÊNCIAS BIOLÓGICAS I <text:s text:c="28"/></text:p>
          </table:table-cell>
          <table:table-cell office:value-type="string">
            <text:p>Water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CIÊNCIAS BIOLÓGICAS I <text:s text:c="28"/></text:p>
          </table:table-cell>
          <table:table-cell office:value-type="string">
            <text:p>Water, Air and Soil Pol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4695</text:p>
          </table:table-cell>
          <table:table-cell office:value-type="string">
            <text:p>CIÊNCIAS BIOLÓGICAS I <text:s text:c="28"/></text:p>
          </table:table-cell>
          <table:table-cell office:value-type="string">
            <text:p>Waterbirds (De Leon Springs, Fl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7389</text:p>
          </table:table-cell>
          <table:table-cell office:value-type="string">
            <text:p>CIÊNCIAS BIOLÓGICAS I <text:s text:c="28"/></text:p>
          </table:table-cell>
          <table:table-cell office:value-type="string">
            <text:p>WCS Working Pape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212</text:p>
          </table:table-cell>
          <table:table-cell office:value-type="string">
            <text:p>CIÊNCIAS BIOLÓGICAS I <text:s text:c="28"/></text:p>
          </table:table-cell>
          <table:table-cell office:value-type="string">
            <text:p>Wetlands (Wilmington, N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CIÊNCIAS BIOLÓGICAS I <text:s text:c="28"/></text:p>
          </table:table-cell>
          <table:table-cell office:value-type="string">
            <text:p>Wetlands Ecology and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32</text:p>
          </table:table-cell>
          <table:table-cell office:value-type="string">
            <text:p>CIÊNCIAS BIOLÓGICAS I <text:s text:c="28"/></text:p>
          </table:table-cell>
          <table:table-cell office:value-type="string">
            <text:p>Wilderness &amp; Environmental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5-3712</text:p>
          </table:table-cell>
          <table:table-cell office:value-type="string">
            <text:p>CIÊNCIAS BIOLÓGICAS I <text:s text:c="28"/></text:p>
          </table:table-cell>
          <table:table-cell office:value-type="string">
            <text:p>Wildlife Research (East Melbour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7719</text:p>
          </table:table-cell>
          <table:table-cell office:value-type="string">
            <text:p>CIÊNCIAS BIOLÓGICAS I <text:s text:c="28"/></text:p>
          </table:table-cell>
          <table:table-cell office:value-type="string">
            <text:p>Wood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CIÊNCIAS BIOLÓGICAS I <text:s text:c="28"/></text:p>
          </table:table-cell>
          <table:table-cell office:value-type="string">
            <text:p>World Aquacul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CIÊNCIAS BIOLÓGICAS I <text:s text:c="28"/></text:p>
          </table:table-cell>
          <table:table-cell office:value-type="string">
            <text:p>World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CIÊNCIAS BIOLÓGICAS I <text:s text:c="28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4983</text:p>
          </table:table-cell>
          <table:table-cell office:value-type="string">
            <text:p>CIÊNCIAS BIOLÓGICAS I <text:s text:c="28"/></text:p>
          </table:table-cell>
          <table:table-cell office:value-type="string">
            <text:p>World Journal of U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2190</text:p>
          </table:table-cell>
          <table:table-cell office:value-type="string">
            <text:p>CIÊNCIAS BIOLÓGICAS I <text:s text:c="28"/></text:p>
          </table:table-cell>
          <table:table-cell office:value-type="string">
            <text:p>World Patent Inform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450</text:p>
          </table:table-cell>
          <table:table-cell office:value-type="string">
            <text:p>CIÊNCIAS BIOLÓGICAS I <text:s text:c="28"/></text:p>
          </table:table-cell>
          <table:table-cell office:value-type="string">
            <text:p>World Pheasant Association review of ... (Cessou em 2006. Cont. Annual Review of the World Pheasant Associati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CIÊNCIAS BIOLÓGICAS I <text:s text:c="28"/></text:p>
          </table:table-cell>
          <table:table-cell office:value-type="string">
            <text:p>X-Ray Spectr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54</text:p>
          </table:table-cell>
          <table:table-cell office:value-type="string">
            <text:p>CIÊNCIAS BIOLÓGICAS I <text:s text:c="28"/></text:p>
          </table:table-cell>
          <table:table-cell office:value-type="string">
            <text:p>Xenobiotica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CIÊNCIAS BIOLÓGICAS I <text:s text:c="28"/></text:p>
          </table:table-cell>
          <table:table-cell office:value-type="string">
            <text:p>Yeast (Chichester, Eng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8547</text:p>
          </table:table-cell>
          <table:table-cell office:value-type="string">
            <text:p>CIÊNCIAS BIOLÓGICAS I <text:s text:c="28"/></text:p>
          </table:table-cell>
          <table:table-cell office:value-type="string">
            <text:p>Zebrafish (Larchmont, N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240</text:p>
          </table:table-cell>
          <table:table-cell office:value-type="string">
            <text:p>CIÊNCIAS BIOLÓGICAS I <text:s text:c="28"/></text:p>
          </table:table-cell>
          <table:table-cell office:value-type="string">
            <text:p>Zeitschrift für Angewandte Entom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266</text:p>
          </table:table-cell>
          <table:table-cell office:value-type="string">
            <text:p>CIÊNCIAS BIOLÓGICAS I <text:s text:c="28"/></text:p>
          </table:table-cell>
          <table:table-cell office:value-type="string">
            <text:p>Zeitschrift für Kristallographie. New Crystal Structu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76</text:p>
          </table:table-cell>
          <table:table-cell office:value-type="string">
            <text:p>CIÊNCIAS BIOLÓGICAS I <text:s text:c="28"/></text:p>
          </table:table-cell>
          <table:table-cell office:value-type="string">
            <text:p>Zeitschrift für Naturforschung. B, A Journal of Chem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CIÊNCIAS BIOLÓGICAS I <text:s text:c="28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3468</text:p>
          </table:table-cell>
          <table:table-cell office:value-type="string">
            <text:p>CIÊNCIAS BIOLÓGICAS I <text:s text:c="28"/></text:p>
          </table:table-cell>
          <table:table-cell office:value-type="string">
            <text:p>Zeitschrift fur Saugetierkunde (Cessou em 2000. Cont. ISSN 1616-5047 Mammalian Bi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9627</text:p>
          </table:table-cell>
          <table:table-cell office:value-type="string">
            <text:p>CIÊNCIAS BIOLÓGICAS I <text:s text:c="28"/></text:p>
          </table:table-cell>
          <table:table-cell office:value-type="string">
            <text:p>Zitteliana (Cessou em 2002. Cont. ISSN 1612-4138 Zitteliana. Reihe B, Abhandlungen der Bayerischen Staatssammlung fur Palaontologie und Geologi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3188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256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logica Scrip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82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logical Journal of the Linnean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003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logical Science (Cessou em 200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506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logica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231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logischer Anzeig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2006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logy (Je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213X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morphology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378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noses and Public Health (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0-9551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systema (Paris. 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taxa (Auck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CIÊNCIAS BIOLÓGICAS I <text:s text:c="28"/></text:p>
          </table:table-cell>
          <table:table-cell office:value-type="string">
            <text:p>Zootax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1994</text:p>
          </table:table-cell>
          <table:table-cell office:value-type="string">
            <text:p>CIÊNCIAS BIOLÓGICAS I <text:s text:c="28"/></text:p>
          </table:table-cell>
          <table:table-cell office:value-type="string">
            <text:p>Zygote (Cambridge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0:58</dc:date>
    <dc:creator>Marco Silva</dc:creator>
    <meta:document-statistic meta:table-count="1" meta:cell-count="14397" meta:object-count="0"/>
    <meta:generator>OpenOffice.org/3.2$Unix OpenOffice.org_project/320m12$Build-9483</meta:generator>
  </office:meta>
</office:document-meta>
</file>